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weight="bold" officeooo:rsid="000857cc" officeooo:paragraph-rsid="000857cc" style:font-weight-asian="bold" style:font-weight-complex="bold"/>
    </style:style>
    <style:style style:name="P2" style:family="paragraph" style:parent-style-name="Standard">
      <style:text-properties fo:color="#000000" fo:font-weight="bold" officeooo:rsid="000b4dc0" officeooo:paragraph-rsid="000b4dc0" style:font-weight-asian="bold" style:font-weight-complex="bold"/>
    </style:style>
    <style:style style:name="P3" style:family="paragraph" style:parent-style-name="Standard">
      <style:text-properties fo:color="#000000" fo:font-weight="bold" officeooo:rsid="000d2a8d" officeooo:paragraph-rsid="000d2a8d" style:font-weight-asian="bold" style:font-weight-complex="bold"/>
    </style:style>
    <style:style style:name="P4" style:family="paragraph" style:parent-style-name="Standard">
      <style:text-properties fo:color="#000000" fo:font-weight="bold" officeooo:rsid="000e80e3" officeooo:paragraph-rsid="000e80e3" style:font-weight-asian="bold" style:font-weight-complex="bold"/>
    </style:style>
    <style:style style:name="P5" style:family="paragraph" style:parent-style-name="Standard">
      <style:text-properties fo:color="#000000" fo:font-weight="bold" officeooo:rsid="00107e6b" officeooo:paragraph-rsid="00107e6b" style:font-weight-asian="bold" style:font-weight-complex="bold"/>
    </style:style>
    <style:style style:name="P6" style:family="paragraph" style:parent-style-name="Standard">
      <style:text-properties fo:color="#000000" fo:font-weight="normal" officeooo:rsid="000857cc" officeooo:paragraph-rsid="000857cc" style:font-weight-asian="normal" style:font-weight-complex="normal"/>
    </style:style>
    <style:style style:name="P7" style:family="paragraph" style:parent-style-name="Text_20_body">
      <style:text-properties fo:color="#000000"/>
    </style:style>
    <style:style style:name="P8" style:family="paragraph" style:parent-style-name="Text_20_body">
      <style:text-properties fo:color="#000000" fo:font-weight="normal" officeooo:rsid="000857cc" style:font-weight-asian="normal" style:font-weight-complex="normal"/>
    </style:style>
    <style:style style:name="P9" style:family="paragraph" style:parent-style-name="Text_20_body">
      <style:text-properties fo:color="#000000" fo:font-weight="normal" officeooo:rsid="00330324" officeooo:paragraph-rsid="00330324" style:font-weight-asian="normal" style:font-weight-complex="normal"/>
    </style:style>
    <style:style style:name="P10" style:family="paragraph" style:parent-style-name="Text_20_body">
      <style:text-properties fo:color="#000000" fo:font-weight="normal" officeooo:rsid="0061c34a" officeooo:paragraph-rsid="00330324" style:font-weight-asian="normal" style:font-weight-complex="normal"/>
    </style:style>
    <style:style style:name="P11" style:family="paragraph" style:parent-style-name="Text_20_body">
      <style:text-properties fo:color="#000000" fo:font-weight="normal" officeooo:rsid="0061c34a" officeooo:paragraph-rsid="0061c34a"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rsid="0026c9ca" officeooo:paragraph-rsid="0026c9ca" style:font-weight-asian="bold" style:font-weight-complex="bold"/>
    </style:style>
    <style:style style:name="P14" style:family="paragraph" style:parent-style-name="Text_20_body">
      <style:text-properties officeooo:paragraph-rsid="00310e2c"/>
    </style:style>
    <style:style style:name="P15" style:family="paragraph" style:parent-style-name="Text_20_body">
      <style:text-properties officeooo:paragraph-rsid="00330324"/>
    </style:style>
    <style:style style:name="P16" style:family="paragraph" style:parent-style-name="Text_20_body">
      <style:paragraph-properties fo:margin-top="0cm" fo:margin-bottom="0.499cm" loext:contextual-spacing="false"/>
    </style:style>
    <style:style style:name="P17" style:family="paragraph" style:parent-style-name="Text_20_body">
      <style:paragraph-properties fo:margin-top="0cm" fo:margin-bottom="0.499cm" loext:contextual-spacing="false"/>
      <style:text-properties officeooo:paragraph-rsid="000e80e3"/>
    </style:style>
    <style:style style:name="P18" style:family="paragraph" style:parent-style-name="Text_20_body">
      <style:paragraph-properties fo:margin-top="0cm" fo:margin-bottom="0.499cm" loext:contextual-spacing="false"/>
      <style:text-properties officeooo:paragraph-rsid="00107e6b"/>
    </style:style>
    <style:style style:name="P19" style:family="paragraph" style:parent-style-name="Text_20_body">
      <style:paragraph-properties fo:margin-top="0cm" fo:margin-bottom="0.499cm" loext:contextual-spacing="false"/>
      <style:text-properties officeooo:paragraph-rsid="0015a327"/>
    </style:style>
    <style:style style:name="P20" style:family="paragraph" style:parent-style-name="Text_20_body">
      <style:paragraph-properties fo:margin-top="0cm" fo:margin-bottom="0.499cm" loext:contextual-spacing="false"/>
      <style:text-properties officeooo:paragraph-rsid="0017146c"/>
    </style:style>
    <style:style style:name="P21" style:family="paragraph" style:parent-style-name="Text_20_body">
      <style:paragraph-properties fo:margin-top="0cm" fo:margin-bottom="0.499cm" loext:contextual-spacing="false"/>
      <style:text-properties officeooo:paragraph-rsid="0019baf2"/>
    </style:style>
    <style:style style:name="P22" style:family="paragraph" style:parent-style-name="Text_20_body">
      <style:paragraph-properties fo:margin-top="0cm" fo:margin-bottom="0.499cm" loext:contextual-spacing="false"/>
      <style:text-properties officeooo:paragraph-rsid="001a6c36"/>
    </style:style>
    <style:style style:name="P23" style:family="paragraph" style:parent-style-name="Text_20_body">
      <style:paragraph-properties fo:margin-top="0cm" fo:margin-bottom="0.499cm" loext:contextual-spacing="false"/>
      <style:text-properties officeooo:paragraph-rsid="001a7438"/>
    </style:style>
    <style:style style:name="P24" style:family="paragraph" style:parent-style-name="Text_20_body">
      <style:paragraph-properties fo:margin-top="0cm" fo:margin-bottom="0.499cm" loext:contextual-spacing="false"/>
      <style:text-properties officeooo:paragraph-rsid="00273305"/>
    </style:style>
    <style:style style:name="P25" style:family="paragraph" style:parent-style-name="Text_20_body">
      <style:paragraph-properties fo:margin-top="0cm" fo:margin-bottom="0.499cm" loext:contextual-spacing="false"/>
      <style:text-properties fo:color="#000000" fo:font-weight="normal" officeooo:rsid="000857cc" style:font-weight-asian="normal" style:font-weight-complex="normal"/>
    </style:style>
    <style:style style:name="P26" style:family="paragraph" style:parent-style-name="Text_20_body">
      <style:paragraph-properties fo:margin-top="0cm" fo:margin-bottom="0.499cm" loext:contextual-spacing="false"/>
      <style:text-properties fo:color="#000000" fo:font-weight="bold" officeooo:rsid="000857cc" style:font-weight-asian="bold" style:font-weight-complex="bold"/>
    </style:style>
    <style:style style:name="P27" style:family="paragraph" style:parent-style-name="Heading_20_2">
      <style:paragraph-properties fo:margin-top="0cm" fo:margin-bottom="0.499cm" loext:contextual-spacing="false"/>
    </style:style>
    <style:style style:name="P28" style:family="paragraph" style:parent-style-name="Heading_20_2">
      <style:paragraph-properties fo:margin-top="0cm" fo:margin-bottom="0.499cm" loext:contextual-spacing="false"/>
      <style:text-properties officeooo:paragraph-rsid="000e80e3"/>
    </style:style>
    <style:style style:name="P29" style:family="paragraph" style:parent-style-name="Heading_20_2">
      <style:paragraph-properties fo:margin-top="0cm" fo:margin-bottom="0.499cm" loext:contextual-spacing="false"/>
      <style:text-properties officeooo:paragraph-rsid="0019baf2"/>
    </style:style>
    <style:style style:name="P30" style:family="paragraph" style:parent-style-name="Heading_20_2">
      <style:paragraph-properties fo:margin-top="0cm" fo:margin-bottom="0.499cm" loext:contextual-spacing="false"/>
      <style:text-properties officeooo:paragraph-rsid="001a6c36"/>
    </style:style>
    <style:style style:name="P31" style:family="paragraph" style:parent-style-name="Heading_20_2">
      <style:paragraph-properties fo:margin-top="0cm" fo:margin-bottom="0.499cm" loext:contextual-spacing="false"/>
      <style:text-properties officeooo:paragraph-rsid="001a7438"/>
    </style:style>
    <style:style style:name="P32" style:family="paragraph" style:parent-style-name="Heading_20_3">
      <style:paragraph-properties fo:margin-top="0cm" fo:margin-bottom="0.499cm" loext:contextual-spacing="false"/>
    </style:style>
    <style:style style:name="P33" style:family="paragraph" style:parent-style-name="Heading_20_3">
      <style:paragraph-properties fo:margin-top="0cm" fo:margin-bottom="0.499cm" loext:contextual-spacing="false"/>
      <style:text-properties officeooo:paragraph-rsid="000e80e3"/>
    </style:style>
    <style:style style:name="P34" style:family="paragraph" style:parent-style-name="Heading_20_3">
      <style:paragraph-properties fo:margin-top="0cm" fo:margin-bottom="0.499cm" loext:contextual-spacing="false"/>
      <style:text-properties officeooo:paragraph-rsid="00107e6b"/>
    </style:style>
    <style:style style:name="P35" style:family="paragraph" style:parent-style-name="Heading_20_3">
      <style:paragraph-properties fo:margin-top="0cm" fo:margin-bottom="0.499cm" loext:contextual-spacing="false"/>
      <style:text-properties officeooo:paragraph-rsid="0015a327"/>
    </style:style>
    <style:style style:name="P36" style:family="paragraph" style:parent-style-name="Heading_20_3">
      <style:paragraph-properties fo:margin-top="0cm" fo:margin-bottom="0.499cm" loext:contextual-spacing="false"/>
      <style:text-properties officeooo:paragraph-rsid="0019baf2"/>
    </style:style>
    <style:style style:name="P37" style:family="paragraph" style:parent-style-name="Heading_20_3">
      <style:paragraph-properties fo:margin-top="0cm" fo:margin-bottom="0.499cm" loext:contextual-spacing="false"/>
      <style:text-properties officeooo:paragraph-rsid="001a6c36"/>
    </style:style>
    <style:style style:name="P38" style:family="paragraph" style:parent-style-name="Heading_20_3">
      <style:paragraph-properties fo:margin-top="0cm" fo:margin-bottom="0.499cm" loext:contextual-spacing="false"/>
      <style:text-properties fo:color="#000000" fo:font-weight="bold" officeooo:rsid="000857cc" style:font-weight-asian="bold" style:font-weight-complex="bold"/>
    </style:style>
    <style:style style:name="P39" style:family="paragraph" style:parent-style-name="Preformatted_20_Text">
      <style:paragraph-properties fo:margin-top="0cm" fo:margin-bottom="0.499cm" loext:contextual-spacing="false"/>
    </style:style>
    <style:style style:name="P40" style:family="paragraph" style:parent-style-name="Preformatted_20_Text">
      <style:paragraph-properties fo:margin-top="0cm" fo:margin-bottom="0.499cm" loext:contextual-spacing="false"/>
      <style:text-properties officeooo:paragraph-rsid="000e80e3"/>
    </style:style>
    <style:style style:name="P41" style:family="paragraph" style:parent-style-name="Preformatted_20_Text">
      <style:paragraph-properties fo:margin-top="0cm" fo:margin-bottom="0.499cm" loext:contextual-spacing="false"/>
      <style:text-properties officeooo:paragraph-rsid="00107e6b"/>
    </style:style>
    <style:style style:name="P42" style:family="paragraph" style:parent-style-name="Preformatted_20_Text">
      <style:paragraph-properties fo:margin-top="0cm" fo:margin-bottom="0.499cm" loext:contextual-spacing="false"/>
      <style:text-properties officeooo:paragraph-rsid="0015a327"/>
    </style:style>
    <style:style style:name="P43" style:family="paragraph" style:parent-style-name="Preformatted_20_Text">
      <style:paragraph-properties fo:margin-top="0cm" fo:margin-bottom="0.499cm" loext:contextual-spacing="false"/>
      <style:text-properties officeooo:paragraph-rsid="0019baf2"/>
    </style:style>
    <style:style style:name="P44" style:family="paragraph" style:parent-style-name="Preformatted_20_Text">
      <style:paragraph-properties fo:margin-top="0cm" fo:margin-bottom="0.499cm" loext:contextual-spacing="false"/>
      <style:text-properties officeooo:paragraph-rsid="0017146c"/>
    </style:style>
    <style:style style:name="P45" style:family="paragraph" style:parent-style-name="Preformatted_20_Text">
      <style:paragraph-properties fo:margin-top="0cm" fo:margin-bottom="0.499cm" loext:contextual-spacing="false"/>
      <style:text-properties officeooo:paragraph-rsid="001a6c36"/>
    </style:style>
    <style:style style:name="P46" style:family="paragraph" style:parent-style-name="Preformatted_20_Text">
      <style:paragraph-properties fo:margin-top="0cm" fo:margin-bottom="0.499cm" loext:contextual-spacing="false"/>
      <style:text-properties officeooo:paragraph-rsid="001a7438"/>
    </style:style>
    <style:style style:name="P47" style:family="paragraph" style:parent-style-name="Preformatted_20_Text">
      <style:paragraph-properties fo:margin-top="0cm" fo:margin-bottom="0.499cm" loext:contextual-spacing="false"/>
      <style:text-properties officeooo:paragraph-rsid="001c395e"/>
    </style:style>
    <style:style style:name="P48" style:family="paragraph" style:parent-style-name="Preformatted_20_Text">
      <style:paragraph-properties fo:margin-top="0cm" fo:margin-bottom="0.499cm" loext:contextual-spacing="false"/>
      <style:text-properties officeooo:paragraph-rsid="002a17ce"/>
    </style:style>
    <style:style style:name="P49" style:family="paragraph" style:parent-style-name="Preformatted_20_Text">
      <style:paragraph-properties fo:margin-top="0cm" fo:margin-bottom="0.499cm" loext:contextual-spacing="false"/>
      <style:text-properties officeooo:paragraph-rsid="003161b8"/>
    </style:style>
    <style:style style:name="P50" style:family="paragraph" style:parent-style-name="Preformatted_20_Text">
      <style:paragraph-properties fo:margin-top="0cm" fo:margin-bottom="0.499cm" loext:contextual-spacing="false"/>
      <style:text-properties officeooo:paragraph-rsid="003622ab"/>
    </style:style>
    <style:style style:name="P51" style:family="paragraph" style:parent-style-name="Heading_20_1">
      <style:paragraph-properties fo:margin-top="0cm" fo:margin-bottom="0.499cm" loext:contextual-spacing="false"/>
    </style:style>
    <style:style style:name="P52" style:family="paragraph" style:parent-style-name="Heading_20_1">
      <style:paragraph-properties fo:margin-top="0cm" fo:margin-bottom="0.499cm" loext:contextual-spacing="false"/>
      <style:text-properties officeooo:paragraph-rsid="000e80e3"/>
    </style:style>
    <style:style style:name="P53" style:family="paragraph" style:parent-style-name="Heading_20_1">
      <style:paragraph-properties fo:margin-top="0cm" fo:margin-bottom="0.499cm" loext:contextual-spacing="false"/>
      <style:text-properties officeooo:paragraph-rsid="0019baf2"/>
    </style:style>
    <style:style style:name="P54" style:family="paragraph" style:parent-style-name="Heading_20_1">
      <style:paragraph-properties fo:margin-top="0cm" fo:margin-bottom="0.499cm" loext:contextual-spacing="false"/>
      <style:text-properties officeooo:paragraph-rsid="001a6c36"/>
    </style:style>
    <style:style style:name="P55" style:family="paragraph" style:parent-style-name="Heading_20_2">
      <style:text-properties fo:color="#000000" fo:font-weight="bold" officeooo:rsid="000dd11d" officeooo:paragraph-rsid="000dd11d" style:font-weight-asian="bold" style:font-weight-complex="bold"/>
    </style:style>
    <style:style style:name="P56" style:family="paragraph" style:parent-style-name="Heading_20_2">
      <style:text-properties fo:color="#000000" fo:font-weight="bold" officeooo:rsid="00330324" officeooo:paragraph-rsid="00330324" style:font-weight-asian="bold" style:font-weight-complex="bold"/>
    </style:style>
    <style:style style:name="P57" style:family="paragraph" style:parent-style-name="Heading_20_2">
      <style:text-properties fo:color="#000000" fo:font-weight="normal" officeooo:rsid="000b4dc0" officeooo:paragraph-rsid="000b4dc0" style:font-weight-asian="normal" style:font-weight-complex="normal"/>
    </style:style>
    <style:style style:name="P58" style:family="paragraph" style:parent-style-name="Heading_20_2">
      <style:text-properties fo:color="#000000" fo:font-weight="normal" officeooo:rsid="000857cc" style:font-weight-asian="normal" style:font-weight-complex="normal"/>
    </style:style>
    <style:style style:name="P59" style:family="paragraph" style:parent-style-name="Heading_20_2">
      <style:text-properties fo:color="#000000" fo:font-weight="normal" officeooo:rsid="00310e2c" officeooo:paragraph-rsid="00310e2c" style:font-weight-asian="normal" style:font-weight-complex="normal"/>
    </style:style>
    <style:style style:name="P60" style:family="paragraph" style:parent-style-name="Heading_20_2">
      <style:text-properties fo:color="#000000" fo:font-weight="normal" officeooo:rsid="00330324" officeooo:paragraph-rsid="00330324" style:font-weight-asian="normal" style:font-weight-complex="normal"/>
    </style:style>
    <style:style style:name="P61" style:family="paragraph" style:parent-style-name="Heading_20_2">
      <style:text-properties officeooo:paragraph-rsid="00310e2c"/>
    </style:style>
    <style:style style:name="P62" style:family="paragraph" style:parent-style-name="Heading_20_2">
      <style:paragraph-properties fo:margin-left="0cm" fo:margin-right="1cm" fo:text-indent="0cm" style:auto-text-indent="false"/>
      <style:text-properties fo:color="#000000" officeooo:rsid="000d2a8d" officeooo:paragraph-rsid="000e80e3"/>
    </style:style>
    <style:style style:name="P63" style:family="paragraph" style:parent-style-name="Heading_20_2">
      <style:paragraph-properties fo:margin-left="0cm" fo:margin-right="1cm" fo:text-indent="0cm" style:auto-text-indent="false"/>
      <style:text-properties fo:color="#000000" fo:font-weight="normal" officeooo:rsid="000dd11d" officeooo:paragraph-rsid="000e80e3" style:font-weight-asian="normal" style:font-weight-complex="normal"/>
    </style:style>
    <style:style style:name="P64" style:family="paragraph" style:parent-style-name="Quotations">
      <style:paragraph-properties fo:margin-left="0cm" fo:margin-right="1cm" fo:text-indent="0cm" style:auto-text-indent="false"/>
    </style:style>
    <style:style style:name="P65" style:family="paragraph" style:parent-style-name="Quotations">
      <style:paragraph-properties fo:margin-left="0cm" fo:margin-right="1cm" fo:text-indent="0cm" style:auto-text-indent="false"/>
      <style:text-properties fo:color="#000000" officeooo:rsid="000dd11d" officeooo:paragraph-rsid="000dd11d"/>
    </style:style>
    <style:style style:name="P66" style:family="paragraph" style:parent-style-name="Quotations">
      <style:paragraph-properties fo:margin-left="0cm" fo:margin-right="1cm" fo:text-indent="0cm" style:auto-text-indent="false"/>
      <style:text-properties fo:color="#000000" fo:font-weight="normal" officeooo:rsid="000b4dc0" officeooo:paragraph-rsid="000dd11d" style:font-weight-asian="normal" style:font-weight-complex="normal"/>
    </style:style>
    <style:style style:name="P67" style:family="paragraph" style:parent-style-name="Quotations">
      <style:paragraph-properties fo:margin-left="0cm" fo:margin-right="1cm" fo:text-indent="0cm" style:auto-text-indent="false"/>
      <style:text-properties fo:color="#000000" fo:font-weight="normal" officeooo:rsid="00330324" officeooo:paragraph-rsid="00330324" style:font-weight-asian="normal" style:font-weight-complex="normal"/>
    </style:style>
    <style:style style:name="P68" style:family="paragraph" style:parent-style-name="Quotations">
      <style:paragraph-properties fo:margin-left="0cm" fo:margin-right="1cm" fo:text-indent="0cm" style:auto-text-indent="false"/>
      <style:text-properties officeooo:paragraph-rsid="0023b902"/>
    </style:style>
    <style:style style:name="P69" style:family="paragraph" style:parent-style-name="Quotations">
      <style:paragraph-properties fo:margin-left="0cm" fo:margin-right="1cm" fo:text-indent="0cm" style:auto-text-indent="false"/>
      <style:text-properties fo:font-weight="bold" style:font-weight-asian="bold" style:font-weight-complex="bold"/>
    </style:style>
    <style:style style:name="P70" style:family="paragraph" style:parent-style-name="Quotations">
      <style:paragraph-properties fo:margin-left="0cm" fo:margin-right="1cm" fo:text-indent="0cm" style:auto-text-indent="false"/>
      <style:text-properties officeooo:paragraph-rsid="00330324"/>
    </style:style>
    <style:style style:name="P71" style:family="paragraph" style:parent-style-name="Quotations">
      <style:paragraph-properties fo:margin-left="0cm" fo:margin-right="1cm" fo:margin-top="0cm" fo:margin-bottom="0.499cm" loext:contextual-spacing="false" fo:text-indent="0cm" style:auto-text-indent="false"/>
    </style:style>
    <style:style style:name="P72" style:family="paragraph" style:parent-style-name="Quotations">
      <style:paragraph-properties fo:margin-left="0cm" fo:margin-right="1cm" fo:margin-top="0cm" fo:margin-bottom="0.499cm" loext:contextual-spacing="false" fo:text-indent="0cm" style:auto-text-indent="false"/>
      <style:text-properties officeooo:paragraph-rsid="000e80e3"/>
    </style:style>
    <style:style style:name="P73" style:family="paragraph" style:parent-style-name="Heading_20_3">
      <style:text-properties fo:color="#000000"/>
    </style:style>
    <style:style style:name="P74" style:family="paragraph" style:parent-style-name="Preformatted_20_Text">
      <style:text-properties officeooo:paragraph-rsid="000e80e3"/>
    </style:style>
    <style:style style:name="P75" style:family="paragraph" style:parent-style-name="Preformatted_20_Text">
      <style:text-properties officeooo:paragraph-rsid="0018ad92"/>
    </style:style>
    <style:style style:name="P76" style:family="paragraph" style:parent-style-name="Preformatted_20_Text">
      <style:text-properties officeooo:paragraph-rsid="00273305"/>
    </style:style>
    <style:style style:name="P77" style:family="paragraph" style:parent-style-name="Preformatted_20_Text">
      <style:text-properties fo:color="#000000" fo:font-weight="normal" officeooo:rsid="000857cc" style:font-weight-asian="normal" style:font-weight-complex="normal"/>
    </style:style>
    <style:style style:name="P78" style:family="paragraph" style:parent-style-name="Preformatted_20_Text">
      <style:paragraph-properties fo:margin-left="0cm" fo:margin-right="0cm" fo:margin-top="0cm" fo:margin-bottom="0.499cm" loext:contextual-spacing="false" fo:text-indent="0cm" style:auto-text-indent="false"/>
      <style:text-properties officeooo:paragraph-rsid="0019baf2"/>
    </style:style>
    <style:style style:name="P79" style:family="paragraph" style:parent-style-name="Preformatted_20_Text">
      <style:paragraph-properties fo:margin-left="0cm" fo:margin-right="0cm" fo:text-indent="0cm" style:auto-text-indent="false"/>
      <style:text-properties officeooo:paragraph-rsid="0019baf2"/>
    </style:style>
    <style:style style:name="P80" style:family="paragraph" style:parent-style-name="Heading_20_1">
      <style:text-properties fo:color="#000000" fo:font-weight="normal" officeooo:rsid="000857cc" officeooo:paragraph-rsid="003161b8" style:font-weight-asian="normal" style:font-weight-complex="normal"/>
    </style:style>
    <style:style style:name="P81" style:family="paragraph" style:parent-style-name="Heading_20_1">
      <style:text-properties fo:color="#000000" fo:font-weight="normal" officeooo:rsid="00330324" officeooo:paragraph-rsid="00330324" style:font-weight-asian="normal" style:font-weight-complex="normal"/>
    </style:style>
    <style:style style:name="P82" style:family="paragraph" style:parent-style-name="Quotations">
      <style:paragraph-properties fo:margin-left="0cm" fo:margin-right="1cm" fo:text-indent="0cm" style:auto-text-indent="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b4dc0" style:font-weight-asian="normal" style:font-weight-complex="normal"/>
    </style:style>
    <style:style style:name="T3" style:family="text">
      <style:text-properties fo:font-weight="normal" officeooo:rsid="000dd11d" style:font-weight-asian="normal" style:font-weight-complex="normal"/>
    </style:style>
    <style:style style:name="T4" style:family="text">
      <style:text-properties fo:font-weight="normal" officeooo:rsid="0018069c" style:font-weight-asian="normal" style:font-weight-complex="normal"/>
    </style:style>
    <style:style style:name="T5" style:family="text">
      <style:text-properties fo:font-weight="normal" officeooo:rsid="0019baf2" style:font-weight-asian="normal" style:font-weight-complex="normal"/>
    </style:style>
    <style:style style:name="T6" style:family="text">
      <style:text-properties fo:font-weight="normal" officeooo:rsid="001c395e" style:font-weight-asian="normal" style:font-weight-complex="normal"/>
    </style:style>
    <style:style style:name="T7" style:family="text">
      <style:text-properties fo:font-size="15pt" style:font-size-asian="15pt" style:font-size-complex="15pt"/>
    </style:style>
    <style:style style:name="T8" style:family="text">
      <style:text-properties fo:font-size="15pt" officeooo:rsid="000e80e3" style:font-size-asian="15pt" style:font-size-complex="15pt"/>
    </style:style>
    <style:style style:name="T9" style:family="text">
      <style:text-properties fo:color="#000000"/>
    </style:style>
    <style:style style:name="T10" style:family="text">
      <style:text-properties fo:color="#000000" style:text-underline-style="none" fo:font-weight="normal" style:font-weight-asian="normal" style:font-weight-complex="normal"/>
    </style:style>
    <style:style style:name="T11" style:family="text">
      <style:text-properties fo:color="#000000" officeooo:rsid="000b4dc0"/>
    </style:style>
    <style:style style:name="T12" style:family="text">
      <style:text-properties fo:color="#000000" officeooo:rsid="000d2a8d"/>
    </style:style>
    <style:style style:name="T13" style:family="text">
      <style:text-properties fo:color="#000000" fo:font-weight="normal" officeooo:rsid="00310e2c" style:font-weight-asian="normal" style:font-weight-complex="normal"/>
    </style:style>
    <style:style style:name="T14" style:family="text">
      <style:text-properties fo:color="#000000" fo:font-weight="normal" officeooo:rsid="00330324" style:font-weight-asian="normal" style:font-weight-complex="normal"/>
    </style:style>
    <style:style style:name="T15" style:family="text">
      <style:text-properties officeooo:rsid="000dd11d"/>
    </style:style>
    <style:style style:name="T16" style:family="text">
      <style:text-properties officeooo:rsid="000e80e3"/>
    </style:style>
    <style:style style:name="T17" style:family="text">
      <style:text-properties fo:font-size="11pt" style:font-size-asian="11pt" style:font-size-complex="11pt"/>
    </style:style>
    <style:style style:name="T18" style:family="text">
      <style:text-properties fo:font-size="11pt" officeooo:rsid="000e80e3" style:font-size-asian="11pt" style:font-size-complex="11pt"/>
    </style:style>
    <style:style style:name="T19" style:family="text">
      <style:text-properties fo:font-size="11pt" officeooo:rsid="0015a327" style:font-size-asian="11pt" style:font-size-complex="11pt"/>
    </style:style>
    <style:style style:name="T20" style:family="text">
      <style:text-properties fo:font-size="11pt" style:text-underline-style="none" officeooo:rsid="000e80e3" style:font-size-asian="11pt" style:font-size-complex="11pt"/>
    </style:style>
    <style:style style:name="T21" style:family="text">
      <style:text-properties fo:font-size="11pt" style:text-underline-style="none" officeooo:rsid="00107e6b" style:font-size-asian="11pt" style:font-size-complex="11pt"/>
    </style:style>
    <style:style style:name="T22" style:family="text">
      <style:text-properties fo:font-size="11pt" style:text-underline-style="none" fo:font-weight="bold" officeooo:rsid="00107e6b" style:font-size-asian="11pt" style:font-weight-asian="bold" style:font-size-complex="11pt" style:font-weight-complex="bold"/>
    </style:style>
    <style:style style:name="T23" style:family="text">
      <style:text-properties officeooo:rsid="0015a327"/>
    </style:style>
    <style:style style:name="T24" style:family="text">
      <style:text-properties fo:font-weight="bold" style:font-weight-asian="bold" style:font-weight-complex="bold"/>
    </style:style>
    <style:style style:name="T25" style:family="text">
      <style:text-properties fo:font-weight="bold" officeooo:rsid="0019baf2" style:font-weight-asian="bold" style:font-weight-complex="bold"/>
    </style:style>
    <style:style style:name="T26" style:family="text">
      <style:text-properties fo:font-weight="bold" officeooo:rsid="001a6c36" style:font-weight-asian="bold" style:font-weight-complex="bold"/>
    </style:style>
    <style:style style:name="T27" style:family="text">
      <style:text-properties fo:font-weight="bold" officeooo:rsid="001a7438" style:font-weight-asian="bold" style:font-weight-complex="bold"/>
    </style:style>
    <style:style style:name="T28" style:family="text">
      <style:text-properties fo:font-weight="bold" officeooo:rsid="001c395e" style:font-weight-asian="bold" style:font-weight-complex="bold"/>
    </style:style>
    <style:style style:name="T29" style:family="text">
      <style:text-properties fo:font-weight="bold" officeooo:rsid="0023b902" style:font-weight-asian="bold" style:font-weight-complex="bold"/>
    </style:style>
    <style:style style:name="T30" style:family="text">
      <style:text-properties fo:font-weight="bold" officeooo:rsid="0024e858" style:font-weight-asian="bold" style:font-weight-complex="bold"/>
    </style:style>
    <style:style style:name="T31" style:family="text">
      <style:text-properties fo:font-weight="bold" officeooo:rsid="00273305" style:font-weight-asian="bold" style:font-weight-complex="bold"/>
    </style:style>
    <style:style style:name="T32" style:family="text">
      <style:text-properties fo:font-weight="bold" officeooo:rsid="002a17ce" style:font-weight-asian="bold" style:font-weight-complex="bold"/>
    </style:style>
    <style:style style:name="T33" style:family="text">
      <style:text-properties fo:font-weight="bold" officeooo:rsid="00310e2c" style:font-weight-asian="bold" style:font-weight-complex="bold"/>
    </style:style>
    <style:style style:name="T34" style:family="text">
      <style:text-properties officeooo:rsid="0017146c"/>
    </style:style>
    <style:style style:name="T35" style:family="text">
      <style:text-properties officeooo:rsid="0018ad92"/>
    </style:style>
    <style:style style:name="T36" style:family="text">
      <style:text-properties officeooo:rsid="0019baf2"/>
    </style:style>
    <style:style style:name="T37" style:family="text">
      <style:text-properties officeooo:rsid="001a6c36"/>
    </style:style>
    <style:style style:name="T38" style:family="text">
      <style:text-properties officeooo:rsid="001c395e"/>
    </style:style>
    <style:style style:name="T39" style:family="text">
      <style:text-properties officeooo:rsid="0023b902"/>
    </style:style>
    <style:style style:name="T40" style:family="text">
      <style:text-properties officeooo:rsid="00273305"/>
    </style:style>
    <style:style style:name="T41" style:family="text">
      <style:text-properties officeooo:rsid="002a17ce"/>
    </style:style>
    <style:style style:name="T42" style:family="text">
      <style:text-properties officeooo:rsid="002bd73c"/>
    </style:style>
    <style:style style:name="T43" style:family="text">
      <style:text-properties officeooo:rsid="0046d526"/>
    </style:style>
    <style:style style:name="T44" style:family="text">
      <style:text-properties officeooo:rsid="0054b57d"/>
    </style:style>
    <style:style style:name="T45" style:family="text">
      <style:text-properties officeooo:rsid="005a4870"/>
    </style:style>
    <style:style style:name="T46" style:family="text">
      <style:text-properties officeooo:rsid="00644634"/>
    </style:style>
    <style:style style:name="T47" style:family="text">
      <style:text-properties officeooo:rsid="0083e43c"/>
    </style:style>
    <style:style style:name="T48" style:family="text">
      <style:text-properties officeooo:rsid="0085d29b"/>
    </style:style>
    <style:style style:name="T49" style:family="text">
      <style:text-properties officeooo:rsid="008935e9"/>
    </style:style>
    <style:style style:name="T50" style:family="text">
      <style:text-properties officeooo:rsid="00897f0a"/>
    </style:style>
    <style:style style:name="T51" style:family="text">
      <style:text-properties officeooo:rsid="009452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2"/><text:span text:style-name="T7">Kubernetes the Hard Way</text:span></text:p>
      <text:p text:style-name="P1"><text:tab/><text:tab/><text:span text:style-name="T1">To start this one should have basic knoweldge about kubernetes and its services like (kube-apiserver, kube-controll manager, kube-scheduler, kubelet, kube-proxy).</text:span></text:p>
      <text:p text:style-name="P6"/>
      <text:p text:style-name="P3"><text:span text:style-name="T1">Do the below process in VM </text:span><text:span text:style-name="T4">instances</text:span><text:span text:style-name="T1"> </text:span><text:span text:style-name="T4">in gcpthis machine is named as </text:span><text:span text:style-name="T1"><text:s/></text:span>Entry<text:span text:style-name="T1"> </text:span>Node or Entry Machine.</text:p>
      <text:p text:style-name="P3"/>
      <text:p text:style-name="P3"/>
      <text:p text:style-name="P5">Do all the steps in entry node and I will specify when to run on other nodes</text:p>
      <text:p text:style-name="P4">Linux</text:p>
      <text:p text:style-name="P2">Install on gcloud <text:span text:style-name="T1">:-</text:span></text:p>
      <text:h text:style-name="P55" text:outline-level="2">Prerequisites</text:h>
      <text:h text:style-name="P57" text:outline-level="2">Google Cloud Platform SDK</text:h>
      <text:h text:style-name="P73" text:outline-level="3"><text:bookmark text:name="user-content-install-the-google-cloud-sdk"/>Install the Google Cloud SDK</text:h>
      <text:p text:style-name="Text_20_body"><text:span text:style-name="T9">Follow the Google Cloud SDK </text:span><text:a xlink:type="simple" xlink:href="https://cloud.google.com/sdk/" text:style-name="Internet_20_link" text:visited-style-name="Visited_20_Internet_20_Link"><text:span text:style-name="T10">documentation</text:span></text:a><text:span text:style-name="T9"> to install and configure the </text:span><text:span text:style-name="Source_20_Text"><text:span text:style-name="T9">gcloud</text:span></text:span><text:span text:style-name="T9"> command line utility.</text:span></text:p>
      <text:p text:style-name="P7">Verify the Google Cloud SDK version is 218.0.0 or higher:</text:p>
      <text:p text:style-name="P39"><text:span text:style-name="Source_20_Text"><text:span text:style-name="T11">```</text:span></text:span><text:span text:style-name="Source_20_Text"><text:span text:style-name="T9">gcloud version</text:span></text:span><text:span text:style-name="Source_20_Text"><text:span text:style-name="T11">```</text:span></text:span></text:p>
      <text:h text:style-name="P73" text:outline-level="3"><text:bookmark text:name="user-content-set-a-default-compute-region-and-zone"/>Set a Default Compute Region and Zone</text:h>
      <text:p text:style-name="P7">This tutorial assumes a default compute region and zone have been configured.</text:p>
      <text:p text:style-name="Text_20_body"><text:span text:style-name="T9">If you are using the </text:span><text:span text:style-name="Source_20_Text"><text:span text:style-name="T9">gcloud</text:span></text:span><text:span text:style-name="T9"> command-line tool for the first time </text:span><text:span text:style-name="Source_20_Text"><text:span text:style-name="T9">init</text:span></text:span><text:span text:style-name="T9"> is the easiest way to do this:</text:span></text:p>
      <text:p text:style-name="P39"><text:span text:style-name="Source_20_Text"><text:span text:style-name="T11">```</text:span></text:span><text:span text:style-name="Source_20_Text"><text:span text:style-name="T9">gcloud init</text:span></text:span><text:span text:style-name="Source_20_Text"><text:span text:style-name="T11">```</text:span></text:span></text:p>
      <text:p text:style-name="P7">Otherwise set a default compute region:</text:p>
      <text:p text:style-name="P39"><text:span text:style-name="Source_20_Text"><text:span text:style-name="T11">```</text:span></text:span><text:span text:style-name="Source_20_Text"><text:span text:style-name="T9">gcloud config set compute/region us-west1</text:span></text:span><text:span text:style-name="Source_20_Text"><text:span text:style-name="T11">```</text:span></text:span></text:p>
      <text:p text:style-name="P7">Set a default compute zone:</text:p>
      <text:p text:style-name="P39"><text:span text:style-name="Source_20_Text"><text:span text:style-name="T11">```</text:span></text:span><text:span text:style-name="Source_20_Text"><text:span text:style-name="T9">gcloud config set compute/zone us-west1-c</text:span></text:span><text:span text:style-name="Source_20_Text"><text:span text:style-name="T11">```</text:span></text:span></text:p>
      <text:p text:style-name="P64"><text:span text:style-name="T9">Use the </text:span><text:span text:style-name="Source_20_Text"><text:span text:style-name="T9">gcloud compute zones list</text:span></text:span><text:span text:style-name="T9"> command to view additional regions and zones </text:span><text:span text:style-name="T12">in a machine</text:span><text:span text:style-name="T9">.</text:span></text:p>
      <text:h text:style-name="P63" text:outline-level="2"/>
      <text:p text:style-name="P66"/>
      <text:p text:style-name="P66"/>
      <text:h text:style-name="P62" text:outline-level="2"><text:soft-page-break/><text:span text:style-name="T2">Install CFSSL</text:span><text:span text:style-name="T3">(Cloud Flare’s PKI/TLS tool kit)</text:span></text:h>
      <text:p text:style-name="P65"><text:span text:style-name="T2">I</text:span><text:span text:style-name="T1">nstall cfssl and cfssljson</text:span></text:p>
      <text:p text:style-name="Preformatted_20_Text"><text:span text:style-name="Source_20_Text"><text:span text:style-name="T15">```</text:span></text:span><text:span text:style-name="Source_20_Text">wget -q --show-progress --https-only --timestamping \</text:span></text:p>
      <text:p text:style-name="Preformatted_20_Text"><text:span text:style-name="Source_20_Text"><text:s text:c="2"/>https://pkg.cfssl.org/R1.2/cfssl_linux-amd64 \</text:span></text:p>
      <text:p text:style-name="P39"><text:span text:style-name="Source_20_Text"><text:s text:c="2"/>https://pkg.cfssl.org/R1.2/cfssljson_linux-amd64</text:span><text:span text:style-name="Source_20_Text"><text:span text:style-name="T15">```</text:span></text:span></text:p>
      <text:p text:style-name="P39"><text:span text:style-name="Source_20_Text"><text:span text:style-name="T15">```</text:span></text:span><text:span text:style-name="Source_20_Text">chmod +x cfssl_linux-amd64 cfssljson_linux-amd64</text:span><text:span text:style-name="Source_20_Text"><text:span text:style-name="T15">```</text:span></text:span></text:p>
      <text:p text:style-name="P39"><text:span text:style-name="Source_20_Text"><text:span text:style-name="T15">```</text:span></text:span><text:span text:style-name="Source_20_Text">sudo mv cfssl_linux-amd64 /usr/local/bin/cfssl</text:span><text:span text:style-name="Source_20_Text"><text:span text:style-name="T15">```</text:span></text:span></text:p>
      <text:p text:style-name="P39"><text:span text:style-name="Source_20_Text"><text:span text:style-name="T15">```</text:span></text:span><text:span text:style-name="Source_20_Text">sudo mv cfssljson_linux-amd64 /usr/local/bin/cfssljson</text:span><text:span text:style-name="Source_20_Text"><text:span text:style-name="T15">```</text:span></text:span></text:p>
      <text:h text:style-name="P32" text:outline-level="3"><text:bookmark text:name="user-content-verification1"/><text:span text:style-name="Source_20_Text">Verification</text:span></text:h>
      <text:p text:style-name="P39"><text:span text:style-name="Source_20_Text">Verify cfssl version 1.2.0 or higher is installed:</text:span></text:p>
      <text:p text:style-name="P40"><text:span text:style-name="Source_20_Text"><text:span text:style-name="T16">```</text:span></text:span><text:span text:style-name="Source_20_Text">cfssl version </text:span><text:span text:style-name="Source_20_Text"><text:span text:style-name="T16">```</text:span></text:span></text:p>
      <text:p text:style-name="P72"><text:span text:style-name="Source_20_Text">output</text:span></text:p>
      <text:p text:style-name="P74"><text:span text:style-name="Source_20_Text">Version: 1.2.0</text:span></text:p>
      <text:p text:style-name="Preformatted_20_Text"><text:span text:style-name="Source_20_Text">Revision: dev</text:span></text:p>
      <text:p text:style-name="P39"><text:span text:style-name="Source_20_Text">Runtime: go1.6</text:span></text:p>
      <text:p text:style-name="P40"><text:span text:style-name="Source_20_Text">The cfssljson command line utility does not provide a way to print its version.</text:span></text:p>
      <text:h text:style-name="P28" text:outline-level="2"><text:span text:style-name="Source_20_Text"><text:span text:style-name="T7">Install kubectl</text:span></text:span></text:h>
      <text:p text:style-name="P17"><text:span text:style-name="Source_20_Text"><text:span text:style-name="T17">The kubectl command line utility is used to interact with the Kubernetes API Server. Download and install kubectl from the official release binaries:</text:span></text:span></text:p>
      <text:p text:style-name="P17"><text:span text:style-name="Source_20_Text"><text:span text:style-name="T18">```wget </text:span></text:span><text:a xlink:type="simple" xlink:href="https://storage.googleapis.com/kubernetes-release/release/v1.12.0/bin/linux/amd64/kubectl" text:style-name="Internet_20_link" text:visited-style-name="Visited_20_Internet_20_Link"><text:span text:style-name="Source_20_Text"><text:span text:style-name="T18">https://storage.googleapis.com/kubernetes-release/release/v1.12.0/bin/linux/amd64/kubectl</text:span></text:span></text:a><text:span text:style-name="Source_20_Text"><text:span text:style-name="T18">```</text:span></text:span></text:p>
      <text:p text:style-name="P17"><text:span text:style-name="Source_20_Text"><text:span text:style-name="T18">```chmod +x kubectl```</text:span></text:span></text:p>
      <text:p text:style-name="P17"><text:span text:style-name="Source_20_Text"><text:span text:style-name="T18">```sudo mv kubectl /usr/local/bin/```</text:span></text:span></text:p>
      <text:h text:style-name="P33" text:outline-level="3"><text:span text:style-name="Source_20_Text"><text:span text:style-name="T18">Verification</text:span></text:span></text:h>
      <text:p text:style-name="P17"><text:span text:style-name="Source_20_Text"><text:span text:style-name="T18">Verify kubectl version 1.12.0 or higher is installed:</text:span></text:span></text:p>
      <text:p text:style-name="P39"><text:span text:style-name="Source_20_Text"><text:span text:style-name="T16">```</text:span></text:span><text:span text:style-name="Source_20_Text">kubectl version --client</text:span><text:span text:style-name="Source_20_Text"><text:span text:style-name="T16">```</text:span></text:span></text:p>
      <text:p text:style-name="P64">output</text:p>
      <text:p text:style-name="P40"><text:span text:style-name="Source_20_Text"><text:span text:style-name="T18">```Client Version: version.Info{Major:"1", Minor:"12", GitVersion:"v1.12.0", GitCommit:"0ed33881dc4355495f623c6f22e7dd0b7632b7c0", GitTreeState:"clean", BuildDate:"2018-09-27T17:05:32Z", GoVersion:"go1.10.4", Compiler:"gc", Platform:"linux/amd64"}```</text:span></text:span></text:p>
      <text:h text:style-name="P52" text:outline-level="1"><text:soft-page-break/><text:span text:style-name="Source_20_Text"><text:span text:style-name="T8">Provisioning Compute Resources</text:span></text:span></text:h>
      <text:p text:style-name="P40"><text:span text:style-name="Source_20_Text"><text:span text:style-name="T20">Kubernetes requires a set of machines to host the Kubernetes control plane and the worker nodes where containers are ultimately run. In this lab you will provision the compute resources required for running a secure and highly available Kubernetes cluster across a single compute zone.</text:span></text:span></text:p>
      <text:p text:style-name="P41"><text:span text:style-name="Source_20_Text"><text:span text:style-name="T21">Networking:</text:span></text:span></text:p>
      <text:p text:style-name="P41"><text:span text:style-name="Source_20_Text"><text:span text:style-name="T21">Setting up network policies</text:span></text:span></text:p>
      <text:h text:style-name="P34" text:outline-level="3"><text:span text:style-name="Source_20_Text"><text:span text:style-name="T21">Virtual Private Cloud Network</text:span></text:span></text:h>
      <text:p text:style-name="P18"><text:span text:style-name="Source_20_Text"><text:span text:style-name="T21">Create the kubernetes-the-hard-way custom VPC network:</text:span></text:span></text:p>
      <text:p text:style-name="P39"><text:span text:style-name="Source_20_Text">gcloud compute networks create kubernetes-the-hard-way --subnet-mode custom</text:span></text:p>
      <text:p text:style-name="Text_20_body">A <text:a xlink:type="simple" xlink:href="https://cloud.google.com/compute/docs/vpc/#vpc_networks_and_subnets" text:style-name="Internet_20_link" text:visited-style-name="Visited_20_Internet_20_Link">subnet</text:a> must be provisioned with an IP address range large enough to assign a private IP address to each node in the Kubernetes cluster.</text:p>
      <text:p text:style-name="Text_20_body">Create the <text:span text:style-name="Source_20_Text">kubernetes</text:span> subnet in the <text:span text:style-name="Source_20_Text">kubernetes-the-hard-way</text:span> VPC network:</text:p>
      <text:p text:style-name="Preformatted_20_Text"><text:span text:style-name="Source_20_Text">gcloud compute networks subnets create kubernetes \</text:span></text:p>
      <text:p text:style-name="Preformatted_20_Text"><text:span text:style-name="Source_20_Text"><text:s text:c="2"/>--network kubernetes-the-hard-way \</text:span></text:p>
      <text:p text:style-name="P39"><text:span text:style-name="Source_20_Text"><text:s text:c="2"/>--range 10.240.0.0/24</text:span></text:p>
      <text:p text:style-name="P41"><text:span text:style-name="Source_20_Text"><text:span text:style-name="T21">The 10.240.0.0/24 IP address range can host up to 254 compute instances.</text:span></text:span></text:p>
      <text:h text:style-name="P34" text:outline-level="3"><text:span text:style-name="Source_20_Text"><text:span text:style-name="T21">Firewall Rules</text:span></text:span></text:h>
      <text:p text:style-name="Text_20_body">Create a firewall rule that allows internal communication across all protocols:</text:p>
      <text:p text:style-name="Preformatted_20_Text"><text:span text:style-name="Source_20_Text">gcloud compute firewall-rules create kubernetes-the-hard-way-allow-internal \</text:span></text:p>
      <text:p text:style-name="Preformatted_20_Text"><text:span text:style-name="Source_20_Text"><text:s text:c="2"/>--allow tcp,udp,icmp \</text:span></text:p>
      <text:p text:style-name="Preformatted_20_Text"><text:span text:style-name="Source_20_Text"><text:s text:c="2"/>--network kubernetes-the-hard-way \</text:span></text:p>
      <text:p text:style-name="P39"><text:span text:style-name="Source_20_Text"><text:s text:c="2"/>--source-ranges 10.240.0.0/24,10.200.0.0/16</text:span></text:p>
      <text:p text:style-name="Text_20_body">Create a firewall rule that allows external SSH, ICMP, and HTTPS:</text:p>
      <text:p text:style-name="Preformatted_20_Text"><text:span text:style-name="Source_20_Text">gcloud compute firewall-rules create kubernetes-the-hard-way-allow-external \</text:span></text:p>
      <text:p text:style-name="Preformatted_20_Text"><text:span text:style-name="Source_20_Text"><text:s text:c="2"/>--allow tcp:22,tcp:6443,icmp \</text:span></text:p>
      <text:p text:style-name="Preformatted_20_Text"><text:span text:style-name="Source_20_Text"><text:s text:c="2"/>--network kubernetes-the-hard-way \</text:span></text:p>
      <text:p text:style-name="P39"><text:span text:style-name="Source_20_Text"><text:s text:c="2"/>--source-ranges 0.0.0.0/0</text:span></text:p>
      <text:p text:style-name="P64">An <text:a xlink:type="simple" xlink:href="https://cloud.google.com/compute/docs/load-balancing/network/" text:style-name="Internet_20_link" text:visited-style-name="Visited_20_Internet_20_Link">external load balancer</text:a> will be used to expose the Kubernetes API Servers to remote clients.</text:p>
      <text:p text:style-name="P18"><text:span text:style-name="Source_20_Text"><text:span text:style-name="T22">Verification of firewall rules</text:span></text:span></text:p>
      <text:p text:style-name="P18"><text:span text:style-name="Source_20_Text"><text:span text:style-name="T21">List the firewall rules in the kubernetes-the-hard-way VPC network:</text:span></text:span></text:p>
      <text:p text:style-name="P39"><text:span text:style-name="Source_20_Text"><text:span text:style-name="T23">```</text:span></text:span><text:span text:style-name="Source_20_Text">gcloud compute firewall-rules list --filter="network:kubernetes-the-hard-way"</text:span><text:span text:style-name="Source_20_Text"><text:span text:style-name="T23">```</text:span></text:span></text:p>
      <text:p text:style-name="Quotations"/>
      <text:p text:style-name="P69"><text:soft-page-break/>output</text:p>
      <text:p text:style-name="Preformatted_20_Text"><text:span text:style-name="Source_20_Text">NAME <text:s text:c="35"/>NETWORK <text:s text:c="17"/>DIRECTION <text:s/>PRIORITY <text:s/>ALLOW <text:s text:c="16"/>DENY</text:span></text:p>
      <text:p text:style-name="Preformatted_20_Text"><text:span text:style-name="Source_20_Text">kubernetes-the-hard-way-allow-external <text:s/>kubernetes-the-hard-way <text:s/>INGRESS <text:s text:c="3"/>1000 <text:s text:c="5"/>tcp:22,tcp:6443,icmp</text:span></text:p>
      <text:p text:style-name="P39"><text:span text:style-name="Source_20_Text">kubernetes-the-hard-way-allow-internal <text:s/>kubernetes-the-hard-way <text:s/>INGRESS <text:s text:c="3"/>1000 <text:s text:c="5"/>tcp,udp,icmp</text:span></text:p>
      <text:p text:style-name="P41"><text:span text:style-name="Source_20_Text"><text:span text:style-name="T21"/></text:span></text:p>
      <text:h text:style-name="P33" text:outline-level="3"><text:bookmark text:name="user-content-kubernetes-public-ip-address"/><text:span text:style-name="Source_20_Text"><text:span text:style-name="T20">Kubernetes Public IP Address</text:span></text:span></text:h>
      <text:p text:style-name="P17"><text:span text:style-name="Source_20_Text"><text:span text:style-name="T20">Allocate a static IP address that will be attached to the external load balancer fronting the Kubernetes API Servers:</text:span></text:span></text:p>
      <text:p text:style-name="P19"><text:span text:style-name="Source_20_Text"><text:span text:style-name="T19">```gcloud compute addresses create kubernetes-the-hard-way </text:span></text:span><text:span text:style-name="Source_20_Text">--region $(gcloud config get-value compute/region)</text:span><text:span text:style-name="Source_20_Text"><text:span text:style-name="T23">```</text:span></text:span></text:p>
      <text:p text:style-name="P19"><text:span text:style-name="Source_20_Text">Verify the kubernetes-the-hard-way static IP address was created in your default compute region:</text:span></text:p>
      <text:p text:style-name="P19"><text:span text:style-name="Source_20_Text"><text:span text:style-name="T23">```</text:span></text:span><text:span text:style-name="Source_20_Text">gcloud compute addresses list –filter="name=('kubernetes-the-hard-way')"</text:span><text:span text:style-name="Source_20_Text"><text:span text:style-name="T23">```</text:span></text:span></text:p>
      <text:p text:style-name="P19"><text:span text:style-name="Source_20_Text"><text:span text:style-name="T24">output</text:span></text:span></text:p>
      <text:p text:style-name="P42"><text:span text:style-name="Source_20_Text">NAME <text:s text:c="20"/>REGION <text:s text:c="3"/>ADDRESS <text:s text:c="7"/>STATUS</text:span></text:p>
      <text:p text:style-name="P39"><text:span text:style-name="Source_20_Text">kubernetes-the-hard-way <text:s/>us-west1 <text:s/>XX.XXX.XXX.XX <text:s/>RESERVED</text:span></text:p>
      <text:h text:style-name="P27" text:outline-level="2"><text:span text:style-name="Source_20_Text">Compute Instances</text:span></text:h>
      <text:p text:style-name="P39"><text:span text:style-name="Source_20_Text">The compute instances in this lab will be provisioned using </text:span><text:a xlink:type="simple" xlink:href="https://www.ubuntu.com/server" text:style-name="Internet_20_link" text:visited-style-name="Visited_20_Internet_20_Link"><text:span text:style-name="Source_20_Text">Ubuntu Server</text:span></text:a><text:span text:style-name="Source_20_Text"> 18.04, which has good support for the </text:span><text:a xlink:type="simple" xlink:href="https://github.com/containerd/containerd" text:style-name="Internet_20_link" text:visited-style-name="Visited_20_Internet_20_Link"><text:span text:style-name="Source_20_Text">containerd container runtime</text:span></text:a><text:span text:style-name="Source_20_Text">. Each compute instance will be provisioned with a fixed private IP address to simplify the Kubernetes bootstrapping process.</text:span></text:p>
      <text:h text:style-name="P32" text:outline-level="3"><text:bookmark text:name="user-content-kubernetes-controllers"/><text:span text:style-name="Source_20_Text">Kubernetes Controllers</text:span></text:h>
      <text:p text:style-name="P16"><text:span text:style-name="Source_20_Text">Create compute instances which will host the Kubernetes control plane:</text:span></text:p>
      <text:p text:style-name="P20"><text:span text:style-name="Source_20_Text"><text:span text:style-name="T34">```</text:span></text:span><text:span text:style-name="Source_20_Text">for i in 0; do</text:span></text:p>
      <text:p text:style-name="P75"><text:span text:style-name="Source_20_Text"><text:s text:c="2"/>gcloud compute instances create controller-${i} \</text:span></text:p>
      <text:p text:style-name="P75"><text:span text:style-name="Source_20_Text"><text:s text:c="4"/>--async \</text:span></text:p>
      <text:p text:style-name="Preformatted_20_Text"><text:span text:style-name="Source_20_Text"><text:s text:c="4"/>--boot-disk-size </text:span><text:span text:style-name="Source_20_Text"><text:span text:style-name="T35">10</text:span></text:span><text:span text:style-name="Source_20_Text">GB \</text:span></text:p>
      <text:p text:style-name="Preformatted_20_Text"><text:span text:style-name="Source_20_Text"><text:s text:c="4"/>--can-ip-forward \</text:span></text:p>
      <text:p text:style-name="Preformatted_20_Text"><text:span text:style-name="Source_20_Text"><text:s text:c="4"/>--image-family ubuntu-1</text:span><text:span text:style-name="Source_20_Text"><text:span text:style-name="T35">6</text:span></text:span><text:span text:style-name="Source_20_Text">04-lts \</text:span></text:p>
      <text:p text:style-name="Preformatted_20_Text"><text:span text:style-name="Source_20_Text"><text:s text:c="4"/>--image-project ubuntu-os-cloud \</text:span></text:p>
      <text:p text:style-name="Preformatted_20_Text"><text:span text:style-name="Source_20_Text"><text:s text:c="4"/>--machine-type n1-standard-1 \</text:span></text:p>
      <text:p text:style-name="Preformatted_20_Text"><text:span text:style-name="Source_20_Text"><text:s text:c="4"/>--private-network-ip 10.240.0.1${i} \</text:span></text:p>
      <text:p text:style-name="Preformatted_20_Text"><text:soft-page-break/><text:span text:style-name="Source_20_Text"><text:s text:c="4"/>--scopes compute-rw,storage-ro,service-management,service-control,logging-write,monitoring \</text:span></text:p>
      <text:p text:style-name="Preformatted_20_Text"><text:span text:style-name="Source_20_Text"><text:s text:c="4"/>--subnet kubernetes \</text:span></text:p>
      <text:p text:style-name="Preformatted_20_Text"><text:span text:style-name="Source_20_Text"><text:s text:c="4"/>--tags kubernetes-the-hard-way,controller</text:span></text:p>
      <text:p text:style-name="P39"><text:span text:style-name="Source_20_Text">done </text:span><text:span text:style-name="Source_20_Text"><text:span text:style-name="T34">```</text:span></text:span></text:p>
      <text:h text:style-name="P35" text:outline-level="3"><text:bookmark text:name="user-content-kubernetes-workers"/><text:span text:style-name="Source_20_Text">Kubernetes Workers</text:span></text:h>
      <text:p text:style-name="P19"><text:span text:style-name="Source_20_Text">Each worker instance requires a pod subnet allocation from the Kubernetes cluster CIDR range. The pod subnet allocation will be used to configure container networking in a later exercise. The pod-cidr instance metadata will be used to expose pod subnet allocations to compute instances at runtime.</text:span></text:p>
      <text:p text:style-name="Quotations">The Kubernetes cluster CIDR range is defined by the Controller Manager's <text:span text:style-name="Source_20_Text">--cluster-cidr</text:span> flag. In this tutorial the cluster CIDR range will be set to <text:span text:style-name="Source_20_Text">10.200.0.0/16</text:span>, which supports 254 subnets.</text:p>
      <text:p text:style-name="Text_20_body">Create three compute instances which will host the Kubernetes worker nodes:</text:p>
      <text:p text:style-name="P20"><text:span text:style-name="Source_20_Text"><text:span text:style-name="T34">```</text:span></text:span><text:span text:style-name="Source_20_Text">for i in 0 1 2; do</text:span></text:p>
      <text:p text:style-name="Preformatted_20_Text"><text:span text:style-name="Source_20_Text"><text:s text:c="2"/>gcloud compute instances create worker-${i} \</text:span></text:p>
      <text:p text:style-name="Preformatted_20_Text"><text:span text:style-name="Source_20_Text"><text:s text:c="4"/>--async \</text:span></text:p>
      <text:p text:style-name="Preformatted_20_Text"><text:span text:style-name="Source_20_Text"><text:s text:c="4"/>--boot-disk-size </text:span><text:span text:style-name="Source_20_Text"><text:span text:style-name="T35">10</text:span></text:span><text:span text:style-name="Source_20_Text">GB \</text:span></text:p>
      <text:p text:style-name="Preformatted_20_Text"><text:span text:style-name="Source_20_Text"><text:s text:c="4"/>--can-ip-forward \</text:span></text:p>
      <text:p text:style-name="Preformatted_20_Text"><text:span text:style-name="Source_20_Text"><text:s text:c="4"/>--image-family ubuntu-1804-lts \</text:span></text:p>
      <text:p text:style-name="Preformatted_20_Text"><text:span text:style-name="Source_20_Text"><text:s text:c="4"/>--image-project ubuntu-os-cloud \</text:span></text:p>
      <text:p text:style-name="Preformatted_20_Text"><text:span text:style-name="Source_20_Text"><text:s text:c="4"/>--machine-type n1-standard-1 \</text:span></text:p>
      <text:p text:style-name="Preformatted_20_Text"><text:span text:style-name="Source_20_Text"><text:s text:c="4"/>--metadata pod-cidr=10.200.${i}.0/24 \</text:span></text:p>
      <text:p text:style-name="Preformatted_20_Text"><text:span text:style-name="Source_20_Text"><text:s text:c="4"/>--private-network-ip 10.240.0.2${i} \</text:span></text:p>
      <text:p text:style-name="Preformatted_20_Text"><text:span text:style-name="Source_20_Text"><text:s text:c="4"/>--scopes compute-rw,storage-ro,service-management,service-control,logging-write,monitoring \</text:span></text:p>
      <text:p text:style-name="Preformatted_20_Text"><text:span text:style-name="Source_20_Text"><text:s text:c="4"/>--subnet kubernetes \</text:span></text:p>
      <text:p text:style-name="Preformatted_20_Text"><text:span text:style-name="Source_20_Text"><text:s text:c="4"/>--tags kubernetes-the-hard-way,worker</text:span></text:p>
      <text:p text:style-name="P39"><text:span text:style-name="Source_20_Text">done</text:span><text:span text:style-name="Source_20_Text"><text:span text:style-name="T34">```</text:span></text:span></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h text:style-name="P32" text:outline-level="3"><text:soft-page-break/><text:span text:style-name="Source_20_Text">Verification</text:span></text:h>
      <text:p text:style-name="P16"><text:span text:style-name="Source_20_Text">List the compute instances in your default compute zone:</text:span></text:p>
      <text:p text:style-name="P39"><text:span text:style-name="Source_20_Text"><text:span text:style-name="T34">```</text:span></text:span><text:span text:style-name="Source_20_Text">gcloud compute instances list</text:span><text:span text:style-name="Source_20_Text"><text:span text:style-name="T34">```</text:span></text:span></text:p>
      <text:p text:style-name="P71"><text:span text:style-name="Source_20_Text"><text:span text:style-name="T24">output:</text:span></text:span></text:p>
      <text:p text:style-name="Preformatted_20_Text"><text:span text:style-name="Source_20_Text">NAME <text:s text:c="9"/>ZONE <text:s text:c="7"/>MACHINE_TYPE <text:s text:c="2"/>PREEMPTIBLE <text:s/>INTERNAL_IP <text:s/>EXTERNAL_IP <text:s text:c="4"/>STATUS</text:span></text:p>
      <text:p text:style-name="Preformatted_20_Text"><text:span text:style-name="Source_20_Text">controller-0 <text:s/>us-west1-c <text:s/>n1-standard-1 <text:s text:c="14"/>10.240.0.10 <text:s/>XX.XXX.XXX.XXX <text:s/>RUNNING</text:span></text:p>
      <text:p text:style-name="Preformatted_20_Text"><text:span text:style-name="Source_20_Text">worker-0 <text:s text:c="5"/>us-west1-c <text:s/>n1-standard-1 <text:s text:c="14"/>10.240.0.20 <text:s/>XXX.XXX.XXX.XX <text:s/>RUNNING</text:span></text:p>
      <text:p text:style-name="Preformatted_20_Text"><text:span text:style-name="Source_20_Text">worker-1 <text:s text:c="5"/>us-west1-c <text:s/>n1-standard-1 <text:s text:c="14"/>10.240.0.21 <text:s/>XX.XXX.XX.XXX <text:s text:c="2"/>RUNNING</text:span></text:p>
      <text:p text:style-name="P39"><text:span text:style-name="Source_20_Text">worker-2 <text:s text:c="5"/>us-west1-c <text:s/>n1-standard-1 <text:s text:c="14"/>10.240.0.22 <text:s/>XXX.XXX.XX.XX RUNNING</text:span></text:p>
      <text:h text:style-name="P27" text:outline-level="2"><text:span text:style-name="Source_20_Text">Configuring SSH Access</text:span></text:h>
      <text:p text:style-name="Text_20_body">SSH will be used to configure the controller and worker instances. When connecting to compute instances for the first time SSH keys will be generated for you and stored in the project or instance metadata as describe in the <text:a xlink:type="simple" xlink:href="https://cloud.google.com/compute/docs/instances/connecting-to-instance" text:style-name="Internet_20_link" text:visited-style-name="Visited_20_Internet_20_Link">connecting to instances</text:a> documentation.</text:p>
      <text:p text:style-name="Text_20_body">Test SSH access to the <text:span text:style-name="Source_20_Text">controller-0</text:span> compute instances:</text:p>
      <text:p text:style-name="P39"><text:span text:style-name="Source_20_Text">gcloud compute ssh controller-0</text:span></text:p>
      <text:p text:style-name="Text_20_body">If this is your first time connecting to a compute instance SSH keys will be generated for you. Enter a passphrase at the prompt to continue:</text:p>
      <text:p text:style-name="Preformatted_20_Text"><text:span text:style-name="Source_20_Text">WARNING: The public SSH key file for gcloud does not exist.</text:span></text:p>
      <text:p text:style-name="Preformatted_20_Text"><text:span text:style-name="Source_20_Text">WARNING: The private SSH key file for gcloud does not exist.</text:span></text:p>
      <text:p text:style-name="Preformatted_20_Text"><text:span text:style-name="Source_20_Text">WARNING: You do not have an SSH key for gcloud.</text:span></text:p>
      <text:p text:style-name="Preformatted_20_Text"><text:span text:style-name="Source_20_Text">WARNING: SSH keygen will be executed to generate a key.</text:span></text:p>
      <text:p text:style-name="Preformatted_20_Text"><text:span text:style-name="Source_20_Text">Generating public/private rsa key pair.</text:span></text:p>
      <text:p text:style-name="Preformatted_20_Text"><text:span text:style-name="Source_20_Text">Enter passphrase (empty for no passphrase):</text:span></text:p>
      <text:p text:style-name="P39"><text:span text:style-name="Source_20_Text">Enter same passphrase again:</text:span></text:p>
      <text:p text:style-name="Text_20_body">At this point the generated SSH keys will be uploaded and stored in your project:</text:p>
      <text:p text:style-name="Preformatted_20_Text"><text:span text:style-name="Source_20_Text">Your identification has been saved in /home/$USER/.ssh/google_compute_engine.</text:span></text:p>
      <text:p text:style-name="Preformatted_20_Text"><text:span text:style-name="Source_20_Text">Your public key has been saved in /home/$USER/.ssh/google_compute_engine.pub.</text:span></text:p>
      <text:p text:style-name="Preformatted_20_Text"><text:span text:style-name="Source_20_Text">The key fingerprint is:</text:span></text:p>
      <text:p text:style-name="Preformatted_20_Text"><text:span text:style-name="Source_20_Text">SHA256:nz1i8jHmgQuGt+WscqP5SeIaSy5wyIJeL71MuV+QruE $USER@$HOSTNAME</text:span></text:p>
      <text:p text:style-name="Preformatted_20_Text"><text:span text:style-name="Source_20_Text">The key's randomart image is:</text:span></text:p>
      <text:p text:style-name="Preformatted_20_Text"><text:span text:style-name="Source_20_Text">+---[RSA 2048]----+</text:span></text:p>
      <text:p text:style-name="Preformatted_20_Text"><text:span text:style-name="Source_20_Text">| <text:s text:c="16"/>|</text:span></text:p>
      <text:p text:style-name="Preformatted_20_Text"><text:span text:style-name="Source_20_Text">| <text:s text:c="16"/>|</text:span></text:p>
      <text:p text:style-name="Preformatted_20_Text"><text:span text:style-name="Source_20_Text">| <text:s text:c="16"/>|</text:span></text:p>
      <text:p text:style-name="Preformatted_20_Text"><text:span text:style-name="Source_20_Text">| <text:s text:c="7"/>. <text:s text:c="7"/>|</text:span></text:p>
      <text:p text:style-name="Preformatted_20_Text"><text:span text:style-name="Source_20_Text">|o. <text:s text:c="4"/>oS <text:s text:c="7"/>|</text:span></text:p>
      <text:p text:style-name="Preformatted_20_Text"><text:span text:style-name="Source_20_Text">|=... .o .o o <text:s text:c="4"/>|</text:span></text:p>
      <text:p text:style-name="Preformatted_20_Text"><text:span text:style-name="Source_20_Text">|+.+ =+=.+.X o <text:s text:c="3"/>|</text:span></text:p>
      <text:p text:style-name="Preformatted_20_Text"><text:span text:style-name="Source_20_Text">|.+ ==O*B.B = . <text:s text:c="2"/>|</text:span></text:p>
      <text:p text:style-name="Preformatted_20_Text"><text:span text:style-name="Source_20_Text">| .+.=EB++ o <text:s text:c="5"/>|</text:span></text:p>
      <text:p text:style-name="Preformatted_20_Text"><text:span text:style-name="Source_20_Text">+----[SHA256]-----+</text:span></text:p>
      <text:p text:style-name="Preformatted_20_Text"><text:soft-page-break/><text:span text:style-name="Source_20_Text">Updating project ssh metadata...-Updated [https://www.googleapis.com/compute/v1/projects/$PROJECT_ID].</text:span></text:p>
      <text:p text:style-name="Preformatted_20_Text"><text:span text:style-name="Source_20_Text">Updating project ssh metadata...done.</text:span></text:p>
      <text:p text:style-name="P39"><text:span text:style-name="Source_20_Text">Waiting for SSH key to propagate.</text:span></text:p>
      <text:p text:style-name="P16"><text:span text:style-name="Source_20_Text">After the SSH keys have been updated you'll be logged into the controller-0 instance:</text:span></text:p>
      <text:p text:style-name="Preformatted_20_Text"><text:span text:style-name="Source_20_Text">Welcome to Ubuntu 18.04 LTS (GNU/Linux 4.15.0-1006-gcp x86_64)</text:span></text:p>
      <text:p text:style-name="Preformatted_20_Text"/>
      <text:p text:style-name="Preformatted_20_Text"><text:span text:style-name="Source_20_Text">...</text:span></text:p>
      <text:p text:style-name="Preformatted_20_Text"/>
      <text:p text:style-name="P39"><text:span text:style-name="Source_20_Text">Last login: Sun May 13 14:34:27 2018 from XX.XXX.XXX.XX</text:span></text:p>
      <text:p text:style-name="Text_20_body">Type <text:span text:style-name="Source_20_Text">exit</text:span> at the prompt to exit the <text:span text:style-name="Source_20_Text">controller-0</text:span> compute instance:</text:p>
      <text:p text:style-name="P39"><text:span text:style-name="Source_20_Text">$USER@controller-0:~$ exit</text:span></text:p>
      <text:p text:style-name="P69">output</text:p>
      <text:p text:style-name="Preformatted_20_Text"><text:span text:style-name="Source_20_Text">logout</text:span></text:p>
      <text:p text:style-name="P39"><text:span text:style-name="Source_20_Text">Connection to XX.XXX.XXX.XXX closed</text:span></text:p>
      <text:p text:style-name="P39"><text:span text:style-name="Source_20_Text"/></text:p>
      <text:h text:style-name="P51" text:outline-level="1"><text:span text:style-name="Source_20_Text">Provisioning a CA and Generating TLS Certificates</text:span></text:h>
      <text:p text:style-name="P39"><text:span text:style-name="Source_20_Text">In this </text:span><text:span text:style-name="Source_20_Text"><text:span text:style-name="T36">section</text:span></text:span><text:span text:style-name="Source_20_Text"> you will provision a </text:span><text:a xlink:type="simple" xlink:href="https://en.wikipedia.org/wiki/Public_key_infrastructure" text:style-name="Internet_20_link" text:visited-style-name="Visited_20_Internet_20_Link"><text:span text:style-name="Source_20_Text">PKI Infrastructure</text:span></text:a><text:span text:style-name="Source_20_Text"> using CloudFlare's PKI toolkit, </text:span><text:a xlink:type="simple" xlink:href="https://github.com/cloudflare/cfssl" text:style-name="Internet_20_link" text:visited-style-name="Visited_20_Internet_20_Link"><text:span text:style-name="Source_20_Text">cfssl</text:span></text:a><text:span text:style-name="Source_20_Text">, then use it to bootstrap a Certificate Authority, and generate TLS certificates for the following components: etcd, kube-apiserver, kube-controller-manager, kube-scheduler, kubelet, and kube-proxy.</text:span></text:p>
      <text:h text:style-name="P27" text:outline-level="2"><text:span text:style-name="Source_20_Text">Certificate Authority</text:span></text:h>
      <text:p text:style-name="P39"><text:span text:style-name="Source_20_Text">In this section you will provision a Certificate Authority that can be used to generate additional TLS certificates.</text:span></text:p>
      <text:p text:style-name="P39"><text:span text:style-name="Source_20_Text">Generate the CA configuration file, certificate, and private key:</text:span></text:p>
      <text:p text:style-name="P39"><text:span text:style-name="Source_20_Text">{</text:span></text:p>
      <text:p text:style-name="Preformatted_20_Text"/>
      <text:p text:style-name="Preformatted_20_Text"><text:span text:style-name="Source_20_Text">cat &gt; ca-config.json &lt;&lt;EOF</text:span></text:p>
      <text:p text:style-name="Preformatted_20_Text"><text:span text:style-name="Source_20_Text">{</text:span></text:p>
      <text:p text:style-name="Preformatted_20_Text"><text:span text:style-name="Source_20_Text"><text:s text:c="2"/>"signing": {</text:span></text:p>
      <text:p text:style-name="Preformatted_20_Text"><text:span text:style-name="Source_20_Text"><text:s text:c="4"/>"default": {</text:span></text:p>
      <text:p text:style-name="Preformatted_20_Text"><text:span text:style-name="Source_20_Text"><text:s text:c="6"/>"expiry": "8760h"</text:span></text:p>
      <text:p text:style-name="Preformatted_20_Text"><text:span text:style-name="Source_20_Text"><text:s text:c="4"/>},</text:span></text:p>
      <text:p text:style-name="Preformatted_20_Text"><text:span text:style-name="Source_20_Text"><text:s text:c="4"/>"profiles": {</text:span></text:p>
      <text:p text:style-name="Preformatted_20_Text"><text:span text:style-name="Source_20_Text"><text:s text:c="6"/>"kubernetes": {</text:span></text:p>
      <text:p text:style-name="Preformatted_20_Text"><text:span text:style-name="Source_20_Text"><text:s text:c="8"/>"usages": ["signing", "key encipherment", "server auth", "client auth"],</text:span></text:p>
      <text:p text:style-name="Preformatted_20_Text"><text:span text:style-name="Source_20_Text"><text:s text:c="8"/>"expiry": "8760h"</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oft-page-break/><text:span text:style-name="Source_20_Text">}</text:span></text:p>
      <text:p text:style-name="Preformatted_20_Text"><text:span text:style-name="Source_20_Text">EOF</text:span></text:p>
      <text:p text:style-name="Preformatted_20_Text"/>
      <text:p text:style-name="Preformatted_20_Text"><text:span text:style-name="Source_20_Text">cat &gt; ca-csr.json &lt;&lt;EOF</text:span></text:p>
      <text:p text:style-name="Preformatted_20_Text"><text:span text:style-name="Source_20_Text">{</text:span></text:p>
      <text:p text:style-name="Preformatted_20_Text"><text:span text:style-name="Source_20_Text"><text:s text:c="2"/>"CN": "Kubernetes",</text:span></text:p>
      <text:p text:style-name="Preformatted_20_Text"><text:span text:style-name="Source_20_Text"><text:s text:c="2"/>"key": {</text:span></text:p>
      <text:p text:style-name="Preformatted_20_Text"><text:span text:style-name="Source_20_Text"><text:s text:c="4"/>"algo": "rsa",</text:span></text:p>
      <text:p text:style-name="Preformatted_20_Text"><text:span text:style-name="Source_20_Text"><text:s text:c="4"/>"size": 2048</text:span></text:p>
      <text:p text:style-name="Preformatted_20_Text"><text:span text:style-name="Source_20_Text"><text:s text:c="2"/>},</text:span></text:p>
      <text:p text:style-name="Preformatted_20_Text"><text:span text:style-name="Source_20_Text"><text:s text:c="2"/>"names": [</text:span></text:p>
      <text:p text:style-name="Preformatted_20_Text"><text:span text:style-name="Source_20_Text"><text:s text:c="4"/>{</text:span></text:p>
      <text:p text:style-name="Preformatted_20_Text"><text:span text:style-name="Source_20_Text"><text:s text:c="6"/>"C": "IN",</text:span></text:p>
      <text:p text:style-name="Preformatted_20_Text"><text:span text:style-name="Source_20_Text"><text:s text:c="6"/>"L": "BNG",</text:span></text:p>
      <text:p text:style-name="Preformatted_20_Text"><text:span text:style-name="Source_20_Text"><text:s text:c="6"/>"O": "Kubernetes",</text:span></text:p>
      <text:p text:style-name="Preformatted_20_Text"><text:span text:style-name="Source_20_Text"><text:s text:c="6"/>"OU": "CA",</text:span></text:p>
      <text:p text:style-name="Preformatted_20_Text"><text:span text:style-name="Source_20_Text"><text:s text:c="6"/>"ST": "Karnataka"</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OF</text:span></text:p>
      <text:p text:style-name="Preformatted_20_Text"/>
      <text:p text:style-name="Preformatted_20_Text"><text:span text:style-name="Source_20_Text">cfssl gencert -initca ca-csr.json | cfssljson -bare ca</text:span></text:p>
      <text:p text:style-name="Preformatted_20_Text"/>
      <text:p text:style-name="P39"><text:span text:style-name="Source_20_Text">}</text:span></text:p>
      <text:p text:style-name="P43"><text:span text:style-name="Source_20_Text"><text:span text:style-name="T24">Results:</text:span></text:span></text:p>
      <text:p text:style-name="P43"><text:span text:style-name="Source_20_Text"><text:span text:style-name="T24">ca-key.pem</text:span></text:span></text:p>
      <text:p text:style-name="P39"><text:span text:style-name="Source_20_Text">ca.pem</text:span></text:p>
      <text:h text:style-name="P29" text:outline-level="2"><text:span text:style-name="Source_20_Text"><text:span text:style-name="T24">Client and Server Certificates</text:span></text:span></text:h>
      <text:p text:style-name="P43"><text:span text:style-name="Source_20_Text"><text:span text:style-name="T24">In this section you will generate client and server certificates for each Kubernetes component and a client certificate for the Kubernetes admin user.</text:span></text:span></text:p>
      <text:h text:style-name="P36" text:outline-level="3"><text:span text:style-name="Source_20_Text"><text:span text:style-name="T24">The Admin Client Certificate</text:span></text:span></text:h>
      <text:p text:style-name="Text_20_body">Generate the <text:span text:style-name="Source_20_Text">admin</text:span> client certificate and private key:</text:p>
      <text:p text:style-name="Preformatted_20_Text"><text:span text:style-name="Source_20_Text">{</text:span></text:p>
      <text:p text:style-name="Preformatted_20_Text"/>
      <text:p text:style-name="Preformatted_20_Text"><text:span text:style-name="Source_20_Text">cat &gt; admin-csr.json &lt;&lt;EOF</text:span></text:p>
      <text:p text:style-name="Preformatted_20_Text"><text:span text:style-name="Source_20_Text">{</text:span></text:p>
      <text:p text:style-name="Preformatted_20_Text"><text:span text:style-name="Source_20_Text"><text:s text:c="2"/>"CN": "admin",</text:span></text:p>
      <text:p text:style-name="Preformatted_20_Text"><text:span text:style-name="Source_20_Text"><text:s text:c="2"/>"key": {</text:span></text:p>
      <text:p text:style-name="Preformatted_20_Text"><text:span text:style-name="Source_20_Text"><text:s text:c="4"/>"algo": "rsa",</text:span></text:p>
      <text:p text:style-name="Preformatted_20_Text"><text:span text:style-name="Source_20_Text"><text:s text:c="4"/>"size": 2048</text:span></text:p>
      <text:p text:style-name="Preformatted_20_Text"><text:span text:style-name="Source_20_Text"><text:s text:c="2"/>},</text:span></text:p>
      <text:p text:style-name="Preformatted_20_Text"><text:span text:style-name="Source_20_Text"><text:s text:c="2"/>"names": [</text:span></text:p>
      <text:p text:style-name="Preformatted_20_Text"><text:span text:style-name="Source_20_Text"><text:s text:c="4"/>{</text:span></text:p>
      <text:p text:style-name="Preformatted_20_Text"><text:span text:style-name="Source_20_Text"><text:s text:c="6"/>"C": "IN",</text:span></text:p>
      <text:p text:style-name="Preformatted_20_Text"><text:span text:style-name="Source_20_Text"><text:s text:c="6"/>"L": "BNG",</text:span></text:p>
      <text:p text:style-name="Preformatted_20_Text"><text:span text:style-name="Source_20_Text"><text:s text:c="6"/>"O": "system:masters",</text:span></text:p>
      <text:p text:style-name="Preformatted_20_Text"><text:span text:style-name="Source_20_Text"><text:s text:c="6"/>"OU": "Kubernetes The Hard Way",</text:span></text:p>
      <text:p text:style-name="Preformatted_20_Text"><text:span text:style-name="Source_20_Text"><text:s text:c="6"/>"ST": "Karnataka"</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OF</text:span></text:p>
      <text:p text:style-name="Preformatted_20_Text"><text:soft-page-break/></text:p>
      <text:p text:style-name="Preformatted_20_Text"><text:span text:style-name="Source_20_Text">cfssl gencert \</text:span></text:p>
      <text:p text:style-name="Preformatted_20_Text"><text:span text:style-name="Source_20_Text"><text:s text:c="2"/>-ca=ca.pem \</text:span></text:p>
      <text:p text:style-name="Preformatted_20_Text"><text:span text:style-name="Source_20_Text"><text:s text:c="2"/>-ca-key=ca-key.pem \</text:span></text:p>
      <text:p text:style-name="Preformatted_20_Text"><text:span text:style-name="Source_20_Text"><text:s text:c="2"/>-config=ca-config.json \</text:span></text:p>
      <text:p text:style-name="Preformatted_20_Text"><text:span text:style-name="Source_20_Text"><text:s text:c="2"/>-profile=kubernetes \</text:span></text:p>
      <text:p text:style-name="Preformatted_20_Text"><text:span text:style-name="Source_20_Text"><text:s text:c="2"/>admin-csr.json | cfssljson -bare admin</text:span></text:p>
      <text:p text:style-name="Preformatted_20_Text"/>
      <text:p text:style-name="P39"><text:span text:style-name="Source_20_Text">}</text:span></text:p>
      <text:p text:style-name="P43"><text:span text:style-name="Source_20_Text"><text:span text:style-name="T24"/></text:span></text:p>
      <text:p text:style-name="P43"><text:span text:style-name="Source_20_Text"><text:span text:style-name="T24"/></text:span></text:p>
      <text:p text:style-name="P43"><text:span text:style-name="Source_20_Text"><text:span text:style-name="T24">Results:</text:span></text:span></text:p>
      <text:p text:style-name="P43"><text:span text:style-name="Source_20_Text"><text:span text:style-name="T24">admin-key.pem</text:span></text:span></text:p>
      <text:p text:style-name="P43"><text:span text:style-name="Source_20_Text">admin.pem</text:span></text:p>
      <text:h text:style-name="P36" text:outline-level="3"><text:span text:style-name="Source_20_Text"><text:span text:style-name="T24">The Kubelet Client Certificates</text:span></text:span></text:h>
      <text:p text:style-name="P21"><text:span text:style-name="Source_20_Text"><text:span text:style-name="T24">Generate a certificate and private key for each Kubernetes worker node:</text:span></text:span></text:p>
      <text:p text:style-name="Preformatted_20_Text"><text:span text:style-name="Source_20_Text">for instance in worker-0 worker-1 worker-2; do</text:span></text:p>
      <text:p text:style-name="Preformatted_20_Text"><text:span text:style-name="Source_20_Text">cat &gt; ${instance}-csr.json &lt;&lt;EOF</text:span></text:p>
      <text:p text:style-name="Preformatted_20_Text"><text:span text:style-name="Source_20_Text">{</text:span></text:p>
      <text:p text:style-name="Preformatted_20_Text"><text:span text:style-name="Source_20_Text"><text:s text:c="2"/>"CN": "system:node:${instance}",</text:span></text:p>
      <text:p text:style-name="Preformatted_20_Text"><text:span text:style-name="Source_20_Text"><text:s text:c="2"/>"key": {</text:span></text:p>
      <text:p text:style-name="Preformatted_20_Text"><text:span text:style-name="Source_20_Text"><text:s text:c="4"/>"algo": "rsa",</text:span></text:p>
      <text:p text:style-name="Preformatted_20_Text"><text:span text:style-name="Source_20_Text"><text:s text:c="4"/>"size": 2048</text:span></text:p>
      <text:p text:style-name="Preformatted_20_Text"><text:span text:style-name="Source_20_Text"><text:s text:c="2"/>},</text:span></text:p>
      <text:p text:style-name="Preformatted_20_Text"><text:span text:style-name="Source_20_Text"><text:s text:c="2"/>"names": [</text:span></text:p>
      <text:p text:style-name="Preformatted_20_Text"><text:span text:style-name="Source_20_Text"><text:s text:c="4"/>{</text:span></text:p>
      <text:p text:style-name="Preformatted_20_Text"><text:span text:style-name="Source_20_Text"><text:s text:c="6"/>"C": "IN",</text:span></text:p>
      <text:p text:style-name="Preformatted_20_Text"><text:span text:style-name="Source_20_Text"><text:s text:c="6"/>"L": "BNG",</text:span></text:p>
      <text:p text:style-name="Preformatted_20_Text"><text:span text:style-name="Source_20_Text"><text:s text:c="6"/>"O": "system:nodes",</text:span></text:p>
      <text:p text:style-name="Preformatted_20_Text"><text:span text:style-name="Source_20_Text"><text:s text:c="6"/>"OU": "Kubernetes The Hard Way",</text:span></text:p>
      <text:p text:style-name="Preformatted_20_Text"><text:span text:style-name="Source_20_Text"><text:s text:c="6"/>"ST": "Karnataka"</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OF</text:span></text:p>
      <text:p text:style-name="Preformatted_20_Text"/>
      <text:p text:style-name="Preformatted_20_Text"><text:span text:style-name="Source_20_Text">EXTERNAL_IP=$(gcloud compute instances describe ${instance} \</text:span></text:p>
      <text:p text:style-name="Preformatted_20_Text"><text:span text:style-name="Source_20_Text"><text:s text:c="2"/>--format 'value(networkInterfaces[0].accessConfigs[0].natIP)')</text:span></text:p>
      <text:p text:style-name="Preformatted_20_Text"/>
      <text:p text:style-name="Preformatted_20_Text"><text:span text:style-name="Source_20_Text">INTERNAL_IP=$(gcloud compute instances describe ${instance} \</text:span></text:p>
      <text:p text:style-name="Preformatted_20_Text"><text:span text:style-name="Source_20_Text"><text:s text:c="2"/>--format 'value(networkInterfaces[0].networkIP)')</text:span></text:p>
      <text:p text:style-name="Preformatted_20_Text"/>
      <text:p text:style-name="Preformatted_20_Text"><text:span text:style-name="Source_20_Text">cfssl gencert \</text:span></text:p>
      <text:p text:style-name="Preformatted_20_Text"><text:span text:style-name="Source_20_Text"><text:s text:c="2"/>-ca=ca.pem \</text:span></text:p>
      <text:p text:style-name="Preformatted_20_Text"><text:span text:style-name="Source_20_Text"><text:s text:c="2"/>-ca-key=ca-key.pem \</text:span></text:p>
      <text:p text:style-name="Preformatted_20_Text"><text:span text:style-name="Source_20_Text"><text:s text:c="2"/>-config=ca-config.json \</text:span></text:p>
      <text:p text:style-name="Preformatted_20_Text"><text:span text:style-name="Source_20_Text"><text:s text:c="2"/>-hostname=${instance},${EXTERNAL_IP},${INTERNAL_IP} \</text:span></text:p>
      <text:p text:style-name="Preformatted_20_Text"><text:span text:style-name="Source_20_Text"><text:s text:c="2"/>-profile=kubernetes \</text:span></text:p>
      <text:p text:style-name="Preformatted_20_Text"><text:span text:style-name="Source_20_Text"><text:s text:c="2"/>${instance}-csr.json | cfssljson -bare ${instance}</text:span></text:p>
      <text:p text:style-name="P39"><text:span text:style-name="Source_20_Text">done</text:span></text:p>
      <text:p text:style-name="P43"><text:soft-page-break/><text:span text:style-name="Source_20_Text"><text:span text:style-name="T24">Results:</text:span></text:span></text:p>
      <text:p text:style-name="P78"><text:span text:style-name="Source_20_Text"><text:span text:style-name="T24">worker-0-key.pem</text:span></text:span></text:p>
      <text:p text:style-name="P79"><text:span text:style-name="Source_20_Text">worker-0.pem</text:span></text:p>
      <text:p text:style-name="Preformatted_20_Text"><text:span text:style-name="Source_20_Text">worker-1-key.pem</text:span></text:p>
      <text:p text:style-name="Preformatted_20_Text"><text:span text:style-name="Source_20_Text">worker-1.pem</text:span></text:p>
      <text:p text:style-name="Preformatted_20_Text"><text:span text:style-name="Source_20_Text">worker-2-key.pem</text:span></text:p>
      <text:p text:style-name="P39"><text:span text:style-name="Source_20_Text">worker-2.pem</text:span></text:p>
      <text:p text:style-name="P43"><text:span text:style-name="Source_20_Text"><text:span text:style-name="T25"/></text:span></text:p>
      <text:p text:style-name="P43"><text:span text:style-name="Source_20_Text"><text:span text:style-name="T25"/></text:span></text:p>
      <text:p text:style-name="P43"><text:span text:style-name="Source_20_Text"><text:span text:style-name="T25">T</text:span></text:span><text:span text:style-name="Source_20_Text"><text:span text:style-name="T24">he Controller Manager Client Certificate</text:span></text:span></text:p>
      <text:p text:style-name="P43"><text:span text:style-name="Source_20_Text"><text:span text:style-name="T1">Generate the kube-controller-manager client certificate and private key:</text:span></text:span></text:p>
      <text:p text:style-name="P43"><text:span text:style-name="Source_20_Text"><text:span text:style-name="T24">{</text:span></text:span></text:p>
      <text:p text:style-name="Preformatted_20_Text"/>
      <text:p text:style-name="Preformatted_20_Text"><text:span text:style-name="Source_20_Text">cat &gt; kube-controller-manager-csr.json &lt;&lt;EOF</text:span></text:p>
      <text:p text:style-name="Preformatted_20_Text"><text:span text:style-name="Source_20_Text">{</text:span></text:p>
      <text:p text:style-name="Preformatted_20_Text"><text:span text:style-name="Source_20_Text"><text:s text:c="2"/>"CN": "system:kube-controller-manager",</text:span></text:p>
      <text:p text:style-name="Preformatted_20_Text"><text:span text:style-name="Source_20_Text"><text:s text:c="2"/>"key": {</text:span></text:p>
      <text:p text:style-name="Preformatted_20_Text"><text:span text:style-name="Source_20_Text"><text:s text:c="4"/>"algo": "rsa",</text:span></text:p>
      <text:p text:style-name="Preformatted_20_Text"><text:span text:style-name="Source_20_Text"><text:s text:c="4"/>"size": 2048</text:span></text:p>
      <text:p text:style-name="Preformatted_20_Text"><text:span text:style-name="Source_20_Text"><text:s text:c="2"/>},</text:span></text:p>
      <text:p text:style-name="Preformatted_20_Text"><text:span text:style-name="Source_20_Text"><text:s text:c="2"/>"names": [</text:span></text:p>
      <text:p text:style-name="Preformatted_20_Text"><text:span text:style-name="Source_20_Text"><text:s text:c="4"/>{</text:span></text:p>
      <text:p text:style-name="Preformatted_20_Text"><text:span text:style-name="Source_20_Text"><text:s text:c="6"/>"C": "IN",</text:span></text:p>
      <text:p text:style-name="Preformatted_20_Text"><text:span text:style-name="Source_20_Text"><text:s text:c="6"/>"L": "BNG",</text:span></text:p>
      <text:p text:style-name="Preformatted_20_Text"><text:span text:style-name="Source_20_Text"><text:s text:c="6"/>"O": "system:kube-controller-manager",</text:span></text:p>
      <text:p text:style-name="Preformatted_20_Text"><text:span text:style-name="Source_20_Text"><text:s text:c="6"/>"OU": "Kubernetes The Hard Way",</text:span></text:p>
      <text:p text:style-name="Preformatted_20_Text"><text:span text:style-name="Source_20_Text"><text:s text:c="6"/>"ST": "Karnataka"</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OF</text:span></text:p>
      <text:p text:style-name="Preformatted_20_Text"/>
      <text:p text:style-name="Preformatted_20_Text"><text:span text:style-name="Source_20_Text">cfssl gencert \</text:span></text:p>
      <text:p text:style-name="Preformatted_20_Text"><text:span text:style-name="Source_20_Text"><text:s text:c="2"/>-ca=ca.pem \</text:span></text:p>
      <text:p text:style-name="Preformatted_20_Text"><text:span text:style-name="Source_20_Text"><text:s text:c="2"/>-ca-key=ca-key.pem \</text:span></text:p>
      <text:p text:style-name="Preformatted_20_Text"><text:span text:style-name="Source_20_Text"><text:s text:c="2"/>-config=ca-config.json \</text:span></text:p>
      <text:p text:style-name="Preformatted_20_Text"><text:span text:style-name="Source_20_Text"><text:s text:c="2"/>-profile=kubernetes \</text:span></text:p>
      <text:p text:style-name="Preformatted_20_Text"><text:span text:style-name="Source_20_Text"><text:s text:c="2"/>kube-controller-manager-csr.json | cfssljson -bare kube-controller-manager</text:span></text:p>
      <text:p text:style-name="Preformatted_20_Text"/>
      <text:p text:style-name="P39"><text:span text:style-name="Source_20_Text">}</text:span></text:p>
      <text:p text:style-name="P43"><text:span text:style-name="Source_20_Text"><text:span text:style-name="T24">Results:</text:span></text:span></text:p>
      <text:p text:style-name="P43"><text:span text:style-name="Source_20_Text"><text:span text:style-name="T24">kube-controller-manager-key.pem</text:span></text:span></text:p>
      <text:p text:style-name="P39"><text:span text:style-name="Source_20_Text">kube-controller-manager.pem</text:span></text:p>
      <text:p text:style-name="P43"><text:span text:style-name="Source_20_Text"><text:span text:style-name="T24"/></text:span></text:p>
      <text:h text:style-name="P36" text:outline-level="3"><text:span text:style-name="Source_20_Text"><text:span text:style-name="T24">The Kube Proxy Client Certificate</text:span></text:span></text:h>
      <text:p text:style-name="P21"><text:span text:style-name="Source_20_Text"><text:span text:style-name="T1">Generate the kube-proxy client certificate and private key:</text:span></text:span></text:p>
      <text:p text:style-name="P44"><text:soft-page-break/><text:span text:style-name="Source_20_Text">{</text:span></text:p>
      <text:p text:style-name="Preformatted_20_Text"/>
      <text:p text:style-name="Preformatted_20_Text"><text:span text:style-name="Source_20_Text">cat &gt; kube-proxy-csr.json &lt;&lt;EOF</text:span></text:p>
      <text:p text:style-name="Preformatted_20_Text"><text:span text:style-name="Source_20_Text">{</text:span></text:p>
      <text:p text:style-name="Preformatted_20_Text"><text:span text:style-name="Source_20_Text"><text:s text:c="2"/>"CN": "system:kube-proxy",</text:span></text:p>
      <text:p text:style-name="Preformatted_20_Text"><text:span text:style-name="Source_20_Text"><text:s text:c="2"/>"key": {</text:span></text:p>
      <text:p text:style-name="Preformatted_20_Text"><text:span text:style-name="Source_20_Text"><text:s text:c="4"/>"algo": "rsa",</text:span></text:p>
      <text:p text:style-name="Preformatted_20_Text"><text:span text:style-name="Source_20_Text"><text:s text:c="4"/>"size": 2048</text:span></text:p>
      <text:p text:style-name="Preformatted_20_Text"><text:span text:style-name="Source_20_Text"><text:s text:c="2"/>},</text:span></text:p>
      <text:p text:style-name="Preformatted_20_Text"><text:span text:style-name="Source_20_Text"><text:s text:c="2"/>"names": [</text:span></text:p>
      <text:p text:style-name="Preformatted_20_Text"><text:span text:style-name="Source_20_Text"><text:s text:c="4"/>{</text:span></text:p>
      <text:p text:style-name="Preformatted_20_Text"><text:span text:style-name="Source_20_Text"><text:s text:c="6"/>"C": "IN",</text:span></text:p>
      <text:p text:style-name="Preformatted_20_Text"><text:span text:style-name="Source_20_Text"><text:s text:c="6"/>"L": "BNG",</text:span></text:p>
      <text:p text:style-name="Preformatted_20_Text"><text:span text:style-name="Source_20_Text"><text:s text:c="6"/>"O": "system:node-proxier",</text:span></text:p>
      <text:p text:style-name="Preformatted_20_Text"><text:span text:style-name="Source_20_Text"><text:s text:c="6"/>"OU": "Kubernetes The Hard Way",</text:span></text:p>
      <text:p text:style-name="Preformatted_20_Text"><text:span text:style-name="Source_20_Text"><text:s text:c="6"/>"ST": "Karnataka"</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OF</text:span></text:p>
      <text:p text:style-name="Preformatted_20_Text"/>
      <text:p text:style-name="Preformatted_20_Text"><text:span text:style-name="Source_20_Text">cfssl gencert \</text:span></text:p>
      <text:p text:style-name="Preformatted_20_Text"><text:span text:style-name="Source_20_Text"><text:s text:c="2"/>-ca=ca.pem \</text:span></text:p>
      <text:p text:style-name="Preformatted_20_Text"><text:span text:style-name="Source_20_Text"><text:s text:c="2"/>-ca-key=ca-key.pem \</text:span></text:p>
      <text:p text:style-name="Preformatted_20_Text"><text:span text:style-name="Source_20_Text"><text:s text:c="2"/>-config=ca-config.json \</text:span></text:p>
      <text:p text:style-name="Preformatted_20_Text"><text:span text:style-name="Source_20_Text"><text:s text:c="2"/>-profile=kubernetes \</text:span></text:p>
      <text:p text:style-name="Preformatted_20_Text"><text:span text:style-name="Source_20_Text"><text:s text:c="2"/>kube-proxy-csr.json | cfssljson -bare kube-proxy</text:span></text:p>
      <text:p text:style-name="Preformatted_20_Text"/>
      <text:p text:style-name="P39"><text:span text:style-name="Source_20_Text">}</text:span></text:p>
      <text:p text:style-name="P39"><text:span text:style-name="Source_20_Text"><text:span text:style-name="T24">Results:</text:span></text:span></text:p>
      <text:p text:style-name="P42"><text:span text:style-name="Source_20_Text"><text:span text:style-name="T24">kube-proxy-key.pem</text:span></text:span></text:p>
      <text:p text:style-name="P39"><text:span text:style-name="Source_20_Text">kube-proxy.pem</text:span></text:p>
      <text:p text:style-name="P19"><text:span text:style-name="Source_20_Text"><text:span text:style-name="T24"/></text:span></text:p>
      <text:p text:style-name="P19"><text:span text:style-name="Source_20_Text"><text:span text:style-name="T24"/></text:span></text:p>
      <text:h text:style-name="P35" text:outline-level="3"><text:span text:style-name="Source_20_Text"><text:span text:style-name="T24">The Scheduler Client Certificate</text:span></text:span></text:h>
      <text:p text:style-name="P19"><text:span text:style-name="Source_20_Text"><text:span text:style-name="T24">Generate the kube-scheduler client certificate and private key:</text:span></text:span></text:p>
      <text:p text:style-name="Preformatted_20_Text"><text:span text:style-name="Source_20_Text">{</text:span></text:p>
      <text:p text:style-name="Preformatted_20_Text"/>
      <text:p text:style-name="Preformatted_20_Text"><text:span text:style-name="Source_20_Text">cat &gt; kube-scheduler-csr.json &lt;&lt;EOF</text:span></text:p>
      <text:p text:style-name="Preformatted_20_Text"><text:span text:style-name="Source_20_Text">{</text:span></text:p>
      <text:p text:style-name="Preformatted_20_Text"><text:span text:style-name="Source_20_Text"><text:s text:c="2"/>"CN": "system:kube-scheduler",</text:span></text:p>
      <text:p text:style-name="Preformatted_20_Text"><text:span text:style-name="Source_20_Text"><text:s text:c="2"/>"key": {</text:span></text:p>
      <text:p text:style-name="Preformatted_20_Text"><text:span text:style-name="Source_20_Text"><text:s text:c="4"/>"algo": "rsa",</text:span></text:p>
      <text:p text:style-name="Preformatted_20_Text"><text:span text:style-name="Source_20_Text"><text:s text:c="4"/>"size": 2048</text:span></text:p>
      <text:p text:style-name="Preformatted_20_Text"><text:span text:style-name="Source_20_Text"><text:s text:c="2"/>},</text:span></text:p>
      <text:p text:style-name="Preformatted_20_Text"><text:span text:style-name="Source_20_Text"><text:s text:c="2"/>"names": [</text:span></text:p>
      <text:p text:style-name="Preformatted_20_Text"><text:span text:style-name="Source_20_Text"><text:s text:c="4"/>{</text:span></text:p>
      <text:p text:style-name="Preformatted_20_Text"><text:span text:style-name="Source_20_Text"><text:s text:c="6"/>"C": "IN",</text:span></text:p>
      <text:p text:style-name="Preformatted_20_Text"><text:span text:style-name="Source_20_Text"><text:s text:c="6"/>"L": "BNG",</text:span></text:p>
      <text:p text:style-name="Preformatted_20_Text"><text:span text:style-name="Source_20_Text"><text:s text:c="6"/>"O": "system:kube-scheduler",</text:span></text:p>
      <text:p text:style-name="Preformatted_20_Text"><text:span text:style-name="Source_20_Text"><text:s text:c="6"/>"OU": "Kubernetes The Hard Way",</text:span></text:p>
      <text:p text:style-name="Preformatted_20_Text"><text:soft-page-break/><text:span text:style-name="Source_20_Text"><text:s text:c="6"/>"ST": "Karnataka"</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OF</text:span></text:p>
      <text:p text:style-name="Preformatted_20_Text"/>
      <text:p text:style-name="Preformatted_20_Text"><text:span text:style-name="Source_20_Text">cfssl gencert \</text:span></text:p>
      <text:p text:style-name="Preformatted_20_Text"><text:span text:style-name="Source_20_Text"><text:s text:c="2"/>-ca=ca.pem \</text:span></text:p>
      <text:p text:style-name="Preformatted_20_Text"><text:span text:style-name="Source_20_Text"><text:s text:c="2"/>-ca-key=ca-key.pem \</text:span></text:p>
      <text:p text:style-name="Preformatted_20_Text"><text:span text:style-name="Source_20_Text"><text:s text:c="2"/>-config=ca-config.json \</text:span></text:p>
      <text:p text:style-name="Preformatted_20_Text"><text:span text:style-name="Source_20_Text"><text:s text:c="2"/>-profile=kubernetes \</text:span></text:p>
      <text:p text:style-name="Preformatted_20_Text"><text:span text:style-name="Source_20_Text"><text:s text:c="2"/>kube-scheduler-csr.json | cfssljson -bare kube-scheduler</text:span></text:p>
      <text:p text:style-name="Preformatted_20_Text"/>
      <text:p text:style-name="P39"><text:span text:style-name="Source_20_Text">}</text:span></text:p>
      <text:p text:style-name="P21"><text:span text:style-name="Source_20_Text"><text:span text:style-name="T25">Results:</text:span></text:span></text:p>
      <text:p text:style-name="P43"><text:span text:style-name="Source_20_Text"><text:span text:style-name="T25">kube-scheduler-key.pem</text:span></text:span></text:p>
      <text:p text:style-name="P39"><text:span text:style-name="Source_20_Text">kube-scheduler.pem</text:span></text:p>
      <text:p text:style-name="P21"><text:span text:style-name="Source_20_Text"><text:span text:style-name="T25"/></text:span></text:p>
      <text:p text:style-name="P21"><text:span text:style-name="Source_20_Text"><text:span text:style-name="T25"/></text:span></text:p>
      <text:h text:style-name="P36" text:outline-level="3"><text:span text:style-name="Source_20_Text"><text:span text:style-name="T25">The Kubernetes API Server Certificate</text:span></text:span></text:h>
      <text:p text:style-name="P21"><text:span text:style-name="Source_20_Text"><text:span text:style-name="T25">Generate the Kubernetes API Server certificate and private key:</text:span></text:span></text:p>
      <text:p text:style-name="Preformatted_20_Text"><text:span text:style-name="Source_20_Text">{</text:span></text:p>
      <text:p text:style-name="Preformatted_20_Text"/>
      <text:p text:style-name="Preformatted_20_Text"><text:span text:style-name="Source_20_Text">KUBERNETES_PUBLIC_ADDRESS=$(gcloud compute addresses describe kubernetes-the-hard-way \</text:span></text:p>
      <text:p text:style-name="Preformatted_20_Text"><text:span text:style-name="Source_20_Text"><text:s text:c="2"/>--region $(gcloud config get-value compute/region) \</text:span></text:p>
      <text:p text:style-name="Preformatted_20_Text"><text:span text:style-name="Source_20_Text"><text:s text:c="2"/>--format 'value(address)')</text:span></text:p>
      <text:p text:style-name="Preformatted_20_Text"/>
      <text:p text:style-name="Preformatted_20_Text"><text:span text:style-name="Source_20_Text">cat &gt; kubernetes-csr.json &lt;&lt;EOF</text:span></text:p>
      <text:p text:style-name="Preformatted_20_Text"><text:span text:style-name="Source_20_Text">{</text:span></text:p>
      <text:p text:style-name="Preformatted_20_Text"><text:span text:style-name="Source_20_Text"><text:s text:c="2"/>"CN": "kubernetes",</text:span></text:p>
      <text:p text:style-name="Preformatted_20_Text"><text:span text:style-name="Source_20_Text"><text:s text:c="2"/>"key": {</text:span></text:p>
      <text:p text:style-name="Preformatted_20_Text"><text:span text:style-name="Source_20_Text"><text:s text:c="4"/>"algo": "rsa",</text:span></text:p>
      <text:p text:style-name="Preformatted_20_Text"><text:span text:style-name="Source_20_Text"><text:s text:c="4"/>"size": 2048</text:span></text:p>
      <text:p text:style-name="Preformatted_20_Text"><text:span text:style-name="Source_20_Text"><text:s text:c="2"/>},</text:span></text:p>
      <text:p text:style-name="Preformatted_20_Text"><text:span text:style-name="Source_20_Text"><text:s text:c="2"/>"names": [</text:span></text:p>
      <text:p text:style-name="Preformatted_20_Text"><text:span text:style-name="Source_20_Text"><text:s text:c="4"/>{</text:span></text:p>
      <text:p text:style-name="Preformatted_20_Text"><text:span text:style-name="Source_20_Text"><text:s text:c="6"/>"C": "IN",</text:span></text:p>
      <text:p text:style-name="Preformatted_20_Text"><text:span text:style-name="Source_20_Text"><text:s text:c="6"/>"L": "BNG",</text:span></text:p>
      <text:p text:style-name="Preformatted_20_Text"><text:span text:style-name="Source_20_Text"><text:s text:c="6"/>"O": "Kubernetes",</text:span></text:p>
      <text:p text:style-name="Preformatted_20_Text"><text:span text:style-name="Source_20_Text"><text:s text:c="6"/>"OU": "Kubernetes The Hard Way",</text:span></text:p>
      <text:p text:style-name="Preformatted_20_Text"><text:span text:style-name="Source_20_Text"><text:s text:c="6"/>"ST": "Karnataka"</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OF</text:span></text:p>
      <text:p text:style-name="Preformatted_20_Text"/>
      <text:p text:style-name="Preformatted_20_Text"><text:span text:style-name="Source_20_Text">cfssl gencert \</text:span></text:p>
      <text:p text:style-name="Preformatted_20_Text"><text:span text:style-name="Source_20_Text"><text:s text:c="2"/>-ca=ca.pem \</text:span></text:p>
      <text:p text:style-name="Preformatted_20_Text"><text:span text:style-name="Source_20_Text"><text:s text:c="2"/>-ca-key=ca-key.pem \</text:span></text:p>
      <text:p text:style-name="Preformatted_20_Text"><text:span text:style-name="Source_20_Text"><text:s text:c="2"/>-config=ca-config.json \</text:span></text:p>
      <text:p text:style-name="Preformatted_20_Text"><text:soft-page-break/><text:span text:style-name="Source_20_Text"><text:s text:c="2"/>-hostname=10.32.0.1,10.240.0.10,10.240.0.11,10.240.0.12,${KUBERNETES_PUBLIC_ADDRESS},127.0.0.1,kubernetes.default \</text:span></text:p>
      <text:p text:style-name="Preformatted_20_Text"><text:span text:style-name="Source_20_Text"><text:s text:c="2"/>-profile=kubernetes \</text:span></text:p>
      <text:p text:style-name="Preformatted_20_Text"><text:span text:style-name="Source_20_Text"><text:s text:c="2"/>kubernetes-csr.json | cfssljson -bare kubernetes</text:span></text:p>
      <text:p text:style-name="Preformatted_20_Text"/>
      <text:p text:style-name="P39"><text:span text:style-name="Source_20_Text">}</text:span></text:p>
      <text:p text:style-name="P21"><text:span text:style-name="Source_20_Text"><text:span text:style-name="T25">Results:</text:span></text:span></text:p>
      <text:p text:style-name="P43"><text:span text:style-name="Source_20_Text"><text:span text:style-name="T25">kubernetes-key.pem</text:span></text:span></text:p>
      <text:p text:style-name="P39"><text:span text:style-name="Source_20_Text">kubernetes.pem</text:span></text:p>
      <text:h text:style-name="P29" text:outline-level="2"><text:span text:style-name="Source_20_Text"><text:span text:style-name="T25">The Service Account Key Pair</text:span></text:span></text:h>
      <text:p text:style-name="P21"><text:span text:style-name="Source_20_Text"><text:span text:style-name="T25">Generate the service-account certificate and private key:</text:span></text:span></text:p>
      <text:p text:style-name="Preformatted_20_Text"><text:span text:style-name="Source_20_Text">{</text:span></text:p>
      <text:p text:style-name="Preformatted_20_Text"/>
      <text:p text:style-name="Preformatted_20_Text"><text:span text:style-name="Source_20_Text">cat &gt; service-account-csr.json &lt;&lt;EOF</text:span></text:p>
      <text:p text:style-name="Preformatted_20_Text"><text:span text:style-name="Source_20_Text">{</text:span></text:p>
      <text:p text:style-name="Preformatted_20_Text"><text:span text:style-name="Source_20_Text"><text:s text:c="2"/>"CN": "service-accounts",</text:span></text:p>
      <text:p text:style-name="Preformatted_20_Text"><text:span text:style-name="Source_20_Text"><text:s text:c="2"/>"key": {</text:span></text:p>
      <text:p text:style-name="Preformatted_20_Text"><text:span text:style-name="Source_20_Text"><text:s text:c="4"/>"algo": "rsa",</text:span></text:p>
      <text:p text:style-name="Preformatted_20_Text"><text:span text:style-name="Source_20_Text"><text:s text:c="4"/>"size": 2048</text:span></text:p>
      <text:p text:style-name="Preformatted_20_Text"><text:span text:style-name="Source_20_Text"><text:s text:c="2"/>},</text:span></text:p>
      <text:p text:style-name="Preformatted_20_Text"><text:span text:style-name="Source_20_Text"><text:s text:c="2"/>"names": [</text:span></text:p>
      <text:p text:style-name="Preformatted_20_Text"><text:span text:style-name="Source_20_Text"><text:s text:c="4"/>{</text:span></text:p>
      <text:p text:style-name="Preformatted_20_Text"><text:span text:style-name="Source_20_Text"><text:s text:c="6"/>"C": "IN",</text:span></text:p>
      <text:p text:style-name="Preformatted_20_Text"><text:span text:style-name="Source_20_Text"><text:s text:c="6"/>"L": "BNG",</text:span></text:p>
      <text:p text:style-name="Preformatted_20_Text"><text:span text:style-name="Source_20_Text"><text:s text:c="6"/>"O": "Kubernetes",</text:span></text:p>
      <text:p text:style-name="Preformatted_20_Text"><text:span text:style-name="Source_20_Text"><text:s text:c="6"/>"OU": "Kubernetes The Hard Way",</text:span></text:p>
      <text:p text:style-name="Preformatted_20_Text"><text:span text:style-name="Source_20_Text"><text:s text:c="6"/>"ST": "Karnataka"</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OF</text:span></text:p>
      <text:p text:style-name="Preformatted_20_Text"/>
      <text:p text:style-name="Preformatted_20_Text"><text:span text:style-name="Source_20_Text">cfssl gencert \</text:span></text:p>
      <text:p text:style-name="Preformatted_20_Text"><text:span text:style-name="Source_20_Text"><text:s text:c="2"/>-ca=ca.pem \</text:span></text:p>
      <text:p text:style-name="Preformatted_20_Text"><text:span text:style-name="Source_20_Text"><text:s text:c="2"/>-ca-key=ca-key.pem \</text:span></text:p>
      <text:p text:style-name="Preformatted_20_Text"><text:span text:style-name="Source_20_Text"><text:s text:c="2"/>-config=ca-config.json \</text:span></text:p>
      <text:p text:style-name="Preformatted_20_Text"><text:span text:style-name="Source_20_Text"><text:s text:c="2"/>-profile=kubernetes \</text:span></text:p>
      <text:p text:style-name="Preformatted_20_Text"><text:span text:style-name="Source_20_Text"><text:s text:c="2"/>service-account-csr.json | cfssljson -bare service-account</text:span></text:p>
      <text:p text:style-name="Preformatted_20_Text"/>
      <text:p text:style-name="P39"><text:span text:style-name="Source_20_Text">}</text:span></text:p>
      <text:p text:style-name="P21"><text:span text:style-name="Source_20_Text"><text:span text:style-name="T25">Results:</text:span></text:span></text:p>
      <text:p text:style-name="P43"><text:span text:style-name="Source_20_Text"><text:span text:style-name="T25">service-account-key.pem</text:span></text:span></text:p>
      <text:p text:style-name="P39"><text:span text:style-name="Source_20_Text">service-account.pem</text:span></text:p>
      <text:p text:style-name="P21"><text:span text:style-name="Source_20_Text"><text:span text:style-name="T25"/></text:span></text:p>
      <text:p text:style-name="P21"><text:span text:style-name="Source_20_Text"><text:span text:style-name="T25"/></text:span></text:p>
      <text:h text:style-name="P29" text:outline-level="2"><text:soft-page-break/><text:span text:style-name="Source_20_Text"><text:span text:style-name="T25">Distribute the Client and Server Certificates</text:span></text:span></text:h>
      <text:p text:style-name="P21"><text:span text:style-name="Source_20_Text"><text:span text:style-name="T25">Copy the appropriate certificates and private keys to each worker instance:</text:span></text:span></text:p>
      <text:p text:style-name="Preformatted_20_Text"><text:span text:style-name="Source_20_Text">for instance in worker-0 worker-1 worker-2; do</text:span></text:p>
      <text:p text:style-name="Preformatted_20_Text"><text:span text:style-name="Source_20_Text"><text:s text:c="2"/>gcloud compute scp ca.pem ${instance}-key.pem ${instance}.pem ${instance}:~/</text:span></text:p>
      <text:p text:style-name="P39"><text:span text:style-name="Source_20_Text">done</text:span></text:p>
      <text:p text:style-name="Text_20_body">Copy the appropriate certificates and private keys to each controller instance:</text:p>
      <text:p text:style-name="Preformatted_20_Text"><text:span text:style-name="Source_20_Text">for instance in controller-0; do</text:span></text:p>
      <text:p text:style-name="Preformatted_20_Text"><text:span text:style-name="Source_20_Text"><text:s text:c="2"/>gcloud compute scp ca.pem ca-key.pem kubernetes-key.pem kubernetes.pem \</text:span></text:p>
      <text:p text:style-name="Preformatted_20_Text"><text:span text:style-name="Source_20_Text"><text:s text:c="4"/>service-account-key.pem service-account.pem ${instance}:~/</text:span></text:p>
      <text:p text:style-name="P39"><text:span text:style-name="Source_20_Text">done</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h text:style-name="P53" text:outline-level="1"><text:span text:style-name="Source_20_Text"><text:span text:style-name="T25">Generating Kubernetes Configuration Files for Authentication</text:span></text:span></text:h>
      <text:p text:style-name="P21"><text:span text:style-name="Source_20_Text"><text:span text:style-name="T25"/></text:span></text:p>
      <text:h text:style-name="P29" text:outline-level="2"><text:span text:style-name="Source_20_Text"><text:span text:style-name="T25">Client Authentication Configs</text:span></text:span></text:h>
      <text:p text:style-name="P21"><text:span text:style-name="Source_20_Text"><text:span text:style-name="T5">In this section you will generate kubeconfig files for the controller manager, kubelet, kube-proxy, and scheduler clients and the admin user.</text:span></text:span></text:p>
      <text:h text:style-name="P36" text:outline-level="3"><text:span text:style-name="Source_20_Text"><text:span text:style-name="T25">Kubernetes Public IP Address</text:span></text:span></text:h>
      <text:p text:style-name="Text_20_body">Each kubeconfig requires a Kubernetes API Server to connect to. To support high availability the IP address assigned to the external load balancer fronting the Kubernetes API Servers will be used.</text:p>
      <text:p text:style-name="Text_20_body">Retrieve the <text:span text:style-name="Source_20_Text">kubernetes-the-hard-way</text:span> static IP address:</text:p>
      <text:p text:style-name="Preformatted_20_Text"><text:span text:style-name="Source_20_Text">KUBERNETES_PUBLIC_ADDRESS=$(gcloud compute addresses describe kubernetes-the-hard-way \</text:span></text:p>
      <text:p text:style-name="Preformatted_20_Text"><text:span text:style-name="Source_20_Text"><text:s text:c="2"/>--region $(gcloud config get-value compute/region) \</text:span></text:p>
      <text:p text:style-name="P39"><text:span text:style-name="Source_20_Text"><text:s text:c="2"/>--format 'value(address)')</text:span></text:p>
      <text:h text:style-name="P36" text:outline-level="3"><text:soft-page-break/><text:span text:style-name="Source_20_Text"><text:span text:style-name="T25">The kubelet Kubernetes Configuration File</text:span></text:span></text:h>
      <text:p text:style-name="Text_20_body">When generating kubeconfig files for Kubelets the client certificate matching the Kubelet's node name must be used. This will ensure Kubelets are properly authorized by the Kubernetes <text:a xlink:type="simple" xlink:href="https://kubernetes.io/docs/admin/authorization/node/" text:style-name="Internet_20_link" text:visited-style-name="Visited_20_Internet_20_Link">Node Authorizer</text:a>.</text:p>
      <text:p text:style-name="Text_20_body">Generate a kubeconfig file for each worker node:</text:p>
      <text:p text:style-name="Preformatted_20_Text"><text:span text:style-name="Source_20_Text">for instance in worker-0 worker-1 worker-2; do</text:span></text:p>
      <text:p text:style-name="Preformatted_20_Text"><text:span text:style-name="Source_20_Text"><text:s text:c="2"/>kubectl config set-cluster kubernetes-the-hard-way \</text:span></text:p>
      <text:p text:style-name="Preformatted_20_Text"><text:span text:style-name="Source_20_Text"><text:s text:c="4"/>--certificate-authority=ca.pem \</text:span></text:p>
      <text:p text:style-name="Preformatted_20_Text"><text:span text:style-name="Source_20_Text"><text:s text:c="4"/>--embed-certs=true \</text:span></text:p>
      <text:p text:style-name="Preformatted_20_Text"><text:span text:style-name="Source_20_Text"><text:s text:c="4"/>--server=https://${KUBERNETES_PUBLIC_ADDRESS}:6443 \</text:span></text:p>
      <text:p text:style-name="Preformatted_20_Text"><text:span text:style-name="Source_20_Text"><text:s text:c="4"/>--kubeconfig=${instance}.kubeconfig</text:span></text:p>
      <text:p text:style-name="Preformatted_20_Text"/>
      <text:p text:style-name="Preformatted_20_Text"><text:span text:style-name="Source_20_Text"><text:s text:c="2"/>kubectl config set-credentials system:node:${instance} \</text:span></text:p>
      <text:p text:style-name="Preformatted_20_Text"><text:span text:style-name="Source_20_Text"><text:s text:c="4"/>--client-certificate=${instance}.pem \</text:span></text:p>
      <text:p text:style-name="Preformatted_20_Text"><text:span text:style-name="Source_20_Text"><text:s text:c="4"/>--client-key=${instance}-key.pem \</text:span></text:p>
      <text:p text:style-name="Preformatted_20_Text"><text:span text:style-name="Source_20_Text"><text:s text:c="4"/>--embed-certs=true \</text:span></text:p>
      <text:p text:style-name="Preformatted_20_Text"><text:span text:style-name="Source_20_Text"><text:s text:c="4"/>--kubeconfig=${instance}.kubeconfig</text:span></text:p>
      <text:p text:style-name="Preformatted_20_Text"/>
      <text:p text:style-name="Preformatted_20_Text"><text:span text:style-name="Source_20_Text"><text:s text:c="2"/>kubectl config set-context default \</text:span></text:p>
      <text:p text:style-name="Preformatted_20_Text"><text:span text:style-name="Source_20_Text"><text:s text:c="4"/>--cluster=kubernetes-the-hard-way \</text:span></text:p>
      <text:p text:style-name="Preformatted_20_Text"><text:span text:style-name="Source_20_Text"><text:s text:c="4"/>--user=system:node:${instance} \</text:span></text:p>
      <text:p text:style-name="Preformatted_20_Text"><text:span text:style-name="Source_20_Text"><text:s text:c="4"/>--kubeconfig=${instance}.kubeconfig</text:span></text:p>
      <text:p text:style-name="Preformatted_20_Text"/>
      <text:p text:style-name="Preformatted_20_Text"><text:span text:style-name="Source_20_Text"><text:s text:c="2"/>kubectl config use-context default --kubeconfig=${instance}.kubeconfig</text:span></text:p>
      <text:p text:style-name="P39"><text:span text:style-name="Source_20_Text">done</text:span></text:p>
      <text:p text:style-name="P21"><text:span text:style-name="Source_20_Text"><text:span text:style-name="T25">Results:</text:span></text:span></text:p>
      <text:p text:style-name="P43"><text:span text:style-name="Source_20_Text"><text:span text:style-name="T25">worker-0.kubeconfig</text:span></text:span></text:p>
      <text:p text:style-name="Preformatted_20_Text"><text:span text:style-name="Source_20_Text">worker-1.kubeconfig</text:span></text:p>
      <text:p text:style-name="P39"><text:span text:style-name="Source_20_Text">worker-2.kubeconfig</text:span></text:p>
      <text:h text:style-name="P32" text:outline-level="3"><text:span text:style-name="Source_20_Text">The kube-proxy Kubernetes Configuration File</text:span></text:h>
      <text:p text:style-name="P39"><text:span text:style-name="Source_20_Text">Generate a kubeconfig file for the kube-proxy service:</text:span></text:p>
      <text:p text:style-name="P39"><text:span text:style-name="Source_20_Text">{</text:span></text:p>
      <text:p text:style-name="Preformatted_20_Text"><text:span text:style-name="Source_20_Text"><text:s text:c="2"/>kubectl config set-cluster kubernetes-the-hard-way \</text:span></text:p>
      <text:p text:style-name="Preformatted_20_Text"><text:span text:style-name="Source_20_Text"><text:s text:c="4"/>--certificate-authority=ca.pem \</text:span></text:p>
      <text:p text:style-name="Preformatted_20_Text"><text:span text:style-name="Source_20_Text"><text:s text:c="4"/>--embed-certs=true \</text:span></text:p>
      <text:p text:style-name="Preformatted_20_Text"><text:span text:style-name="Source_20_Text"><text:s text:c="4"/>--server=https://${KUBERNETES_PUBLIC_ADDRESS}:6443 \</text:span></text:p>
      <text:p text:style-name="Preformatted_20_Text"><text:span text:style-name="Source_20_Text"><text:s text:c="4"/>--kubeconfig=kube-proxy.kubeconfig</text:span></text:p>
      <text:p text:style-name="Preformatted_20_Text"/>
      <text:p text:style-name="Preformatted_20_Text"><text:span text:style-name="Source_20_Text"><text:s text:c="2"/>kubectl config set-credentials system:kube-proxy \</text:span></text:p>
      <text:p text:style-name="Preformatted_20_Text"><text:span text:style-name="Source_20_Text"><text:s text:c="4"/>--client-certificate=kube-proxy.pem \</text:span></text:p>
      <text:p text:style-name="Preformatted_20_Text"><text:span text:style-name="Source_20_Text"><text:s text:c="4"/>--client-key=kube-proxy-key.pem \</text:span></text:p>
      <text:p text:style-name="Preformatted_20_Text"><text:span text:style-name="Source_20_Text"><text:s text:c="4"/>--embed-certs=true \</text:span></text:p>
      <text:p text:style-name="Preformatted_20_Text"><text:span text:style-name="Source_20_Text"><text:s text:c="4"/>--kubeconfig=kube-proxy.kubeconfig</text:span></text:p>
      <text:p text:style-name="Preformatted_20_Text"/>
      <text:p text:style-name="Preformatted_20_Text"><text:span text:style-name="Source_20_Text"><text:s text:c="2"/>kubectl config set-context default \</text:span></text:p>
      <text:p text:style-name="Preformatted_20_Text"><text:span text:style-name="Source_20_Text"><text:s text:c="4"/>--cluster=kubernetes-the-hard-way \</text:span></text:p>
      <text:p text:style-name="Preformatted_20_Text"><text:span text:style-name="Source_20_Text"><text:s text:c="4"/>--user=system:kube-proxy \</text:span></text:p>
      <text:p text:style-name="Preformatted_20_Text"><text:span text:style-name="Source_20_Text"><text:s text:c="4"/>--kubeconfig=kube-proxy.kubeconfig</text:span></text:p>
      <text:p text:style-name="Preformatted_20_Text"/>
      <text:p text:style-name="Preformatted_20_Text"><text:soft-page-break/><text:span text:style-name="Source_20_Text"><text:s text:c="2"/>kubectl config use-context default --kubeconfig=kube-proxy.kubeconfig</text:span></text:p>
      <text:p text:style-name="P39"><text:span text:style-name="Source_20_Text">}</text:span></text:p>
      <text:p text:style-name="P45"><text:span text:style-name="Source_20_Text"><text:span text:style-name="T37">Results:</text:span></text:span></text:p>
      <text:p text:style-name="P45"><text:span text:style-name="Source_20_Text">kube-proxy.kubeconfig</text:span></text:p>
      <text:p text:style-name="P45"><text:span text:style-name="Source_20_Text"/></text:p>
      <text:h text:style-name="P37" text:outline-level="3"><text:span text:style-name="Source_20_Text">The kube-controller-manager Kubernetes Configuration File</text:span></text:h>
      <text:p text:style-name="P22"><text:span text:style-name="Source_20_Text">Generate a kubeconfig file for the kube-controller-manager service:</text:span></text:p>
      <text:p text:style-name="Preformatted_20_Text"><text:span text:style-name="Source_20_Text">{</text:span></text:p>
      <text:p text:style-name="Preformatted_20_Text"><text:span text:style-name="Source_20_Text"><text:s text:c="2"/>kubectl config set-cluster kubernetes-the-hard-way \</text:span></text:p>
      <text:p text:style-name="Preformatted_20_Text"><text:span text:style-name="Source_20_Text"><text:s text:c="4"/>--certificate-authority=ca.pem \</text:span></text:p>
      <text:p text:style-name="Preformatted_20_Text"><text:span text:style-name="Source_20_Text"><text:s text:c="4"/>--embed-certs=true \</text:span></text:p>
      <text:p text:style-name="Preformatted_20_Text"><text:span text:style-name="Source_20_Text"><text:s text:c="4"/>--server=https://127.0.0.1:6443 \</text:span></text:p>
      <text:p text:style-name="Preformatted_20_Text"><text:span text:style-name="Source_20_Text"><text:s text:c="4"/>--kubeconfig=kube-controller-manager.kubeconfig</text:span></text:p>
      <text:p text:style-name="Preformatted_20_Text"/>
      <text:p text:style-name="Preformatted_20_Text"><text:span text:style-name="Source_20_Text"><text:s text:c="2"/>kubectl config set-credentials system:kube-controller-manager \</text:span></text:p>
      <text:p text:style-name="Preformatted_20_Text"><text:span text:style-name="Source_20_Text"><text:s text:c="4"/>--client-certificate=kube-controller-manager.pem \</text:span></text:p>
      <text:p text:style-name="Preformatted_20_Text"><text:span text:style-name="Source_20_Text"><text:s text:c="4"/>--client-key=kube-controller-manager-key.pem \</text:span></text:p>
      <text:p text:style-name="Preformatted_20_Text"><text:span text:style-name="Source_20_Text"><text:s text:c="4"/>--embed-certs=true \</text:span></text:p>
      <text:p text:style-name="Preformatted_20_Text"><text:span text:style-name="Source_20_Text"><text:s text:c="4"/>--kubeconfig=kube-controller-manager.kubeconfig</text:span></text:p>
      <text:p text:style-name="Preformatted_20_Text"/>
      <text:p text:style-name="Preformatted_20_Text"><text:span text:style-name="Source_20_Text"><text:s text:c="2"/>kubectl config set-context default \</text:span></text:p>
      <text:p text:style-name="Preformatted_20_Text"><text:span text:style-name="Source_20_Text"><text:s text:c="4"/>--cluster=kubernetes-the-hard-way \</text:span></text:p>
      <text:p text:style-name="Preformatted_20_Text"><text:span text:style-name="Source_20_Text"><text:s text:c="4"/>--user=system:kube-controller-manager \</text:span></text:p>
      <text:p text:style-name="Preformatted_20_Text"><text:span text:style-name="Source_20_Text"><text:s text:c="4"/>--kubeconfig=kube-controller-manager.kubeconfig</text:span></text:p>
      <text:p text:style-name="Preformatted_20_Text"/>
      <text:p text:style-name="Preformatted_20_Text"><text:span text:style-name="Source_20_Text"><text:s text:c="2"/>kubectl config use-context default --kubeconfig=kube-controller-manager.kubeconfig</text:span></text:p>
      <text:p text:style-name="P39"><text:span text:style-name="Source_20_Text">}</text:span></text:p>
      <text:p text:style-name="P45"><text:span text:style-name="Source_20_Text"><text:span text:style-name="T26">Results:</text:span></text:span></text:p>
      <text:p text:style-name="P45"><text:span text:style-name="Source_20_Text"><text:span text:style-name="T26">kube-controller-manager.kubeconfig</text:span></text:span></text:p>
      <text:h text:style-name="P37" text:outline-level="3"><text:span text:style-name="Source_20_Text"><text:span text:style-name="T26">The kube-scheduler Kubernetes Configuration File</text:span></text:span></text:h>
      <text:p text:style-name="P22"><text:span text:style-name="Source_20_Text"><text:span text:style-name="T26">Generate a kubeconfig file for the kube-scheduler service:</text:span></text:span></text:p>
      <text:p text:style-name="Preformatted_20_Text"><text:span text:style-name="Source_20_Text">{</text:span></text:p>
      <text:p text:style-name="Preformatted_20_Text"><text:span text:style-name="Source_20_Text"><text:s text:c="2"/>kubectl config set-cluster kubernetes-the-hard-way \</text:span></text:p>
      <text:p text:style-name="Preformatted_20_Text"><text:span text:style-name="Source_20_Text"><text:s text:c="4"/>--certificate-authority=ca.pem \</text:span></text:p>
      <text:p text:style-name="Preformatted_20_Text"><text:span text:style-name="Source_20_Text"><text:s text:c="4"/>--embed-certs=true \</text:span></text:p>
      <text:p text:style-name="Preformatted_20_Text"><text:span text:style-name="Source_20_Text"><text:s text:c="4"/>--server=https://127.0.0.1:6443 \</text:span></text:p>
      <text:p text:style-name="Preformatted_20_Text"><text:span text:style-name="Source_20_Text"><text:s text:c="4"/>--kubeconfig=kube-scheduler.kubeconfig</text:span></text:p>
      <text:p text:style-name="Preformatted_20_Text"/>
      <text:p text:style-name="Preformatted_20_Text"><text:span text:style-name="Source_20_Text"><text:s text:c="2"/>kubectl config set-credentials system:kube-scheduler \</text:span></text:p>
      <text:p text:style-name="Preformatted_20_Text"><text:span text:style-name="Source_20_Text"><text:s text:c="4"/>--client-certificate=kube-scheduler.pem \</text:span></text:p>
      <text:p text:style-name="Preformatted_20_Text"><text:span text:style-name="Source_20_Text"><text:s text:c="4"/>--client-key=kube-scheduler-key.pem \</text:span></text:p>
      <text:p text:style-name="Preformatted_20_Text"><text:span text:style-name="Source_20_Text"><text:s text:c="4"/>--embed-certs=true \</text:span></text:p>
      <text:p text:style-name="Preformatted_20_Text"><text:span text:style-name="Source_20_Text"><text:s text:c="4"/>--kubeconfig=kube-scheduler.kubeconfig</text:span></text:p>
      <text:p text:style-name="Preformatted_20_Text"/>
      <text:p text:style-name="Preformatted_20_Text"><text:span text:style-name="Source_20_Text"><text:s text:c="2"/>kubectl config set-context default \</text:span></text:p>
      <text:p text:style-name="Preformatted_20_Text"><text:span text:style-name="Source_20_Text"><text:s text:c="4"/>--cluster=kubernetes-the-hard-way \</text:span></text:p>
      <text:p text:style-name="Preformatted_20_Text"><text:soft-page-break/><text:span text:style-name="Source_20_Text"><text:s text:c="4"/>--user=system:kube-scheduler \</text:span></text:p>
      <text:p text:style-name="Preformatted_20_Text"><text:span text:style-name="Source_20_Text"><text:s text:c="4"/>--kubeconfig=kube-scheduler.kubeconfig</text:span></text:p>
      <text:p text:style-name="Preformatted_20_Text"/>
      <text:p text:style-name="Preformatted_20_Text"><text:span text:style-name="Source_20_Text"><text:s text:c="2"/>kubectl config use-context default --kubeconfig=kube-scheduler.kubeconfig</text:span></text:p>
      <text:p text:style-name="P39"><text:span text:style-name="Source_20_Text">}</text:span></text:p>
      <text:p text:style-name="P45"><text:span text:style-name="Source_20_Text"><text:span text:style-name="T26">Results:</text:span></text:span></text:p>
      <text:p text:style-name="P45"><text:span text:style-name="Source_20_Text"><text:span text:style-name="T26">kube-scheduler.kubeconfig</text:span></text:span></text:p>
      <text:h text:style-name="P37" text:outline-level="3"><text:span text:style-name="Source_20_Text"><text:span text:style-name="T26">The admin Kubernetes Configuration File</text:span></text:span></text:h>
      <text:p text:style-name="P22"><text:span text:style-name="Source_20_Text"><text:span text:style-name="T26">Generate a kubeconfig file for the admin user:</text:span></text:span></text:p>
      <text:p text:style-name="Preformatted_20_Text"><text:span text:style-name="Source_20_Text">{</text:span></text:p>
      <text:p text:style-name="Preformatted_20_Text"><text:span text:style-name="Source_20_Text"><text:s text:c="2"/>kubectl config set-cluster kubernetes-the-hard-way \</text:span></text:p>
      <text:p text:style-name="Preformatted_20_Text"><text:span text:style-name="Source_20_Text"><text:s text:c="4"/>--certificate-authority=ca.pem \</text:span></text:p>
      <text:p text:style-name="Preformatted_20_Text"><text:span text:style-name="Source_20_Text"><text:s text:c="4"/>--embed-certs=true \</text:span></text:p>
      <text:p text:style-name="Preformatted_20_Text"><text:span text:style-name="Source_20_Text"><text:s text:c="4"/>--server=https://127.0.0.1:6443 \</text:span></text:p>
      <text:p text:style-name="Preformatted_20_Text"><text:span text:style-name="Source_20_Text"><text:s text:c="4"/>--kubeconfig=admin.kubeconfig</text:span></text:p>
      <text:p text:style-name="Preformatted_20_Text"/>
      <text:p text:style-name="Preformatted_20_Text"><text:span text:style-name="Source_20_Text"><text:s text:c="2"/>kubectl config set-credentials admin \</text:span></text:p>
      <text:p text:style-name="Preformatted_20_Text"><text:span text:style-name="Source_20_Text"><text:s text:c="4"/>--client-certificate=admin.pem \</text:span></text:p>
      <text:p text:style-name="Preformatted_20_Text"><text:span text:style-name="Source_20_Text"><text:s text:c="4"/>--client-key=admin-key.pem \</text:span></text:p>
      <text:p text:style-name="Preformatted_20_Text"><text:span text:style-name="Source_20_Text"><text:s text:c="4"/>--embed-certs=true \</text:span></text:p>
      <text:p text:style-name="Preformatted_20_Text"><text:span text:style-name="Source_20_Text"><text:s text:c="4"/>--kubeconfig=admin.kubeconfig</text:span></text:p>
      <text:p text:style-name="Preformatted_20_Text"/>
      <text:p text:style-name="Preformatted_20_Text"><text:span text:style-name="Source_20_Text"><text:s text:c="2"/>kubectl config set-context default \</text:span></text:p>
      <text:p text:style-name="Preformatted_20_Text"><text:span text:style-name="Source_20_Text"><text:s text:c="4"/>--cluster=kubernetes-the-hard-way \</text:span></text:p>
      <text:p text:style-name="Preformatted_20_Text"><text:span text:style-name="Source_20_Text"><text:s text:c="4"/>--user=admin \</text:span></text:p>
      <text:p text:style-name="Preformatted_20_Text"><text:span text:style-name="Source_20_Text"><text:s text:c="4"/>--kubeconfig=admin.kubeconfig</text:span></text:p>
      <text:p text:style-name="Preformatted_20_Text"/>
      <text:p text:style-name="Preformatted_20_Text"><text:span text:style-name="Source_20_Text"><text:s text:c="2"/>kubectl config use-context default --kubeconfig=admin.kubeconfig</text:span></text:p>
      <text:p text:style-name="P39"><text:span text:style-name="Source_20_Text">}</text:span></text:p>
      <text:p text:style-name="P45"><text:span text:style-name="Source_20_Text"><text:span text:style-name="T26">Results:</text:span></text:span></text:p>
      <text:p text:style-name="P45"><text:span text:style-name="Source_20_Text"><text:span text:style-name="T26">admin.kubeconfig</text:span></text:span></text:p>
      <text:h text:style-name="P30" text:outline-level="2"><text:span text:style-name="Source_20_Text"><text:span text:style-name="T26">Distribute the Kubernetes Configuration Files</text:span></text:span></text:h>
      <text:p text:style-name="P22"><text:span text:style-name="Source_20_Text"><text:span text:style-name="T26">Copy the appropriate kubelet and kube-proxy kubeconfig files to each worker instance:</text:span></text:span></text:p>
      <text:p text:style-name="Preformatted_20_Text"><text:span text:style-name="Source_20_Text">for instance in worker-0 worker-1 worker-2; do</text:span></text:p>
      <text:p text:style-name="Preformatted_20_Text"><text:span text:style-name="Source_20_Text"><text:s text:c="2"/>gcloud compute scp ${instance}.kubeconfig kube-proxy.kubeconfig ${instance}:~/</text:span></text:p>
      <text:p text:style-name="P39"><text:span text:style-name="Source_20_Text">done</text:span></text:p>
      <text:p text:style-name="Text_20_body">Copy the appropriate <text:span text:style-name="Source_20_Text">kube-controller-manager</text:span> and <text:span text:style-name="Source_20_Text">kube-scheduler</text:span> kubeconfig files to each controller instance:</text:p>
      <text:p text:style-name="Preformatted_20_Text"><text:span text:style-name="Source_20_Text">for instance in controller-0; do</text:span></text:p>
      <text:p text:style-name="Preformatted_20_Text"><text:span text:style-name="Source_20_Text"><text:s text:c="2"/>gcloud compute scp admin.kubeconfig kube-controller-manager.kubeconfig kube-scheduler.kubeconfig ${instance}:~/</text:span></text:p>
      <text:p text:style-name="P39"><text:span text:style-name="Source_20_Text">done</text:span></text:p>
      <text:h text:style-name="P54" text:outline-level="1"><text:soft-page-break/><text:span text:style-name="Source_20_Text"><text:span text:style-name="T26">Generating the Data Encryption Config and Key</text:span></text:span></text:h>
      <text:p text:style-name="P46"><text:span text:style-name="Source_20_Text"><text:span text:style-name="T27">Encryption config is useful for encrypting kubernetes secrets</text:span></text:span></text:p>
      <text:h text:style-name="P31" text:outline-level="2"><text:span text:style-name="Source_20_Text"><text:span text:style-name="T27">The Encryption Key</text:span></text:span></text:h>
      <text:p text:style-name="P23"><text:span text:style-name="Source_20_Text"><text:span text:style-name="T27">Generate an encryption key:</text:span></text:span></text:p>
      <text:p text:style-name="P39"><text:span text:style-name="Source_20_Text">ENCRYPTION_KEY=$(head -c 32 /dev/urandom | base64)</text:span></text:p>
      <text:h text:style-name="P31" text:outline-level="2"><text:span text:style-name="Source_20_Text"><text:span text:style-name="T27">The Encryption Config File</text:span></text:span></text:h>
      <text:p text:style-name="Text_20_body">Create the <text:span text:style-name="Source_20_Text">encryption-config.yaml</text:span> encryption config file:</text:p>
      <text:p text:style-name="Preformatted_20_Text"><text:span text:style-name="Source_20_Text">cat &gt; encryption-config.yaml &lt;&lt;EOF</text:span></text:p>
      <text:p text:style-name="Preformatted_20_Text"><text:span text:style-name="Source_20_Text">kind: EncryptionConfig</text:span></text:p>
      <text:p text:style-name="Preformatted_20_Text"><text:span text:style-name="Source_20_Text">apiVersion: v1</text:span></text:p>
      <text:p text:style-name="Preformatted_20_Text"><text:span text:style-name="Source_20_Text">resources:</text:span></text:p>
      <text:p text:style-name="Preformatted_20_Text"><text:span text:style-name="Source_20_Text"><text:s text:c="2"/>- resources:</text:span></text:p>
      <text:p text:style-name="Preformatted_20_Text"><text:span text:style-name="Source_20_Text"><text:s text:c="6"/>- secrets</text:span></text:p>
      <text:p text:style-name="Preformatted_20_Text"><text:span text:style-name="Source_20_Text"><text:s text:c="4"/>providers:</text:span></text:p>
      <text:p text:style-name="Preformatted_20_Text"><text:span text:style-name="Source_20_Text"><text:s text:c="6"/>- aescbc:</text:span></text:p>
      <text:p text:style-name="Preformatted_20_Text"><text:span text:style-name="Source_20_Text"><text:s text:c="10"/>keys:</text:span></text:p>
      <text:p text:style-name="Preformatted_20_Text"><text:span text:style-name="Source_20_Text"><text:s text:c="12"/>- name: key1</text:span></text:p>
      <text:p text:style-name="Preformatted_20_Text"><text:span text:style-name="Source_20_Text"><text:s text:c="14"/>secret: ${ENCRYPTION_KEY}</text:span></text:p>
      <text:p text:style-name="Preformatted_20_Text"><text:span text:style-name="Source_20_Text"><text:s text:c="6"/>- identity: {}</text:span></text:p>
      <text:p text:style-name="P39"><text:span text:style-name="Source_20_Text">EOF</text:span></text:p>
      <text:p text:style-name="P23"><text:span text:style-name="Source_20_Text"><text:span text:style-name="T27">Copy the encryption-config.yaml encryption config file to each controller instance:</text:span></text:span></text:p>
      <text:p text:style-name="Preformatted_20_Text"><text:span text:style-name="Source_20_Text">for instance in controller-0; do</text:span></text:p>
      <text:p text:style-name="Preformatted_20_Text"><text:span text:style-name="Source_20_Text"><text:s text:c="2"/>gcloud compute scp encryption-config.yaml ${instance}:~/</text:span></text:p>
      <text:p text:style-name="P39"><text:span text:style-name="Source_20_Text">done</text:span></text:p>
      <text:p text:style-name="P39"><text:span text:style-name="Source_20_Text"/></text:p>
      <text:p text:style-name="P39"><text:span text:style-name="Source_20_Text"><text:s text:c="109"/></text:span></text:p>
      <text:h text:style-name="P51" text:outline-level="1"><text:span text:style-name="Source_20_Text">Bootstrapping the etcd Cluster</text:span><text:span text:style-name="Source_20_Text"><text:span text:style-name="T38">(run in contreoller nodes)</text:span></text:span></text:h>
      <text:p text:style-name="P39"><text:span text:style-name="Source_20_Text">The commands in this lab must be run on each controller instance: controller-0</text:span></text:p>
      <text:p text:style-name="P46"><text:span text:style-name="Source_20_Text"><text:span text:style-name="T27">gcloud compute ssh controller-0</text:span></text:span></text:p>
      <text:p text:style-name="P47"><text:span text:style-name="Source_20_Text"><text:span text:style-name="T28">coreos/etcd binaries:</text:span></text:span></text:p>
      <text:p text:style-name="P47"><text:span text:style-name="Source_20_Text"><text:span text:style-name="T6">wget -q --show-progress --https-only --timestamping \</text:span></text:span></text:p>
      <text:p text:style-name="P39"><text:soft-page-break/><text:span text:style-name="Source_20_Text"><text:s text:c="2"/>"</text:span><text:a xlink:type="simple" xlink:href="https://github.com/coreos/etcd/releases/download/v3.3.9/etcd-v3.3.9-linux-amd64.tar.gz" text:style-name="Internet_20_link" text:visited-style-name="Visited_20_Internet_20_Link"><text:span text:style-name="Source_20_Text">https://github.com/coreos/etcd/releases/download/v3.3.9/etcd-v3.3.9-linux-amd64.tar.gz</text:span></text:a><text:span text:style-name="Source_20_Text">"</text:span></text:p>
      <text:p text:style-name="P39"><text:span text:style-name="Source_20_Text"/></text:p>
      <text:p text:style-name="P16"><text:span text:style-name="Source_20_Text">Extract and install the etcd server and the etcdctl command line utility:</text:span></text:p>
      <text:p text:style-name="Preformatted_20_Text"><text:span text:style-name="Source_20_Text">{</text:span></text:p>
      <text:p text:style-name="Preformatted_20_Text"><text:span text:style-name="Source_20_Text"><text:s text:c="2"/>tar -xvf etcd-v3.3.9-linux-amd64.tar.gz</text:span></text:p>
      <text:p text:style-name="Preformatted_20_Text"><text:span text:style-name="Source_20_Text"><text:s text:c="2"/>sudo mv etcd-v3.3.9-linux-amd64/etcd* /usr/local/bin/</text:span></text:p>
      <text:p text:style-name="P39"><text:span text:style-name="Source_20_Text">}</text:span></text:p>
      <text:h text:style-name="Heading_20_3" text:outline-level="3"><text:bookmark text:name="user-content-configure-the-etcd-server"/>Configure the etcd Server</text:h>
      <text:p text:style-name="Preformatted_20_Text"><text:span text:style-name="Source_20_Text">{</text:span></text:p>
      <text:p text:style-name="Preformatted_20_Text"><text:span text:style-name="Source_20_Text"><text:s text:c="2"/>sudo mkdir -p /etc/etcd /var/lib/etcd</text:span></text:p>
      <text:p text:style-name="Preformatted_20_Text"><text:span text:style-name="Source_20_Text"><text:s text:c="2"/>sudo cp ca.pem kubernetes-key.pem kubernetes.pem /etc/etcd/</text:span></text:p>
      <text:p text:style-name="P39"><text:span text:style-name="Source_20_Text">}</text:span></text:p>
      <text:p text:style-name="Text_20_body">The instance internal IP address will be used to serve client requests and communicate with etcd cluster peers. Retrieve the internal IP address for the current compute instance:</text:p>
      <text:p text:style-name="Preformatted_20_Text"><text:span text:style-name="Source_20_Text">INTERNAL_IP=$(curl -s -H "Metadata-Flavor: Google" \</text:span></text:p>
      <text:p text:style-name="P39"><text:span text:style-name="Source_20_Text"><text:s text:c="2"/>http://metadata.google.internal/computeMetadata/v1/instance/network-interfaces/0/ip)</text:span></text:p>
      <text:p text:style-name="Text_20_body">Each etcd member must have a unique name within an etcd cluster. Set the etcd name to match the hostname of the current compute instance:</text:p>
      <text:p text:style-name="P39"><text:span text:style-name="Source_20_Text">ETCD_NAME=$(hostname -s)</text:span></text:p>
      <text:p text:style-name="Text_20_body">Create the <text:span text:style-name="Source_20_Text">etcd.service</text:span> systemd unit file:</text:p>
      <text:p text:style-name="Preformatted_20_Text"><text:span text:style-name="Source_20_Text">cat &lt;&lt;EOF | sudo tee /etc/systemd/system/etcd.service</text:span></text:p>
      <text:p text:style-name="Preformatted_20_Text"><text:span text:style-name="Source_20_Text">[Unit]</text:span></text:p>
      <text:p text:style-name="Preformatted_20_Text"><text:span text:style-name="Source_20_Text">Description=etcd</text:span></text:p>
      <text:p text:style-name="Preformatted_20_Text"><text:span text:style-name="Source_20_Text">Documentation=https://github.com/coreos</text:span></text:p>
      <text:p text:style-name="Preformatted_20_Text"/>
      <text:p text:style-name="Preformatted_20_Text"><text:span text:style-name="Source_20_Text">[Service]</text:span></text:p>
      <text:p text:style-name="Preformatted_20_Text"><text:span text:style-name="Source_20_Text">ExecStart=/usr/local/bin/etcd \\</text:span></text:p>
      <text:p text:style-name="Preformatted_20_Text"><text:span text:style-name="Source_20_Text"><text:s text:c="2"/>--name ${ETCD_NAME} \\</text:span></text:p>
      <text:p text:style-name="Preformatted_20_Text"><text:span text:style-name="Source_20_Text"><text:s text:c="2"/>--cert-file=/etc/etcd/kubernetes.pem \\</text:span></text:p>
      <text:p text:style-name="Preformatted_20_Text"><text:span text:style-name="Source_20_Text"><text:s text:c="2"/>--key-file=/etc/etcd/kubernetes-key.pem \\</text:span></text:p>
      <text:p text:style-name="Preformatted_20_Text"><text:span text:style-name="Source_20_Text"><text:s text:c="2"/>--peer-cert-file=/etc/etcd/kubernetes.pem \\</text:span></text:p>
      <text:p text:style-name="Preformatted_20_Text"><text:span text:style-name="Source_20_Text"><text:s text:c="2"/>--peer-key-file=/etc/etcd/kubernetes-key.pem \\</text:span></text:p>
      <text:p text:style-name="Preformatted_20_Text"><text:span text:style-name="Source_20_Text"><text:s text:c="2"/>--trusted-ca-file=/etc/etcd/ca.pem \\</text:span></text:p>
      <text:p text:style-name="Preformatted_20_Text"><text:span text:style-name="Source_20_Text"><text:s text:c="2"/>--peer-trusted-ca-file=/etc/etcd/ca.pem \\</text:span></text:p>
      <text:p text:style-name="Preformatted_20_Text"><text:span text:style-name="Source_20_Text"><text:s text:c="2"/>--peer-client-cert-auth \\</text:span></text:p>
      <text:p text:style-name="Preformatted_20_Text"><text:span text:style-name="Source_20_Text"><text:s text:c="2"/>--client-cert-auth \\</text:span></text:p>
      <text:p text:style-name="Preformatted_20_Text"><text:span text:style-name="Source_20_Text"><text:s text:c="2"/>--initial-advertise-peer-urls https://${INTERNAL_IP}:2380 \\</text:span></text:p>
      <text:p text:style-name="Preformatted_20_Text"><text:span text:style-name="Source_20_Text"><text:s text:c="2"/>--listen-peer-urls https://${INTERNAL_IP}:2380 \\</text:span></text:p>
      <text:p text:style-name="Preformatted_20_Text"><text:span text:style-name="Source_20_Text"><text:s text:c="2"/>--listen-client-urls https://${INTERNAL_IP}:2379,https://127.0.0.1:2379 \\</text:span></text:p>
      <text:p text:style-name="Preformatted_20_Text"><text:span text:style-name="Source_20_Text"><text:s text:c="2"/>--advertise-client-urls https://${INTERNAL_IP}:2379 \\</text:span></text:p>
      <text:p text:style-name="Preformatted_20_Text"><text:span text:style-name="Source_20_Text"><text:s text:c="2"/>--initial-cluster-token etcd-cluster-0 \\</text:span></text:p>
      <text:p text:style-name="Preformatted_20_Text"><text:span text:style-name="Source_20_Text"><text:s text:c="2"/>--initial-cluster controller-0=https://10.240.0.10:2380 \\</text:span></text:p>
      <text:p text:style-name="Preformatted_20_Text"><text:span text:style-name="Source_20_Text"><text:s text:c="2"/>--initial-cluster-state new \\</text:span></text:p>
      <text:p text:style-name="Preformatted_20_Text"><text:span text:style-name="Source_20_Text"><text:s text:c="2"/>--data-dir=/var/lib/etcd</text:span></text:p>
      <text:p text:style-name="Preformatted_20_Text"><text:span text:style-name="Source_20_Text">Restart=on-failure</text:span></text:p>
      <text:p text:style-name="Preformatted_20_Text"><text:soft-page-break/><text:span text:style-name="Source_20_Text">RestartSec=5</text:span></text:p>
      <text:p text:style-name="Preformatted_20_Text"/>
      <text:p text:style-name="Preformatted_20_Text"><text:span text:style-name="Source_20_Text">[Install]</text:span></text:p>
      <text:p text:style-name="Preformatted_20_Text"><text:span text:style-name="Source_20_Text">WantedBy=multi-user.target</text:span></text:p>
      <text:p text:style-name="P39"><text:span text:style-name="Source_20_Text">EOF</text:span></text:p>
      <text:h text:style-name="Heading_20_3" text:outline-level="3"><text:bookmark text:name="user-content-start-the-etcd-server"/>Start the etcd Server</text:h>
      <text:p text:style-name="Preformatted_20_Text"><text:span text:style-name="Source_20_Text">{</text:span></text:p>
      <text:p text:style-name="Preformatted_20_Text"><text:span text:style-name="Source_20_Text"><text:s text:c="2"/>sudo systemctl daemon-reload</text:span></text:p>
      <text:p text:style-name="Preformatted_20_Text"><text:span text:style-name="Source_20_Text"><text:s text:c="2"/>sudo systemctl enable etcd</text:span></text:p>
      <text:p text:style-name="Preformatted_20_Text"><text:span text:style-name="Source_20_Text"><text:s text:c="2"/>sudo systemctl start etcd</text:span></text:p>
      <text:p text:style-name="P39"><text:span text:style-name="Source_20_Text">}</text:span></text:p>
      <text:p text:style-name="Quotations">Remember to run the above commands on each controller node: <text:span text:style-name="Source_20_Text">controller-0.</text:span></text:p>
      <text:p text:style-name="P68"><text:span text:style-name="Source_20_Text"><text:span text:style-name="T39">Verificatin of etcd.service:</text:span></text:span></text:p>
      <text:p text:style-name="P68"><text:span text:style-name="Source_20_Text"><text:span text:style-name="T29">Output:</text:span></text:span><text:span text:style-name="Source_20_Text"><text:span text:style-name="T39"> etcd.service</text:span></text:span></text:p>
      <text:p text:style-name="P68"><text:span text:style-name="Source_20_Text"><text:span text:style-name="T29">Command:</text:span></text:span><text:span text:style-name="Source_20_Text"><text:span text:style-name="T39"> sudo systemctl status etcd.service </text:span></text:span></text:p>
      <text:p text:style-name="Preformatted_20_Text"><text:span text:style-name="Source_20_Text">● etcd.service - etcd</text:span></text:p>
      <text:p text:style-name="Preformatted_20_Text"><text:span text:style-name="Source_20_Text"><text:s text:c="3"/>Loaded: loaded (/etc/systemd/system/etcd.service; enabled; vendor preset: enabled)</text:span></text:p>
      <text:p text:style-name="Preformatted_20_Text"><text:span text:style-name="Source_20_Text"><text:s text:c="3"/>Active: active (running) since Tue 2018-10-16 13:21:21 UTC; 4s ago</text:span></text:p>
      <text:p text:style-name="Preformatted_20_Text"><text:span text:style-name="Source_20_Text"><text:s text:c="5"/>Docs: https://github.com/coreos</text:span></text:p>
      <text:p text:style-name="Preformatted_20_Text"><text:span text:style-name="Source_20_Text"><text:s/>Main PID: 2200 (etcd)</text:span></text:p>
      <text:p text:style-name="Preformatted_20_Text"><text:span text:style-name="Source_20_Text"><text:s text:c="4"/>Tasks: 6 (limit: 4401)</text:span></text:p>
      <text:p text:style-name="Preformatted_20_Text"><text:span text:style-name="Source_20_Text"><text:s text:c="3"/>CGroup: /system.slice/etcd.service</text:span></text:p>
      <text:p text:style-name="Preformatted_20_Text"><text:span text:style-name="Source_20_Text"><text:s text:c="11"/>└─2200 /usr/local/bin/etcd --name controller-0 --cert-file=/etc/etcd/kubernetes.pem --key-file=/etc/etcd/kubernetes-key.pem --peer-cert-file=/etc/etcd/kube</text:span></text:p>
      <text:p text:style-name="Preformatted_20_Text"><text:span text:style-name="Source_20_Text"/></text:p>
      <text:p text:style-name="Preformatted_20_Text"><text:span text:style-name="Source_20_Text">Oct 16 13:21:21 controller-0 etcd[2200]: f98dc20bce6225a0 became candidate at term 7</text:span></text:p>
      <text:p text:style-name="Preformatted_20_Text"><text:span text:style-name="Source_20_Text">Oct 16 13:21:21 controller-0 etcd[2200]: f98dc20bce6225a0 received MsgVoteResp from f98dc20bce6225a0 at term 7</text:span></text:p>
      <text:p text:style-name="Preformatted_20_Text"><text:span text:style-name="Source_20_Text">Oct 16 13:21:21 controller-0 etcd[2200]: f98dc20bce6225a0 became leader at term 7</text:span></text:p>
      <text:p text:style-name="Preformatted_20_Text"><text:span text:style-name="Source_20_Text">Oct 16 13:21:21 controller-0 etcd[2200]: raft.node: f98dc20bce6225a0 elected leader f98dc20bce6225a0 at term 7</text:span></text:p>
      <text:p text:style-name="Preformatted_20_Text"><text:span text:style-name="Source_20_Text">Oct 16 13:21:21 controller-0 etcd[2200]: published {Name:controller-0 ClientURLs:[https://10.240.0.10:2379]} to cluster cf38f41b9392f2</text:span></text:p>
      <text:p text:style-name="Preformatted_20_Text"><text:span text:style-name="Source_20_Text">Oct 16 13:21:21 controller-0 systemd[1]: Started etcd.</text:span></text:p>
      <text:p text:style-name="Preformatted_20_Text"><text:span text:style-name="Source_20_Text">Oct 16 13:21:21 controller-0 etcd[2200]: ready to serve client requests</text:span></text:p>
      <text:p text:style-name="Preformatted_20_Text"><text:span text:style-name="Source_20_Text">Oct 16 13:21:21 controller-0 etcd[2200]: serving client requests on 10.240.0.10:2379</text:span></text:p>
      <text:p text:style-name="Preformatted_20_Text"><text:span text:style-name="Source_20_Text">Oct 16 13:21:21 controller-0 etcd[2200]: ready to serve client requests</text:span></text:p>
      <text:p text:style-name="Preformatted_20_Text"><text:span text:style-name="Source_20_Text">Oct 16 13:21:21 controller-0 etcd[2200]: serving client requests on 127.0.0.1:2379</text:span></text:p>
      <text:h text:style-name="Heading_20_2" text:outline-level="2"><text:bookmark text:name="user-content-verification2"/>Verification<text:span text:style-name="T38">(run in entry node)</text:span></text:h>
      <text:p text:style-name="Text_20_body">List the etcd cluster members:</text:p>
      <text:p text:style-name="Preformatted_20_Text"><text:span text:style-name="Source_20_Text">sudo ETCDCTL_API=3 etcdctl member list \</text:span></text:p>
      <text:p text:style-name="Preformatted_20_Text"><text:span text:style-name="Source_20_Text"><text:s text:c="2"/>--endpoints=https://127.0.0.1:2379 \</text:span></text:p>
      <text:p text:style-name="Preformatted_20_Text"><text:span text:style-name="Source_20_Text"><text:s text:c="2"/>--cacert=/etc/etcd/ca.pem \</text:span></text:p>
      <text:p text:style-name="Preformatted_20_Text"><text:span text:style-name="Source_20_Text"><text:s text:c="2"/>--cert=/etc/etcd/kubernetes.pem \</text:span></text:p>
      <text:p text:style-name="P39"><text:soft-page-break/><text:span text:style-name="Source_20_Text"><text:s text:c="2"/>--key=/etc/etcd/kubernetes-key.pem</text:span></text:p>
      <text:p text:style-name="P39"><text:span text:style-name="Source_20_Text">output:</text:span></text:p>
      <text:p text:style-name="P39"><text:span text:style-name="Source_20_Text">ffed16798470cab5, started, controller-</text:span><text:span text:style-name="Source_20_Text"><text:span text:style-name="T51">0</text:span></text:span><text:span text:style-name="Source_20_Text">, https://10.240.0.11:2380, </text:span><text:a xlink:type="simple" xlink:href="https://10.240.0.11:2379/" text:style-name="Internet_20_link" text:visited-style-name="Visited_20_Internet_20_Link"><text:span text:style-name="Source_20_Text">https://10.240.0.11:2379</text:span></text:a></text:p>
      <text:p text:style-name="P39"><text:span text:style-name="Source_20_Text"/></text:p>
      <text:h text:style-name="P51" text:outline-level="1"><text:span text:style-name="Source_20_Text"><text:span text:style-name="T24">Bootstrapping the Kubernetes Control Plane</text:span></text:span></text:h>
      <text:h text:style-name="P27" text:outline-level="2"><text:span text:style-name="Source_20_Text"><text:span text:style-name="T24">Prerequisites</text:span></text:span><text:span text:style-name="Source_20_Text"><text:span text:style-name="T30">(Run in the controller0 node)</text:span></text:span></text:h>
      <text:p text:style-name="P39"><text:span text:style-name="Source_20_Text"><text:span text:style-name="T30">gcloud compute ssh controller-0</text:span></text:span></text:p>
      <text:h text:style-name="P27" text:outline-level="2"><text:span text:style-name="Source_20_Text"><text:span text:style-name="T30">Provision the Kubernetes Control Plane</text:span></text:span></text:h>
      <text:p text:style-name="P16"><text:span text:style-name="Source_20_Text"><text:span text:style-name="T30">Create the Kubernetes configuration directory:</text:span></text:span></text:p>
      <text:p text:style-name="P39"><text:span text:style-name="Source_20_Text">sudo mkdir -p /etc/kubernetes/config</text:span></text:p>
      <text:h text:style-name="Heading_20_3" text:outline-level="3"><text:bookmark text:name="user-content-download-and-install-the-kubernetes-controller-binaries"/>Download and Install the Kubernetes Controller Binaries</text:h>
      <text:p text:style-name="Text_20_body">Download the official Kubernetes release binaries:</text:p>
      <text:p text:style-name="Preformatted_20_Text"><text:span text:style-name="Source_20_Text">wget -q --show-progress --https-only --timestamping \</text:span></text:p>
      <text:p text:style-name="Preformatted_20_Text"><text:span text:style-name="Source_20_Text"><text:s text:c="2"/>"https://storage.googleapis.com/kubernetes-release/release/v1.12.0/bin/linux/amd64/kube-apiserver" \</text:span></text:p>
      <text:p text:style-name="Preformatted_20_Text"><text:span text:style-name="Source_20_Text"><text:s text:c="2"/>"https://storage.googleapis.com/kubernetes-release/release/v1.12.0/bin/linux/amd64/kube-controller-manager" \</text:span></text:p>
      <text:p text:style-name="Preformatted_20_Text"><text:span text:style-name="Source_20_Text"><text:s text:c="2"/>"https://storage.googleapis.com/kubernetes-release/release/v1.12.0/bin/linux/amd64/kube-scheduler" \</text:span></text:p>
      <text:p text:style-name="P39"><text:span text:style-name="Source_20_Text"><text:s text:c="2"/>"https://storage.googleapis.com/kubernetes-release/release/v1.12.0/bin/linux/amd64/kubectl"</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Install the Kubernetes binaries:</text:span></text:span></text:p>
      <text:p text:style-name="Preformatted_20_Text"><text:span text:style-name="Source_20_Text">{</text:span></text:p>
      <text:p text:style-name="Preformatted_20_Text"><text:span text:style-name="Source_20_Text"><text:s text:c="2"/>chmod +x kube-apiserver kube-controller-manager kube-scheduler kubectl</text:span></text:p>
      <text:p text:style-name="Preformatted_20_Text"><text:span text:style-name="Source_20_Text"><text:s text:c="2"/>sudo mv kube-apiserver kube-controller-manager kube-scheduler kubectl /usr/local/bin/</text:span></text:p>
      <text:p text:style-name="P39"><text:span text:style-name="Source_20_Text">}</text:span></text:p>
      <text:h text:style-name="P32" text:outline-level="3"><text:span text:style-name="Source_20_Text"><text:span text:style-name="T30">Configure the Kubernetes API Server</text:span></text:span></text:h>
      <text:p text:style-name="Preformatted_20_Text"><text:span text:style-name="Source_20_Text">{</text:span></text:p>
      <text:p text:style-name="Preformatted_20_Text"><text:span text:style-name="Source_20_Text"><text:s text:c="2"/>sudo mkdir -p /var/lib/kubernetes/</text:span></text:p>
      <text:p text:style-name="Preformatted_20_Text"/>
      <text:p text:style-name="Preformatted_20_Text"><text:soft-page-break/><text:span text:style-name="Source_20_Text"><text:s text:c="2"/>sudo mv ca.pem ca-key.pem kubernetes-key.pem kubernetes.pem \</text:span></text:p>
      <text:p text:style-name="Preformatted_20_Text"><text:span text:style-name="Source_20_Text"><text:s text:c="4"/>service-account-key.pem service-account.pem \</text:span></text:p>
      <text:p text:style-name="Preformatted_20_Text"><text:span text:style-name="Source_20_Text"><text:s text:c="4"/>encryption-config.yaml /var/lib/kubernetes/</text:span></text:p>
      <text:p text:style-name="P39"><text:span text:style-name="Source_20_Text">}</text:span></text:p>
      <text:p text:style-name="P16"><text:span text:style-name="Source_20_Text"><text:span text:style-name="T30">The instance internal IP address will be used to advertise the API Server to members of the cluster. Retrieve the internal IP address for the current compute instance:</text:span></text:span></text:p>
      <text:p text:style-name="Preformatted_20_Text"><text:span text:style-name="Source_20_Text">INTERNAL_IP=$(curl -s -H "Metadata-Flavor: Google" \</text:span></text:p>
      <text:p text:style-name="P39"><text:span text:style-name="Source_20_Text"><text:s text:c="2"/>http://metadata.google.internal/computeMetadata/v1/instance/network-interfaces/0/ip)</text:span></text:p>
      <text:p text:style-name="Text_20_body"><text:span text:style-name="T24">Create the </text:span><text:span text:style-name="Source_20_Text"><text:span text:style-name="T24">kube-apiserver.service</text:span></text:span><text:span text:style-name="T24"> systemd unit file:</text:span></text:p>
      <text:p text:style-name="Preformatted_20_Text"><text:span text:style-name="Source_20_Text">cat &lt;&lt;EOF | sudo tee /etc/systemd/system/kube-apiserver.service</text:span></text:p>
      <text:p text:style-name="Preformatted_20_Text"><text:span text:style-name="Source_20_Text">[Unit]</text:span></text:p>
      <text:p text:style-name="Preformatted_20_Text"><text:span text:style-name="Source_20_Text">Description=Kubernetes API Server</text:span></text:p>
      <text:p text:style-name="Preformatted_20_Text"><text:span text:style-name="Source_20_Text">Documentation=https://github.com/kubernetes/kubernetes</text:span></text:p>
      <text:p text:style-name="Preformatted_20_Text"/>
      <text:p text:style-name="Preformatted_20_Text"><text:span text:style-name="Source_20_Text">[Service]</text:span></text:p>
      <text:p text:style-name="Preformatted_20_Text"><text:span text:style-name="Source_20_Text">ExecStart=/usr/local/bin/kube-apiserver \\</text:span></text:p>
      <text:p text:style-name="Preformatted_20_Text"><text:span text:style-name="Source_20_Text"><text:s text:c="2"/>--advertise-address=${INTERNAL_IP} \\</text:span></text:p>
      <text:p text:style-name="Preformatted_20_Text"><text:span text:style-name="Source_20_Text"><text:s text:c="2"/>--allow-privileged=true \\</text:span></text:p>
      <text:p text:style-name="Preformatted_20_Text"><text:span text:style-name="Source_20_Text"><text:s text:c="2"/>--apiserver-count=3 \\</text:span></text:p>
      <text:p text:style-name="Preformatted_20_Text"><text:span text:style-name="Source_20_Text"><text:s text:c="2"/>--audit-log-maxage=30 \\</text:span></text:p>
      <text:p text:style-name="Preformatted_20_Text"><text:span text:style-name="Source_20_Text"><text:s text:c="2"/>--audit-log-maxbackup=3 \\</text:span></text:p>
      <text:p text:style-name="Preformatted_20_Text"><text:span text:style-name="Source_20_Text"><text:s text:c="2"/>--audit-log-maxsize=100 \\</text:span></text:p>
      <text:p text:style-name="Preformatted_20_Text"><text:span text:style-name="Source_20_Text"><text:s text:c="2"/>--audit-log-path=/var/log/audit.log \\</text:span></text:p>
      <text:p text:style-name="Preformatted_20_Text"><text:span text:style-name="Source_20_Text"><text:s text:c="2"/>--authorization-mode=Node,RBAC \\</text:span></text:p>
      <text:p text:style-name="Preformatted_20_Text"><text:span text:style-name="Source_20_Text"><text:s text:c="2"/>--bind-address=0.0.0.0 \\</text:span></text:p>
      <text:p text:style-name="Preformatted_20_Text"><text:span text:style-name="Source_20_Text"><text:s text:c="2"/>--client-ca-file=/var/lib/kubernetes/ca.pem \\</text:span></text:p>
      <text:p text:style-name="Preformatted_20_Text"><text:span text:style-name="Source_20_Text"><text:s text:c="2"/>--enable-admission-plugins=Initializers,NamespaceLifecycle,NodeRestriction,LimitRanger,ServiceAccount,DefaultStorageClass,ResourceQuota \\</text:span></text:p>
      <text:p text:style-name="Preformatted_20_Text"><text:span text:style-name="Source_20_Text"><text:s text:c="2"/>--enable-swagger-ui=true \\</text:span></text:p>
      <text:p text:style-name="Preformatted_20_Text"><text:span text:style-name="Source_20_Text"><text:s text:c="2"/>--etcd-cafile=/var/lib/kubernetes/ca.pem \\</text:span></text:p>
      <text:p text:style-name="Preformatted_20_Text"><text:span text:style-name="Source_20_Text"><text:s text:c="2"/>--etcd-certfile=/var/lib/kubernetes/kubernetes.pem \\</text:span></text:p>
      <text:p text:style-name="Preformatted_20_Text"><text:span text:style-name="Source_20_Text"><text:s text:c="2"/>--etcd-keyfile=/var/lib/kubernetes/kubernetes-key.pem \\</text:span></text:p>
      <text:p text:style-name="Preformatted_20_Text"><text:span text:style-name="Source_20_Text"><text:s text:c="2"/>--etcd-servers=https://10.240.0.10:2379,https://10.240.0.11:2379,https://10.240.0.12:2379 \\</text:span></text:p>
      <text:p text:style-name="Preformatted_20_Text"><text:span text:style-name="Source_20_Text"><text:s text:c="2"/>--event-ttl=1h \\</text:span></text:p>
      <text:p text:style-name="Preformatted_20_Text"><text:span text:style-name="Source_20_Text"><text:s text:c="2"/>--experimental-encryption-provider-config=/var/lib/kubernetes/encryption-config.yaml \\</text:span></text:p>
      <text:p text:style-name="Preformatted_20_Text"><text:span text:style-name="Source_20_Text"><text:s text:c="2"/>--kubelet-certificate-authority=/var/lib/kubernetes/ca.pem \\</text:span></text:p>
      <text:p text:style-name="Preformatted_20_Text"><text:span text:style-name="Source_20_Text"><text:s text:c="2"/>--kubelet-client-certificate=/var/lib/kubernetes/kubernetes.pem \\</text:span></text:p>
      <text:p text:style-name="Preformatted_20_Text"><text:span text:style-name="Source_20_Text"><text:s text:c="2"/>--kubelet-client-key=/var/lib/kubernetes/kubernetes-key.pem \\</text:span></text:p>
      <text:p text:style-name="Preformatted_20_Text"><text:span text:style-name="Source_20_Text"><text:s text:c="2"/>--kubelet-https=true \\</text:span></text:p>
      <text:p text:style-name="Preformatted_20_Text"><text:span text:style-name="Source_20_Text"><text:s text:c="2"/>--runtime-config=api/all \\</text:span></text:p>
      <text:p text:style-name="Preformatted_20_Text"><text:span text:style-name="Source_20_Text"><text:s text:c="2"/>--service-account-key-file=/var/lib/kubernetes/service-account.pem \\</text:span></text:p>
      <text:p text:style-name="Preformatted_20_Text"><text:span text:style-name="Source_20_Text"><text:s text:c="2"/>--service-cluster-ip-range=10.32.0.0/24 \\</text:span></text:p>
      <text:p text:style-name="Preformatted_20_Text"><text:span text:style-name="Source_20_Text"><text:s text:c="2"/>--service-node-port-range=30000-32767 \\</text:span></text:p>
      <text:p text:style-name="Preformatted_20_Text"><text:span text:style-name="Source_20_Text"><text:s text:c="2"/>--tls-cert-file=/var/lib/kubernetes/kubernetes.pem \\</text:span></text:p>
      <text:p text:style-name="Preformatted_20_Text"><text:span text:style-name="Source_20_Text"><text:s text:c="2"/>--tls-private-key-file=/var/lib/kubernetes/kubernetes-key.pem \\</text:span></text:p>
      <text:p text:style-name="Preformatted_20_Text"><text:span text:style-name="Source_20_Text"><text:s text:c="2"/>--v=2</text:span></text:p>
      <text:p text:style-name="Preformatted_20_Text"><text:span text:style-name="Source_20_Text">Restart=on-failure</text:span></text:p>
      <text:p text:style-name="Preformatted_20_Text"><text:span text:style-name="Source_20_Text">RestartSec=5</text:span></text:p>
      <text:p text:style-name="Preformatted_20_Text"/>
      <text:p text:style-name="Preformatted_20_Text"><text:span text:style-name="Source_20_Text">[Install]</text:span></text:p>
      <text:p text:style-name="Preformatted_20_Text"><text:span text:style-name="Source_20_Text">WantedBy=multi-user.target</text:span></text:p>
      <text:p text:style-name="P39"><text:soft-page-break/><text:span text:style-name="Source_20_Text">EOF</text:span></text:p>
      <text:h text:style-name="Heading_20_3" text:outline-level="3"><text:bookmark text:name="user-content-configure-the-kubernetes-controller-manager"/>Configure the Kubernetes Controller Manager</text:h>
      <text:p text:style-name="Text_20_body">Move the <text:span text:style-name="Source_20_Text">kube-controller-manager</text:span> kubeconfig into place:</text:p>
      <text:p text:style-name="P39"><text:span text:style-name="Source_20_Text">sudo mv kube-controller-manager.kubeconfig /var/lib/kubernetes/</text:span></text:p>
      <text:p text:style-name="Text_20_body"><text:span text:style-name="T24">Create the </text:span><text:span text:style-name="Source_20_Text"><text:span text:style-name="T24">kube-controller-manager.service</text:span></text:span><text:span text:style-name="T24"> systemd unit file:</text:span></text:p>
      <text:p text:style-name="Preformatted_20_Text"><text:span text:style-name="Source_20_Text">cat &lt;&lt;EOF | sudo tee /etc/systemd/system/kube-controller-manager.service</text:span></text:p>
      <text:p text:style-name="Preformatted_20_Text"><text:span text:style-name="Source_20_Text">[Unit]</text:span></text:p>
      <text:p text:style-name="Preformatted_20_Text"><text:span text:style-name="Source_20_Text">Description=Kubernetes Controller Manager</text:span></text:p>
      <text:p text:style-name="Preformatted_20_Text"><text:span text:style-name="Source_20_Text">Documentation=https://github.com/kubernetes/kubernetes</text:span></text:p>
      <text:p text:style-name="Preformatted_20_Text"/>
      <text:p text:style-name="Preformatted_20_Text"><text:span text:style-name="Source_20_Text">[Service]</text:span></text:p>
      <text:p text:style-name="Preformatted_20_Text"><text:span text:style-name="Source_20_Text">ExecStart=/usr/local/bin/kube-controller-manager \\</text:span></text:p>
      <text:p text:style-name="Preformatted_20_Text"><text:span text:style-name="Source_20_Text"><text:s text:c="2"/>--address=0.0.0.0 \\</text:span></text:p>
      <text:p text:style-name="Preformatted_20_Text"><text:span text:style-name="Source_20_Text"><text:s text:c="2"/>--cluster-cidr=10.200.0.0/16 \\</text:span></text:p>
      <text:p text:style-name="Preformatted_20_Text"><text:span text:style-name="Source_20_Text"><text:s text:c="2"/>--cluster-name=kubernetes \\</text:span></text:p>
      <text:p text:style-name="Preformatted_20_Text"><text:span text:style-name="Source_20_Text"><text:s text:c="2"/>--cluster-signing-cert-file=/var/lib/kubernetes/ca.pem \\</text:span></text:p>
      <text:p text:style-name="Preformatted_20_Text"><text:span text:style-name="Source_20_Text"><text:s text:c="2"/>--cluster-signing-key-file=/var/lib/kubernetes/ca-key.pem \\</text:span></text:p>
      <text:p text:style-name="Preformatted_20_Text"><text:span text:style-name="Source_20_Text"><text:s text:c="2"/>--kubeconfig=/var/lib/kubernetes/kube-controller-manager.kubeconfig \\</text:span></text:p>
      <text:p text:style-name="Preformatted_20_Text"><text:span text:style-name="Source_20_Text"><text:s text:c="2"/>--leader-elect=true \\</text:span></text:p>
      <text:p text:style-name="Preformatted_20_Text"><text:span text:style-name="Source_20_Text"><text:s text:c="2"/>--root-ca-file=/var/lib/kubernetes/ca.pem \\</text:span></text:p>
      <text:p text:style-name="Preformatted_20_Text"><text:span text:style-name="Source_20_Text"><text:s text:c="2"/>--service-account-private-key-file=/var/lib/kubernetes/service-account-key.pem \\</text:span></text:p>
      <text:p text:style-name="Preformatted_20_Text"><text:span text:style-name="Source_20_Text"><text:s text:c="2"/>--service-cluster-ip-range=10.32.0.0/24 \\</text:span></text:p>
      <text:p text:style-name="Preformatted_20_Text"><text:span text:style-name="Source_20_Text"><text:s text:c="2"/>--use-service-account-credentials=true \\</text:span></text:p>
      <text:p text:style-name="Preformatted_20_Text"><text:span text:style-name="Source_20_Text"><text:s text:c="2"/>--v=2</text:span></text:p>
      <text:p text:style-name="Preformatted_20_Text"><text:span text:style-name="Source_20_Text">Restart=on-failure</text:span></text:p>
      <text:p text:style-name="Preformatted_20_Text"><text:span text:style-name="Source_20_Text">RestartSec=5</text:span></text:p>
      <text:p text:style-name="Preformatted_20_Text"/>
      <text:p text:style-name="Preformatted_20_Text"><text:span text:style-name="Source_20_Text">[Install]</text:span></text:p>
      <text:p text:style-name="Preformatted_20_Text"><text:span text:style-name="Source_20_Text">WantedBy=multi-user.target</text:span></text:p>
      <text:p text:style-name="P39"><text:span text:style-name="Source_20_Text">EOF</text:span></text:p>
      <text:h text:style-name="Heading_20_3" text:outline-level="3"><text:bookmark text:name="user-content-configure-the-kubernetes-scheduler"/>Configure the Kubernetes Scheduler</text:h>
      <text:p text:style-name="Text_20_body">Move the <text:span text:style-name="Source_20_Text">kube-scheduler</text:span> kubeconfig into place:</text:p>
      <text:p text:style-name="P39"><text:span text:style-name="Source_20_Text">sudo mv kube-scheduler.kubeconfig /var/lib/kubernetes/</text:span></text:p>
      <text:p text:style-name="Text_20_body"><text:span text:style-name="T24">Create the </text:span><text:span text:style-name="Source_20_Text"><text:span text:style-name="T24">kube-scheduler.yaml</text:span></text:span><text:span text:style-name="T24"> configuration file:</text:span></text:p>
      <text:p text:style-name="Preformatted_20_Text"><text:span text:style-name="Source_20_Text">cat &lt;&lt;EOF | sudo tee /etc/kubernetes/config/kube-scheduler.yaml</text:span></text:p>
      <text:p text:style-name="Preformatted_20_Text"><text:span text:style-name="Source_20_Text">apiVersion: componentconfig/v1alpha1</text:span></text:p>
      <text:p text:style-name="Preformatted_20_Text"><text:span text:style-name="Source_20_Text">kind: KubeSchedulerConfiguration</text:span></text:p>
      <text:p text:style-name="Preformatted_20_Text"><text:span text:style-name="Source_20_Text">clientConnection:</text:span></text:p>
      <text:p text:style-name="Preformatted_20_Text"><text:span text:style-name="Source_20_Text"><text:s text:c="2"/>kubeconfig: "/var/lib/kubernetes/kube-scheduler.kubeconfig"</text:span></text:p>
      <text:p text:style-name="Preformatted_20_Text"><text:span text:style-name="Source_20_Text">leaderElection:</text:span></text:p>
      <text:p text:style-name="Preformatted_20_Text"><text:span text:style-name="Source_20_Text"><text:s text:c="2"/>leaderElect: true</text:span></text:p>
      <text:p text:style-name="P39"><text:span text:style-name="Source_20_Text">EOF</text:span></text:p>
      <text:p text:style-name="Text_20_body"><text:span text:style-name="T24">Create the </text:span><text:span text:style-name="Source_20_Text"><text:span text:style-name="T24">kube-scheduler.service</text:span></text:span><text:span text:style-name="T24"> systemd unit file:</text:span></text:p>
      <text:p text:style-name="Preformatted_20_Text"><text:span text:style-name="Source_20_Text">cat &lt;&lt;EOF | sudo tee /etc/systemd/system/kube-scheduler.service</text:span></text:p>
      <text:p text:style-name="Preformatted_20_Text"><text:span text:style-name="Source_20_Text">[Unit]</text:span></text:p>
      <text:p text:style-name="Preformatted_20_Text"><text:span text:style-name="Source_20_Text">Description=Kubernetes Scheduler</text:span></text:p>
      <text:p text:style-name="Preformatted_20_Text"><text:span text:style-name="Source_20_Text">Documentation=https://github.com/kubernetes/kubernetes</text:span></text:p>
      <text:p text:style-name="Preformatted_20_Text"><text:soft-page-break/></text:p>
      <text:p text:style-name="Preformatted_20_Text"><text:span text:style-name="Source_20_Text">[Service]</text:span></text:p>
      <text:p text:style-name="Preformatted_20_Text"><text:span text:style-name="Source_20_Text">ExecStart=/usr/local/bin/kube-scheduler \\</text:span></text:p>
      <text:p text:style-name="Preformatted_20_Text"><text:span text:style-name="Source_20_Text"><text:s text:c="2"/>--config=/etc/kubernetes/config/kube-scheduler.yaml \\</text:span></text:p>
      <text:p text:style-name="Preformatted_20_Text"><text:span text:style-name="Source_20_Text"><text:s text:c="2"/>--v=2</text:span></text:p>
      <text:p text:style-name="Preformatted_20_Text"><text:span text:style-name="Source_20_Text">Restart=on-failure</text:span></text:p>
      <text:p text:style-name="Preformatted_20_Text"><text:span text:style-name="Source_20_Text">RestartSec=5</text:span></text:p>
      <text:p text:style-name="Preformatted_20_Text"/>
      <text:p text:style-name="Preformatted_20_Text"><text:span text:style-name="Source_20_Text">[Install]</text:span></text:p>
      <text:p text:style-name="Preformatted_20_Text"><text:span text:style-name="Source_20_Text">WantedBy=multi-user.target</text:span></text:p>
      <text:p text:style-name="P39"><text:span text:style-name="Source_20_Text">EOF</text:span></text:p>
      <text:h text:style-name="Heading_20_3" text:outline-level="3"><text:bookmark text:name="user-content-start-the-controller-services"/>Start the Controller Services</text:h>
      <text:p text:style-name="Preformatted_20_Text"><text:span text:style-name="Source_20_Text">{</text:span></text:p>
      <text:p text:style-name="Preformatted_20_Text"><text:span text:style-name="Source_20_Text"><text:s text:c="2"/>sudo systemctl daemon-reload</text:span></text:p>
      <text:p text:style-name="Preformatted_20_Text"><text:span text:style-name="Source_20_Text"><text:s text:c="2"/>sudo systemctl enable kube-apiserver kube-controller-manager kube-scheduler</text:span></text:p>
      <text:p text:style-name="Preformatted_20_Text"><text:span text:style-name="Source_20_Text"><text:s text:c="2"/>sudo systemctl start kube-apiserver kube-controller-manager kube-scheduler</text:span></text:p>
      <text:p text:style-name="P39"><text:span text:style-name="Source_20_Text">}</text:span></text:p>
      <text:p text:style-name="P64">Allow up to 10 seconds for the Kubernetes API Server to fully initialize.</text:p>
      <text:p text:style-name="P13"><text:bookmark text:name="user-content-enable-http-health-checks"/>Verification on the same node:</text:p>
      <text:p text:style-name="P24"><text:span text:style-name="Source_20_Text"><text:span text:style-name="T31">output: kube-apiserver.service</text:span></text:span></text:p>
      <text:p text:style-name="Preformatted_20_Text"><text:span text:style-name="Source_20_Text"><text:span text:style-name="T40">Command: </text:span></text:span><text:span text:style-name="Source_20_Text"><text:span text:style-name="T24">sudo systemctl status kube-apiserver.service</text:span></text:span><text:span text:style-name="Source_20_Text"> </text:span></text:p>
      <text:p text:style-name="Preformatted_20_Text"><text:span text:style-name="Source_20_Text">● kube-apiserver.service - Kubernetes API Server</text:span></text:p>
      <text:p text:style-name="Preformatted_20_Text"><text:span text:style-name="Source_20_Text"><text:s text:c="3"/>Loaded: loaded (/etc/systemd/system/kube-apiserver.service; enabled; vendor preset: enabled)</text:span></text:p>
      <text:p text:style-name="Preformatted_20_Text"><text:span text:style-name="Source_20_Text"><text:s text:c="3"/>Active: active (running) since Tue 2018-10-16 13:21:17 UTC; 1min 25s ago</text:span></text:p>
      <text:p text:style-name="Preformatted_20_Text"><text:span text:style-name="Source_20_Text"><text:s text:c="5"/>Docs: https://github.com/kubernetes/kubernetes</text:span></text:p>
      <text:p text:style-name="Preformatted_20_Text"><text:span text:style-name="Source_20_Text"><text:s/>Main PID: 2169 (kube-apiserver)</text:span></text:p>
      <text:p text:style-name="Preformatted_20_Text"><text:span text:style-name="Source_20_Text"><text:s text:c="4"/>Tasks: 8 (limit: 4401)</text:span></text:p>
      <text:p text:style-name="Preformatted_20_Text"><text:span text:style-name="Source_20_Text"><text:s text:c="3"/>CGroup: /system.slice/kube-apiserver.service</text:span></text:p>
      <text:p text:style-name="Preformatted_20_Text"><text:span text:style-name="Source_20_Text"><text:s text:c="11"/>└─2169 /usr/local/bin/kube-apiserver --advertise-address=10.240.0.10 --allow-privileged=true --apiserver-count=3 --audit-log-maxage=30 --audit-log-maxbacku</text:span></text:p>
      <text:p text:style-name="Preformatted_20_Text"><text:span text:style-name="Source_20_Text"/></text:p>
      <text:p text:style-name="Preformatted_20_Text"><text:span text:style-name="Source_20_Text">Oct 16 13:21:59 controller-0 kube-apiserver[2169]: I1016 13:21:59.922877 <text:s text:c="3"/>2169 store.go:1414] Monitoring castemplates.openebs.io count at &lt;storage-prefix&gt;//openebs.</text:span></text:p>
      <text:p text:style-name="Preformatted_20_Text"><text:span text:style-name="Source_20_Text">Oct 16 13:22:00 controller-0 kube-apiserver[2169]: I1016 13:22:00.052605 <text:s text:c="3"/>2169 store.go:1414] Monitoring volumesnapshots.volumesnapshot.external-storage.k8s.io coun</text:span></text:p>
      <text:p text:style-name="Preformatted_20_Text"><text:span text:style-name="Source_20_Text">Oct 16 13:22:00 controller-0 kube-apiserver[2169]: I1016 13:22:00.110591 <text:s text:c="3"/>2169 store.go:1414] Monitoring runtasks.openebs.io count at &lt;storage-prefix&gt;//openebs.io/r</text:span></text:p>
      <text:p text:style-name="Preformatted_20_Text"><text:span text:style-name="Source_20_Text">Oct 16 13:22:00 controller-0 kube-apiserver[2169]: I1016 13:22:00.155211 <text:s text:c="3"/>2169 store.go:1414] Monitoring storagepools.openebs.io count at &lt;storage-prefix&gt;//openebs.</text:span></text:p>
      <text:p text:style-name="Preformatted_20_Text"><text:span text:style-name="Source_20_Text">Oct 16 13:22:00 controller-0 kube-apiserver[2169]: I1016 13:22:00.182859 <text:s text:c="3"/>2169 store.go:1414] Monitoring cstorvolumes.openebs.io count at &lt;storage-prefix&gt;//openebs.</text:span></text:p>
      <text:p text:style-name="Preformatted_20_Text"><text:span text:style-name="Source_20_Text">Oct 16 13:22:00 controller-0 kube-apiserver[2169]: I1016 13:22:00.222604 <text:s text:c="3"/>2169 store.go:1414] Monitoring cstorpools.openebs.io count at &lt;storage-prefix&gt;//openebs.io</text:span></text:p>
      <text:p text:style-name="Preformatted_20_Text"><text:span text:style-name="Source_20_Text">Oct 16 13:22:00 controller-0 kube-apiserver[2169]: I1016 13:22:00.246418 <text:s text:c="3"/>2169 store.go:1414] Monitoring disks.openebs.io count at &lt;storage-prefix&gt;//openebs.io/disk</text:span></text:p>
      <text:p text:style-name="Preformatted_20_Text"><text:soft-page-break/><text:span text:style-name="Source_20_Text">Oct 16 13:22:00 controller-0 kube-apiserver[2169]: I1016 13:22:00.284218 <text:s text:c="3"/>2169 store.go:1414] Monitoring cstorvolumereplicas.openebs.io count at &lt;storage-prefix&gt;//o</text:span></text:p>
      <text:p text:style-name="Preformatted_20_Text"><text:span text:style-name="Source_20_Text">Oct 16 13:22:00 controller-0 kube-apiserver[2169]: I1016 13:22:00.328811 <text:s text:c="3"/>2169 store.go:1414] Monitoring volumesnapshotdatas.volumesnapshot.external-storage.k8s.io </text:span></text:p>
      <text:p text:style-name="Preformatted_20_Text"><text:span text:style-name="Source_20_Text">Oct 16 13:22:00 controller-0 kube-apiserver[2169]: I1016 13:22:00.353592 <text:s text:c="3"/>2169 store.go:1414] Monitoring storagepoolclaims.openebs.io count at &lt;storage-prefix&gt;//ope</text:span></text:p>
      <text:p text:style-name="Preformatted_20_Text"><text:span text:style-name="Source_20_Text">lines 1-19/19 (END)</text:span></text:p>
      <text:p text:style-name="Preformatted_20_Text"><text:span text:style-name="Source_20_Text"/></text:p>
      <text:p text:style-name="P76"><text:span text:style-name="Source_20_Text"><text:span text:style-name="T31">Command: sudo systemctl status kube-controller.service </text:span></text:span></text:p>
      <text:p text:style-name="Preformatted_20_Text"><text:span text:style-name="Source_20_Text"><text:span text:style-name="T24">Output: </text:span></text:span><text:span text:style-name="Source_20_Text">kube-controller.service</text:span></text:p>
      <text:p text:style-name="Preformatted_20_Text"><text:span text:style-name="Source_20_Text">● kube-controller-manager.service - Kubernetes Controller Manager</text:span></text:p>
      <text:p text:style-name="Preformatted_20_Text"><text:span text:style-name="Source_20_Text"><text:s text:c="3"/>Loaded: loaded (/etc/systemd/system/kube-controller-manager.service; enabled; vendor preset: enabled)</text:span></text:p>
      <text:p text:style-name="Preformatted_20_Text"><text:span text:style-name="Source_20_Text"><text:s text:c="3"/>Active: active (running) since Tue 2018-10-16 13:21:17 UTC; 2min 16s ago</text:span></text:p>
      <text:p text:style-name="Preformatted_20_Text"><text:span text:style-name="Source_20_Text"><text:s text:c="5"/>Docs: https://github.com/kubernetes/kubernetes</text:span></text:p>
      <text:p text:style-name="Preformatted_20_Text"><text:span text:style-name="Source_20_Text"><text:s/>Main PID: 2164 (kube-controller)</text:span></text:p>
      <text:p text:style-name="Preformatted_20_Text"><text:span text:style-name="Source_20_Text"><text:s text:c="4"/>Tasks: 7 (limit: 4401)</text:span></text:p>
      <text:p text:style-name="Preformatted_20_Text"><text:span text:style-name="Source_20_Text"><text:s text:c="3"/>CGroup: /system.slice/kube-controller-manager.service</text:span></text:p>
      <text:p text:style-name="Preformatted_20_Text"><text:span text:style-name="Source_20_Text"><text:s text:c="11"/>└─2164 /usr/local/bin/kube-controller-manager --address=0.0.0.0 --cluster-cidr=10.200.0.0/16 --cluster-name=kubernetes --cluster-signing-cert-file=/var/lib</text:span></text:p>
      <text:p text:style-name="Preformatted_20_Text"><text:span text:style-name="Source_20_Text"/></text:p>
      <text:p text:style-name="Preformatted_20_Text"><text:span text:style-name="Source_20_Text">Oct 16 13:22:00 controller-0 kube-controller-manager[2164]: I1016 13:22:00.041877 <text:s text:c="3"/>2164 node_lifecycle_controller.go:1066] Controller detected that zone <text:s/>is now in </text:span></text:p>
      <text:p text:style-name="Preformatted_20_Text"><text:span text:style-name="Source_20_Text">Oct 16 13:22:00 controller-0 kube-controller-manager[2164]: I1016 13:22:00.041897 <text:s text:c="3"/>2164 taint_manager.go:211] Starting NoExecuteTaintManager</text:span></text:p>
      <text:p text:style-name="Preformatted_20_Text"><text:span text:style-name="Source_20_Text">Oct 16 13:22:00 controller-0 kube-controller-manager[2164]: I1016 13:22:00.050192 <text:s text:c="3"/>2164 controller_utils.go:1034] Caches are synced for resource quota controller</text:span></text:p>
      <text:p text:style-name="Preformatted_20_Text"><text:span text:style-name="Source_20_Text">Oct 16 13:22:00 controller-0 kube-controller-manager[2164]: I1016 13:22:00.432999 <text:s text:c="3"/>2164 controller_utils.go:1034] Caches are synced for persistent volume controller</text:span></text:p>
      <text:p text:style-name="Preformatted_20_Text"><text:span text:style-name="Source_20_Text">Oct 16 13:22:00 controller-0 kube-controller-manager[2164]: I1016 13:22:00.444476 <text:s text:c="3"/>2164 controller_utils.go:1034] Caches are synced for garbage collector controller</text:span></text:p>
      <text:p text:style-name="Preformatted_20_Text"><text:span text:style-name="Source_20_Text">Oct 16 13:22:00 controller-0 kube-controller-manager[2164]: I1016 13:22:00.444854 <text:s text:c="3"/>2164 garbagecollector.go:245] synced garbage collector</text:span></text:p>
      <text:p text:style-name="Preformatted_20_Text"><text:span text:style-name="Source_20_Text">Oct 16 13:22:00 controller-0 kube-controller-manager[2164]: I1016 13:22:00.496647 <text:s text:c="3"/>2164 controller_utils.go:1034] Caches are synced for garbage collector controller</text:span></text:p>
      <text:p text:style-name="Preformatted_20_Text"><text:span text:style-name="Source_20_Text">Oct 16 13:22:00 controller-0 kube-controller-manager[2164]: I1016 13:22:00.497177 <text:s text:c="3"/>2164 garbagecollector.go:142] Garbage collector: all resource monitors have synce</text:span></text:p>
      <text:p text:style-name="Preformatted_20_Text"><text:span text:style-name="Source_20_Text">Oct 16 13:22:00 controller-0 kube-controller-manager[2164]: I1016 13:22:00.497417 <text:s text:c="3"/>2164 garbagecollector.go:408] processing item [apps/v1/Deployment, namespace: kub</text:span></text:p>
      <text:p text:style-name="Preformatted_20_Text"><text:span text:style-name="Source_20_Text">Oct 16 13:22:00 controller-0 kube-controller-manager[2164]: I1016 13:22:00.504102 <text:s text:c="3"/>2164 garbagecollector.go:451] object [apps/v1/Deployment, namespace: kube-system,</text:span></text:p>
      <text:p text:style-name="Preformatted_20_Text"><text:span text:style-name="Source_20_Text">~</text:span></text:p>
      <text:p text:style-name="Preformatted_20_Text"><text:span text:style-name="Source_20_Text">~</text:span></text:p>
      <text:p text:style-name="P76"><text:span text:style-name="Source_20_Text"><text:span text:style-name="T31">Command: sudo systemctl status kube-scheduler</text:span></text:span></text:p>
      <text:p text:style-name="Preformatted_20_Text"><text:span text:style-name="Source_20_Text">Output: kube-scheduler</text:span></text:p>
      <text:p text:style-name="Preformatted_20_Text"><text:span text:style-name="Source_20_Text">kube-scheduler.service - Kubernetes Scheduler</text:span></text:p>
      <text:p text:style-name="Preformatted_20_Text"><text:span text:style-name="Source_20_Text"><text:s text:c="3"/>Loaded: loaded (/etc/systemd/system/kube-scheduler.service; enabled; vendor preset: enabled)</text:span></text:p>
      <text:p text:style-name="Preformatted_20_Text"><text:span text:style-name="Source_20_Text"><text:s text:c="3"/>Active: active (running) since Tue 2018-10-16 13:21:17 UTC; 3min 8s ago</text:span></text:p>
      <text:p text:style-name="Preformatted_20_Text"><text:span text:style-name="Source_20_Text"><text:s text:c="5"/>Docs: https://github.com/kubernetes/kubernetes</text:span></text:p>
      <text:p text:style-name="Preformatted_20_Text"><text:span text:style-name="Source_20_Text"><text:s/>Main PID: 2148 (kube-scheduler)</text:span></text:p>
      <text:p text:style-name="Preformatted_20_Text"><text:span text:style-name="Source_20_Text"><text:s text:c="4"/>Tasks: 8 (limit: 4401)</text:span></text:p>
      <text:p text:style-name="Preformatted_20_Text"><text:soft-page-break/><text:span text:style-name="Source_20_Text"><text:s text:c="3"/>CGroup: /system.slice/kube-scheduler.service</text:span></text:p>
      <text:p text:style-name="Preformatted_20_Text"><text:span text:style-name="Source_20_Text"><text:s text:c="11"/>└─2148 /usr/local/bin/kube-scheduler --config=/etc/kubernetes/config/kube-scheduler.yaml --v=2</text:span></text:p>
      <text:p text:style-name="Preformatted_20_Text"><text:span text:style-name="Source_20_Text"/></text:p>
      <text:p text:style-name="Preformatted_20_Text"><text:span text:style-name="Source_20_Text">Oct 16 13:21:32 controller-0 kube-scheduler[2148]: E1016 13:21:32.776132 <text:s text:c="3"/>2148 reflector.go:134] k8s.io/client-go/informers/factory.go:131: Failed to list *v1beta1.</text:span></text:p>
      <text:p text:style-name="Preformatted_20_Text"><text:span text:style-name="Source_20_Text">Oct 16 13:21:32 controller-0 kube-scheduler[2148]: E1016 13:21:32.776416 <text:s text:c="3"/>2148 reflector.go:134] k8s.io/client-go/informers/factory.go:131: Failed to list *v1.Persi</text:span></text:p>
      <text:p text:style-name="Preformatted_20_Text"><text:span text:style-name="Source_20_Text">Oct 16 13:21:32 controller-0 kube-scheduler[2148]: E1016 13:21:32.776645 <text:s text:c="3"/>2148 reflector.go:134] k8s.io/client-go/informers/factory.go:131: Failed to list *v1.Persi</text:span></text:p>
      <text:p text:style-name="Preformatted_20_Text"><text:span text:style-name="Source_20_Text">Oct 16 13:21:32 controller-0 kube-scheduler[2148]: E1016 13:21:32.776851 <text:s text:c="3"/>2148 reflector.go:134] k8s.io/client-go/informers/factory.go:131: Failed to list *v1.Stora</text:span></text:p>
      <text:p text:style-name="Preformatted_20_Text"><text:span text:style-name="Source_20_Text">Oct 16 13:21:32 controller-0 kube-scheduler[2148]: E1016 13:21:32.777063 <text:s text:c="3"/>2148 reflector.go:134] k8s.io/client-go/informers/factory.go:131: Failed to list *v1.Repli</text:span></text:p>
      <text:p text:style-name="Preformatted_20_Text"><text:span text:style-name="Source_20_Text">Oct 16 13:21:32 controller-0 kube-scheduler[2148]: E1016 13:21:32.777272 <text:s text:c="3"/>2148 reflector.go:134] k8s.io/client-go/informers/factory.go:131: Failed to list *v1.Servi</text:span></text:p>
      <text:p text:style-name="Preformatted_20_Text"><text:span text:style-name="Source_20_Text">Oct 16 13:21:34 controller-0 kube-scheduler[2148]: I1016 13:21:34.630502 <text:s text:c="3"/>2148 controller_utils.go:1027] Waiting for caches to sync for scheduler controller</text:span></text:p>
      <text:p text:style-name="Preformatted_20_Text"><text:span text:style-name="Source_20_Text">Oct 16 13:21:34 controller-0 kube-scheduler[2148]: I1016 13:21:34.730672 <text:s text:c="3"/>2148 controller_utils.go:1034] Caches are synced for scheduler controller</text:span></text:p>
      <text:p text:style-name="Preformatted_20_Text"><text:span text:style-name="Source_20_Text">Oct 16 13:21:34 controller-0 kube-scheduler[2148]: I1016 13:21:34.730733 <text:s text:c="3"/>2148 leaderelection.go:187] attempting to acquire leader lease <text:s/>kube-system/kube-scheduler</text:span></text:p>
      <text:p text:style-name="Preformatted_20_Text"><text:span text:style-name="Source_20_Text">Oct 16 13:21:50 controller-0 kube-scheduler[2148]: I1016 13:21:50.014153 <text:s text:c="3"/>2148 leaderelection.go:196] successfully acquired lease kube-system/kube-scheduler</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h text:style-name="P38" text:outline-level="3">Enable HTTP Health Checks</text:h>
      <text:p text:style-name="P25">The <text:span text:style-name="Source_20_Text">/healthz</text:span> API server endpoint does not require authentication by default.</text:p>
      <text:p text:style-name="P26"/>
      <text:p text:style-name="P26"/>
      <text:p text:style-name="P26"/>
      <text:p text:style-name="P26">Install a basic web server to handle HTTP health checks:<text:span text:style-name="T41">(Run the following thing in the same controller-0 node)</text:span></text:p>
      <text:p text:style-name="P39"><text:span text:style-name="Source_20_Text"><text:span text:style-name="T32">Command: </text:span></text:span><text:span text:style-name="Source_20_Text"><text:span text:style-name="T24">sudo apt-get install -y nginx</text:span></text:span></text:p>
      <text:p text:style-name="Preformatted_20_Text"><text:span text:style-name="Source_20_Text">cat &gt; kubernetes.default.svc.cluster.local &lt;&lt;EOF</text:span></text:p>
      <text:p text:style-name="Preformatted_20_Text"><text:span text:style-name="Source_20_Text">server {</text:span></text:p>
      <text:p text:style-name="Preformatted_20_Text"><text:span text:style-name="Source_20_Text"><text:s text:c="2"/>listen <text:s text:c="5"/>80;</text:span></text:p>
      <text:p text:style-name="Preformatted_20_Text"><text:span text:style-name="Source_20_Text"><text:s text:c="2"/>server_name kubernetes.default.svc.cluster.local;</text:span></text:p>
      <text:p text:style-name="Preformatted_20_Text"/>
      <text:p text:style-name="Preformatted_20_Text"><text:span text:style-name="Source_20_Text"><text:s text:c="2"/>location /healthz {</text:span></text:p>
      <text:p text:style-name="Preformatted_20_Text"><text:span text:style-name="Source_20_Text"><text:s text:c="5"/>proxy_pass <text:s text:c="19"/>https://127.0.0.1:6443/healthz;</text:span></text:p>
      <text:p text:style-name="Preformatted_20_Text"><text:span text:style-name="Source_20_Text"><text:s text:c="5"/>proxy_ssl_trusted_certificate /var/lib/kubernetes/ca.pem;</text:span></text:p>
      <text:p text:style-name="Preformatted_20_Text"><text:span text:style-name="Source_20_Text"><text:s text:c="2"/>}</text:span></text:p>
      <text:p text:style-name="Preformatted_20_Text"><text:span text:style-name="Source_20_Text">}</text:span></text:p>
      <text:p text:style-name="P39"><text:soft-page-break/><text:span text:style-name="Source_20_Text">EOF</text:span></text:p>
      <text:p text:style-name="Preformatted_20_Text"><text:span text:style-name="Source_20_Text">{</text:span></text:p>
      <text:p text:style-name="Preformatted_20_Text"><text:span text:style-name="Source_20_Text"><text:s text:c="2"/>sudo mv kubernetes.default.svc.cluster.local \</text:span></text:p>
      <text:p text:style-name="Preformatted_20_Text"><text:span text:style-name="Source_20_Text"><text:s text:c="4"/>/etc/nginx/sites-available/kubernetes.default.svc.cluster.local</text:span></text:p>
      <text:p text:style-name="Preformatted_20_Text"/>
      <text:p text:style-name="Preformatted_20_Text"><text:span text:style-name="Source_20_Text"><text:s text:c="2"/>sudo ln -s /etc/nginx/sites-available/kubernetes.default.svc.cluster.local /etc/nginx/sites-enabled/</text:span></text:p>
      <text:p text:style-name="P39"><text:span text:style-name="Source_20_Text">}</text:span></text:p>
      <text:p text:style-name="P39"><text:span text:style-name="Source_20_Text"><text:span text:style-name="T24">sudo systemctl restart nginx</text:span></text:span></text:p>
      <text:p text:style-name="P39"><text:span text:style-name="Source_20_Text"><text:span text:style-name="T24">sudo systemctl enable nginx</text:span></text:span></text:p>
      <text:h text:style-name="Heading_20_3" text:outline-level="3"><text:bookmark text:name="user-content-verification"/>Verification</text:h>
      <text:p text:style-name="Preformatted_20_Text"><text:span text:style-name="T32">Command: </text:span><text:span text:style-name="Source_20_Text"><text:span text:style-name="T24">kubectl get componentstatuses --kubeconfig admin.kubeconfig</text:span></text:span></text:p>
      <text:p text:style-name="Preformatted_20_Text"><text:span text:style-name="Source_20_Text">NAME <text:s text:c="16"/>STATUS <text:s text:c="3"/>MESSAGE <text:s text:c="13"/>ERROR</text:span></text:p>
      <text:p text:style-name="Preformatted_20_Text"><text:span text:style-name="Source_20_Text">controller-manager <text:s text:c="2"/>Healthy <text:s text:c="2"/>ok</text:span></text:p>
      <text:p text:style-name="Preformatted_20_Text"><text:span text:style-name="Source_20_Text">scheduler <text:s text:c="11"/>Healthy <text:s text:c="2"/>ok</text:span></text:p>
      <text:p text:style-name="Preformatted_20_Text"><text:span text:style-name="Source_20_Text">etcd-2 <text:s text:c="14"/>Healthy <text:s text:c="2"/>{"health": "true"}</text:span></text:p>
      <text:p text:style-name="Preformatted_20_Text"><text:span text:style-name="Source_20_Text">etcd-0 <text:s text:c="14"/>Healthy <text:s text:c="2"/>{"health": "true"}</text:span></text:p>
      <text:p text:style-name="P39"><text:span text:style-name="Source_20_Text">etcd-1 <text:s text:c="14"/>Healthy <text:s text:c="2"/>{"health": "true"}</text:span></text:p>
      <text:p text:style-name="P12">Test the nginx HTTP health check proxy:</text:p>
      <text:p text:style-name="P48"><text:span text:style-name="Source_20_Text"><text:span text:style-name="T32">command:</text:span></text:span></text:p>
      <text:p text:style-name="P39"><text:span text:style-name="Source_20_Text"><text:span text:style-name="T24">curl -H "Host: kubernetes.default.svc.cluster.local" -i http://127.0.0.1/healthz</text:span></text:span></text:p>
      <text:p text:style-name="Preformatted_20_Text"><text:span text:style-name="Source_20_Text">HTTP/1.1 200 OK</text:span></text:p>
      <text:p text:style-name="Preformatted_20_Text"><text:span text:style-name="Source_20_Text">Server: nginx/1.14.0 (Ubuntu)</text:span></text:p>
      <text:p text:style-name="Preformatted_20_Text"><text:span text:style-name="Source_20_Text">Date: Sun, 30 Sep 2018 17:44:24 GMT</text:span></text:p>
      <text:p text:style-name="Preformatted_20_Text"><text:span text:style-name="Source_20_Text">Content-Type: text/plain; charset=utf-8</text:span></text:p>
      <text:p text:style-name="P39"><text:span text:style-name="Source_20_Text">Content-Length: 2</text:span></text:p>
      <text:p text:style-name="Preformatted_20_Text"><text:span text:style-name="Source_20_Text">Connection: keep-alive</text:span></text:p>
      <text:p text:style-name="Preformatted_20_Text"/>
      <text:p text:style-name="P39"><text:span text:style-name="Source_20_Text">ok</text:span></text:p>
      <text:p text:style-name="P64">Remember to run the above commands on each controller node: <text:span text:style-name="Source_20_Text">controller-0</text:span>.</text:p>
      <text:p text:style-name="P8"/>
      <text:h text:style-name="P58" text:outline-level="2">RBAC for Kubelet Authorization<text:span text:style-name="T47">(Run in controller node)</text:span></text:h>
      <text:p text:style-name="P8">In this section you will configure RBAC permissions to allow the Kubernetes API Server to access the Kubelet API on each worker node. Access to the Kubelet API is required for retrieving metrics, logs, and executing commands in pods.</text:p>
      <text:p text:style-name="P77"><text:span text:style-name="Source_20_Text"><text:span text:style-name="T32">Command: </text:span></text:span><text:span text:style-name="Source_20_Text"><text:span text:style-name="T24">gcloud compute ssh controller-0</text:span></text:span></text:p>
      <text:p text:style-name="P8">Create the <text:span text:style-name="Source_20_Text">system:kube-apiserver-to-kubelet</text:span> <text:a xlink:type="simple" xlink:href="https://kubernetes.io/docs/admin/authorization/rbac/#role-and-clusterrole" text:style-name="Internet_20_link" text:visited-style-name="Visited_20_Internet_20_Link">ClusterRole</text:a> with permissions to access the Kubelet API and perform most common tasks associated with managing pods:</text:p>
      <text:p text:style-name="Preformatted_20_Text"><text:span text:style-name="Source_20_Text">cat &lt;&lt;EOF | kubectl apply --kubeconfig admin.kubeconfig -f -</text:span></text:p>
      <text:p text:style-name="Preformatted_20_Text"><text:span text:style-name="Source_20_Text">apiVersion: rbac.authorization.k8s.io/v1beta1</text:span></text:p>
      <text:p text:style-name="Preformatted_20_Text"><text:span text:style-name="Source_20_Text">kind: ClusterRole</text:span></text:p>
      <text:p text:style-name="Preformatted_20_Text"><text:soft-page-break/><text:span text:style-name="Source_20_Text">metadata:</text:span></text:p>
      <text:p text:style-name="Preformatted_20_Text"><text:span text:style-name="Source_20_Text"><text:s text:c="2"/>annotations:</text:span></text:p>
      <text:p text:style-name="Preformatted_20_Text"><text:span text:style-name="Source_20_Text"><text:s text:c="4"/>rbac.authorization.kubernetes.io/autoupdate: "true"</text:span></text:p>
      <text:p text:style-name="Preformatted_20_Text"><text:span text:style-name="Source_20_Text"><text:s text:c="2"/>labels:</text:span></text:p>
      <text:p text:style-name="Preformatted_20_Text"><text:span text:style-name="Source_20_Text"><text:s text:c="4"/>kubernetes.io/bootstrapping: rbac-defaults</text:span></text:p>
      <text:p text:style-name="Preformatted_20_Text"><text:span text:style-name="Source_20_Text"><text:s text:c="2"/>name: system:kube-apiserver-to-kubelet</text:span></text:p>
      <text:p text:style-name="Preformatted_20_Text"><text:span text:style-name="Source_20_Text">rules:</text:span></text:p>
      <text:p text:style-name="Preformatted_20_Text"><text:span text:style-name="Source_20_Text"><text:s text:c="2"/>- apiGroups:</text:span></text:p>
      <text:p text:style-name="Preformatted_20_Text"><text:span text:style-name="Source_20_Text"><text:s text:c="6"/>- ""</text:span></text:p>
      <text:p text:style-name="Preformatted_20_Text"><text:span text:style-name="Source_20_Text"><text:s text:c="4"/>resources:</text:span></text:p>
      <text:p text:style-name="Preformatted_20_Text"><text:span text:style-name="Source_20_Text"><text:s text:c="6"/>- nodes/proxy</text:span></text:p>
      <text:p text:style-name="Preformatted_20_Text"><text:span text:style-name="Source_20_Text"><text:s text:c="6"/>- nodes/stats</text:span></text:p>
      <text:p text:style-name="Preformatted_20_Text"><text:span text:style-name="Source_20_Text"><text:s text:c="6"/>- nodes/log</text:span></text:p>
      <text:p text:style-name="Preformatted_20_Text"><text:span text:style-name="Source_20_Text"><text:s text:c="6"/>- nodes/spec</text:span></text:p>
      <text:p text:style-name="Preformatted_20_Text"><text:span text:style-name="Source_20_Text"><text:s text:c="6"/>- nodes/metrics</text:span></text:p>
      <text:p text:style-name="Preformatted_20_Text"><text:span text:style-name="Source_20_Text"><text:s text:c="4"/>verbs:</text:span></text:p>
      <text:p text:style-name="Preformatted_20_Text"><text:span text:style-name="Source_20_Text"><text:s text:c="6"/>- "*"</text:span></text:p>
      <text:p text:style-name="P39"><text:span text:style-name="Source_20_Text">EOF</text:span></text:p>
      <text:p text:style-name="Text_20_body">The Kubernetes API Server authenticates to the Kubelet as the <text:span text:style-name="Source_20_Text">kubernetes</text:span> user using the client certificate as defined by the <text:span text:style-name="Source_20_Text">--kubelet-client-certificate</text:span> flag.</text:p>
      <text:p text:style-name="Text_20_body"><text:span text:style-name="T24">Bind the </text:span><text:span text:style-name="Source_20_Text"><text:span text:style-name="T24">system:kube-apiserver-to-kubelet</text:span></text:span><text:span text:style-name="T24"> ClusterRole to the </text:span><text:span text:style-name="Source_20_Text"><text:span text:style-name="T24">kubernetes</text:span></text:span><text:span text:style-name="T24"> user:</text:span></text:p>
      <text:p text:style-name="Preformatted_20_Text"><text:span text:style-name="Source_20_Text">cat &lt;&lt;EOF | kubectl apply --kubeconfig admin.kubeconfig -f -</text:span></text:p>
      <text:p text:style-name="Preformatted_20_Text"><text:span text:style-name="Source_20_Text">apiVersion: rbac.authorization.k8s.io/v1beta1</text:span></text:p>
      <text:p text:style-name="Preformatted_20_Text"><text:span text:style-name="Source_20_Text">kind: ClusterRoleBinding</text:span></text:p>
      <text:p text:style-name="Preformatted_20_Text"><text:span text:style-name="Source_20_Text">metadata:</text:span></text:p>
      <text:p text:style-name="Preformatted_20_Text"><text:span text:style-name="Source_20_Text"><text:s text:c="2"/>name: system:kube-apiserver</text:span></text:p>
      <text:p text:style-name="Preformatted_20_Text"><text:span text:style-name="Source_20_Text"><text:s text:c="2"/>namespace: ""</text:span></text:p>
      <text:p text:style-name="Preformatted_20_Text"><text:span text:style-name="Source_20_Text">roleRef:</text:span></text:p>
      <text:p text:style-name="Preformatted_20_Text"><text:span text:style-name="Source_20_Text"><text:s text:c="2"/>apiGroup: rbac.authorization.k8s.io</text:span></text:p>
      <text:p text:style-name="Preformatted_20_Text"><text:span text:style-name="Source_20_Text"><text:s text:c="2"/>kind: ClusterRole</text:span></text:p>
      <text:p text:style-name="Preformatted_20_Text"><text:span text:style-name="Source_20_Text"><text:s text:c="2"/>name: system:kube-apiserver-to-kubelet</text:span></text:p>
      <text:p text:style-name="Preformatted_20_Text"><text:span text:style-name="Source_20_Text">subjects:</text:span></text:p>
      <text:p text:style-name="Preformatted_20_Text"><text:span text:style-name="Source_20_Text"><text:s text:c="2"/>- apiGroup: rbac.authorization.k8s.io</text:span></text:p>
      <text:p text:style-name="Preformatted_20_Text"><text:span text:style-name="Source_20_Text"><text:s text:c="4"/>kind: User</text:span></text:p>
      <text:p text:style-name="Preformatted_20_Text"><text:span text:style-name="Source_20_Text"><text:s text:c="4"/>name: kubernetes</text:span></text:p>
      <text:p text:style-name="P39"><text:span text:style-name="Source_20_Text">EOF</text:span></text:p>
      <text:h text:style-name="P58" text:outline-level="2"/>
      <text:p text:style-name="P8"/>
      <text:p text:style-name="P8"/>
      <text:p text:style-name="P8"/>
      <text:p text:style-name="P8"/>
      <text:p text:style-name="P8"/>
      <text:p text:style-name="P8"/>
      <text:p text:style-name="P8"/>
      <text:h text:style-name="P58" text:outline-level="2"><text:soft-page-break/>The Kubernetes Frontend Load Balancer<text:span text:style-name="T47">(Run in controller node)</text:span></text:h>
      <text:p text:style-name="P8">In this section you will provision an external load balancer to front the Kubernetes API Servers. The <text:span text:style-name="Source_20_Text">kubernetes-the-hard-way</text:span> static IP address will be attached to the resulting load balancer.</text:p>
      <text:p text:style-name="Quotations">The compute instances created in this tutorial will not have permission to complete this section. Run the following commands from the same machine used to create the compute instances.</text:p>
      <text:h text:style-name="Heading_20_3" text:outline-level="3"><text:bookmark text:name="user-content-provision-a-network-load-balancer"/>Provision a Network Load Balancer</text:h>
      <text:p text:style-name="Text_20_body">Create the external load balancer network resources:</text:p>
      <text:p text:style-name="Preformatted_20_Text"><text:span text:style-name="Source_20_Text">{</text:span></text:p>
      <text:p text:style-name="Preformatted_20_Text"><text:span text:style-name="Source_20_Text"><text:s text:c="2"/>KUBERNETES_PUBLIC_ADDRESS=$(gcloud compute addresses describe kubernetes-the-hard-way \</text:span></text:p>
      <text:p text:style-name="Preformatted_20_Text"><text:span text:style-name="Source_20_Text"><text:s text:c="4"/>--region $(gcloud config get-value compute/region) \</text:span></text:p>
      <text:p text:style-name="Preformatted_20_Text"><text:span text:style-name="Source_20_Text"><text:s text:c="4"/>--format 'value(address)')</text:span></text:p>
      <text:p text:style-name="Preformatted_20_Text"/>
      <text:p text:style-name="Preformatted_20_Text"><text:span text:style-name="Source_20_Text"><text:s text:c="2"/>gcloud compute http-health-checks create kubernetes \</text:span></text:p>
      <text:p text:style-name="Preformatted_20_Text"><text:span text:style-name="Source_20_Text"><text:s text:c="4"/>--description "Kubernetes Health Check" \</text:span></text:p>
      <text:p text:style-name="Preformatted_20_Text"><text:span text:style-name="Source_20_Text"><text:s text:c="4"/>--host "kubernetes.default.svc.cluster.local" \</text:span></text:p>
      <text:p text:style-name="Preformatted_20_Text"><text:span text:style-name="Source_20_Text"><text:s text:c="4"/>--request-path "/healthz"</text:span></text:p>
      <text:p text:style-name="Preformatted_20_Text"/>
      <text:p text:style-name="Preformatted_20_Text"><text:span text:style-name="Source_20_Text"><text:s text:c="2"/>gcloud compute firewall-rules create kubernetes-the-hard-way-allow-health-check \</text:span></text:p>
      <text:p text:style-name="Preformatted_20_Text"><text:span text:style-name="Source_20_Text"><text:s text:c="4"/>--network kubernetes-the-hard-way \</text:span></text:p>
      <text:p text:style-name="Preformatted_20_Text"><text:span text:style-name="Source_20_Text"><text:s text:c="4"/>--source-ranges 209.85.152.0/22,209.85.204.0/22,35.191.0.0/16 \</text:span></text:p>
      <text:p text:style-name="Preformatted_20_Text"><text:span text:style-name="Source_20_Text"><text:s text:c="4"/>--allow tcp</text:span></text:p>
      <text:p text:style-name="Preformatted_20_Text"/>
      <text:p text:style-name="Preformatted_20_Text"><text:span text:style-name="Source_20_Text"><text:s text:c="2"/>gcloud compute target-pools create kubernetes-target-pool \</text:span></text:p>
      <text:p text:style-name="Preformatted_20_Text"><text:span text:style-name="Source_20_Text"><text:s text:c="4"/>--http-health-check kubernetes</text:span></text:p>
      <text:p text:style-name="Preformatted_20_Text"/>
      <text:p text:style-name="Preformatted_20_Text"><text:span text:style-name="Source_20_Text"><text:s text:c="2"/>gcloud compute target-pools add-instances kubernetes-target-pool \</text:span></text:p>
      <text:p text:style-name="Preformatted_20_Text"><text:span text:style-name="Source_20_Text"><text:s text:c="3"/>--instances controller-0</text:span></text:p>
      <text:p text:style-name="Preformatted_20_Text"/>
      <text:p text:style-name="Preformatted_20_Text"><text:span text:style-name="Source_20_Text"><text:s text:c="2"/>gcloud compute forwarding-rules create kubernetes-forwarding-rule \</text:span></text:p>
      <text:p text:style-name="Preformatted_20_Text"><text:span text:style-name="Source_20_Text"><text:s text:c="4"/>--address ${KUBERNETES_PUBLIC_ADDRESS} \</text:span></text:p>
      <text:p text:style-name="Preformatted_20_Text"><text:span text:style-name="Source_20_Text"><text:s text:c="4"/>--ports 6443 \</text:span></text:p>
      <text:p text:style-name="Preformatted_20_Text"><text:span text:style-name="Source_20_Text"><text:s text:c="4"/>--region $(gcloud config get-value compute/region) \</text:span></text:p>
      <text:p text:style-name="Preformatted_20_Text"><text:span text:style-name="Source_20_Text"><text:s text:c="4"/>--target-pool kubernetes-target-pool</text:span></text:p>
      <text:p text:style-name="P39"><text:span text:style-name="Source_20_Text">}</text:span></text:p>
      <text:h text:style-name="Heading_20_3" text:outline-level="3"><text:bookmark text:name="user-content-verification-1"/>Verification<text:span text:style-name="T42">(Run this commands in entry node)</text:span></text:h>
      <text:p text:style-name="Text_20_body">Retrieve the <text:span text:style-name="Source_20_Text">kubernetes-the-hard-way</text:span> static IP address:</text:p>
      <text:p text:style-name="Preformatted_20_Text"><text:span text:style-name="Source_20_Text">KUBERNETES_PUBLIC_ADDRESS=$(gcloud compute addresses describe kubernetes-the-hard-way \</text:span></text:p>
      <text:p text:style-name="Preformatted_20_Text"><text:span text:style-name="Source_20_Text"><text:s text:c="2"/>--region $(gcloud config get-value compute/region) \</text:span></text:p>
      <text:p text:style-name="P39"><text:span text:style-name="Source_20_Text"><text:s text:c="2"/>--format 'value(address)')</text:span></text:p>
      <text:p text:style-name="P12">Make a HTTP request for the Kubernetes version info:</text:p>
      <text:p text:style-name="P39"><text:span text:style-name="Source_20_Text">curl --cacert ca.pem https://${KUBERNETES_PUBLIC_ADDRESS}:6443/version</text:span></text:p>
      <text:p text:style-name="P69"/>
      <text:p text:style-name="P69"/>
      <text:p text:style-name="P69"><text:soft-page-break/>output</text:p>
      <text:p text:style-name="Preformatted_20_Text"><text:span text:style-name="Source_20_Text">{</text:span></text:p>
      <text:p text:style-name="Preformatted_20_Text"><text:span text:style-name="Source_20_Text"><text:s text:c="2"/>"major": "1",</text:span></text:p>
      <text:p text:style-name="Preformatted_20_Text"><text:span text:style-name="Source_20_Text"><text:s text:c="2"/>"minor": "12",</text:span></text:p>
      <text:p text:style-name="Preformatted_20_Text"><text:span text:style-name="Source_20_Text"><text:s text:c="2"/>"gitVersion": "v1.12.0",</text:span></text:p>
      <text:p text:style-name="Preformatted_20_Text"><text:span text:style-name="Source_20_Text"><text:s text:c="2"/>"gitCommit": "0ed33881dc4355495f623c6f22e7dd0b7632b7c0",</text:span></text:p>
      <text:p text:style-name="Preformatted_20_Text"><text:span text:style-name="Source_20_Text"><text:s text:c="2"/>"gitTreeState": "clean",</text:span></text:p>
      <text:p text:style-name="Preformatted_20_Text"><text:span text:style-name="Source_20_Text"><text:s text:c="2"/>"buildDate": "2018-09-27T16:55:41Z",</text:span></text:p>
      <text:p text:style-name="Preformatted_20_Text"><text:span text:style-name="Source_20_Text"><text:s text:c="2"/>"goVersion": "go1.10.4",</text:span></text:p>
      <text:p text:style-name="Preformatted_20_Text"><text:span text:style-name="Source_20_Text"><text:s text:c="2"/>"compiler": "gc",</text:span></text:p>
      <text:p text:style-name="Preformatted_20_Text"><text:span text:style-name="Source_20_Text"><text:s text:c="2"/>"platform": "linux/amd64"</text:span></text:p>
      <text:p text:style-name="P49"><text:span text:style-name="Source_20_Text">}</text:span></text:p>
      <text:h text:style-name="P80" text:outline-level="1">Bootstrapping the Kubernetes Worker Nodes</text:h>
      <text:p text:style-name="P14"><text:span text:style-name="T13">Run the command in </text:span><text:span text:style-name="Source_20_Text">worker-0</text:span>, <text:span text:style-name="Source_20_Text">worker-1</text:span>, and <text:span text:style-name="Source_20_Text">worker-2</text:span>. Login to each worker instance using the <text:span text:style-name="Source_20_Text">gcloud</text:span> command. Example:</text:p>
      <text:p text:style-name="P39"><text:span text:style-name="Source_20_Text"><text:span text:style-name="T33">command: </text:span></text:span><text:span text:style-name="Source_20_Text"><text:span text:style-name="T24">gcloud compute ssh worker-0</text:span></text:span></text:p>
      <text:h text:style-name="P59" text:outline-level="2">Provisioning a Kubernetes Worker Node</text:h>
      <text:p text:style-name="Text_20_body">Install the OS dependencies:</text:p>
      <text:p text:style-name="Preformatted_20_Text"><text:span text:style-name="Source_20_Text">{</text:span></text:p>
      <text:p text:style-name="Preformatted_20_Text"><text:span text:style-name="Source_20_Text"><text:s text:c="2"/>sudo apt-get update</text:span></text:p>
      <text:p text:style-name="Preformatted_20_Text"><text:span text:style-name="Source_20_Text"><text:s text:c="2"/>sudo apt-get -y install socat conntrack ipset</text:span></text:p>
      <text:p text:style-name="P39"><text:span text:style-name="Source_20_Text">}</text:span></text:p>
      <text:p text:style-name="P64">The socat binary enables support for the <text:span text:style-name="Source_20_Text">kubectl port-forward</text:span> command.</text:p>
      <text:h text:style-name="Heading_20_3" text:outline-level="3"><text:bookmark text:name="user-content-download-and-install-worker-binaries"/>Download and Install Worker Binaries</text:h>
      <text:p text:style-name="Preformatted_20_Text"><text:span text:style-name="Source_20_Text">wget -q --show-progress --https-only --timestamping \</text:span></text:p>
      <text:p text:style-name="Preformatted_20_Text"><text:span text:style-name="Source_20_Text"><text:s text:c="2"/>https://github.com/kubernetes-sigs/cri-tools/releases/download/v1.12.0/crictl-v1.12.0-linux-amd64.tar.gz \</text:span></text:p>
      <text:p text:style-name="Preformatted_20_Text"><text:span text:style-name="Source_20_Text"><text:s text:c="2"/>https://storage.googleapis.com/kubernetes-the-hard-way/runsc-50c283b9f56bb7200938d9e207355f05f79f0d17 \</text:span></text:p>
      <text:p text:style-name="Preformatted_20_Text"><text:span text:style-name="Source_20_Text"><text:s text:c="2"/>https://github.com/opencontainers/runc/releases/download/v1.0.0-rc5/runc.amd64 \</text:span></text:p>
      <text:p text:style-name="Preformatted_20_Text"><text:span text:style-name="Source_20_Text"><text:s text:c="2"/>https://github.com/containernetworking/plugins/releases/download/v0.6.0/cni-plugins-amd64-v0.6.0.tgz \</text:span></text:p>
      <text:p text:style-name="Preformatted_20_Text"><text:span text:style-name="Source_20_Text"><text:s text:c="2"/>https://github.com/containerd/containerd/releases/download/v1.2.0-rc.0/containerd-1.2.0-rc.0.linux-amd64.tar.gz \</text:span></text:p>
      <text:p text:style-name="Preformatted_20_Text"><text:span text:style-name="Source_20_Text"><text:s text:c="2"/>https://storage.googleapis.com/kubernetes-release/release/v1.12.0/bin/linux/amd64/kubectl \</text:span></text:p>
      <text:p text:style-name="Preformatted_20_Text"><text:span text:style-name="Source_20_Text"><text:s text:c="2"/>https://storage.googleapis.com/kubernetes-release/release/v1.12.0/bin/linux/amd64/kube-proxy \</text:span></text:p>
      <text:p text:style-name="P39"><text:span text:style-name="Source_20_Text"><text:s text:c="2"/>https://storage.googleapis.com/kubernetes-release/release/v1.12.0/bin/linux/amd64/kubelet</text:span></text:p>
      <text:p text:style-name="Text_20_body"/>
      <text:p text:style-name="Text_20_body"/>
      <text:p text:style-name="Text_20_body"/>
      <text:p text:style-name="P12"><text:soft-page-break/>Create the installation directories:</text:p>
      <text:p text:style-name="Preformatted_20_Text"><text:span text:style-name="Source_20_Text">sudo mkdir -p \</text:span></text:p>
      <text:p text:style-name="Preformatted_20_Text"><text:span text:style-name="Source_20_Text"><text:s text:c="2"/>/etc/cni/net.d \</text:span></text:p>
      <text:p text:style-name="Preformatted_20_Text"><text:span text:style-name="Source_20_Text"><text:s text:c="2"/>/opt/cni/bin \</text:span></text:p>
      <text:p text:style-name="Preformatted_20_Text"><text:span text:style-name="Source_20_Text"><text:s text:c="2"/>/var/lib/kubelet \</text:span></text:p>
      <text:p text:style-name="Preformatted_20_Text"><text:span text:style-name="Source_20_Text"><text:s text:c="2"/>/var/lib/kube-proxy \</text:span></text:p>
      <text:p text:style-name="Preformatted_20_Text"><text:span text:style-name="Source_20_Text"><text:s text:c="2"/>/var/lib/kubernetes \</text:span></text:p>
      <text:p text:style-name="P39"><text:span text:style-name="Source_20_Text"><text:s text:c="2"/>/var/run/kubernetes</text:span></text:p>
      <text:p text:style-name="P12">Install the worker binaries:</text:p>
      <text:p text:style-name="Preformatted_20_Text"><text:span text:style-name="Source_20_Text">{</text:span></text:p>
      <text:p text:style-name="Preformatted_20_Text"><text:span text:style-name="Source_20_Text"><text:s text:c="2"/>sudo mv runsc-50c283b9f56bb7200938d9e207355f05f79f0d17 runsc</text:span></text:p>
      <text:p text:style-name="Preformatted_20_Text"><text:span text:style-name="Source_20_Text"><text:s text:c="2"/>sudo mv runc.amd64 runc</text:span></text:p>
      <text:p text:style-name="Preformatted_20_Text"><text:span text:style-name="Source_20_Text"><text:s text:c="2"/>chmod +x kubectl kube-proxy kubelet runc runsc</text:span></text:p>
      <text:p text:style-name="Preformatted_20_Text"><text:span text:style-name="Source_20_Text"><text:s text:c="2"/>sudo mv kubectl kube-proxy kubelet runc runsc /usr/local/bin/</text:span></text:p>
      <text:p text:style-name="Preformatted_20_Text"><text:span text:style-name="Source_20_Text"><text:s text:c="2"/>sudo tar -xvf crictl-v1.12.0-linux-amd64.tar.gz -C /usr/local/bin/</text:span></text:p>
      <text:p text:style-name="Preformatted_20_Text"><text:span text:style-name="Source_20_Text"><text:s text:c="2"/>sudo tar -xvf cni-plugins-amd64-v0.6.0.tgz -C /opt/cni/bin/</text:span></text:p>
      <text:p text:style-name="Preformatted_20_Text"><text:span text:style-name="Source_20_Text"><text:s text:c="2"/>sudo tar -xvf containerd-1.2.0-rc.0.linux-amd64.tar.gz -C /</text:span></text:p>
      <text:p text:style-name="P39"><text:span text:style-name="Source_20_Text">}</text:span></text:p>
      <text:h text:style-name="Heading_20_3" text:outline-level="3"><text:bookmark text:name="user-content-configure-cni-networking"/>Configure CNI Networking</text:h>
      <text:p text:style-name="Text_20_body">Retrieve the Pod CIDR range for the current compute instance:</text:p>
      <text:p text:style-name="Preformatted_20_Text"><text:span text:style-name="Source_20_Text">POD_CIDR=$(curl -s -H "Metadata-Flavor: Google" \</text:span></text:p>
      <text:p text:style-name="P39"><text:span text:style-name="Source_20_Text"><text:s text:c="2"/>http://metadata.google.internal/computeMetadata/v1/instance/attributes/pod-cidr)</text:span></text:p>
      <text:p text:style-name="Text_20_body">Create the <text:span text:style-name="Source_20_Text">bridge</text:span> network configuration file:</text:p>
      <text:p text:style-name="Preformatted_20_Text"><text:span text:style-name="Source_20_Text">cat &lt;&lt;EOF | sudo tee /etc/cni/net.d/10-bridge.conf</text:span></text:p>
      <text:p text:style-name="Preformatted_20_Text"><text:span text:style-name="Source_20_Text">{</text:span></text:p>
      <text:p text:style-name="Preformatted_20_Text"><text:span text:style-name="Source_20_Text"><text:s text:c="4"/>"cniVersion": "0.3.1",</text:span></text:p>
      <text:p text:style-name="Preformatted_20_Text"><text:span text:style-name="Source_20_Text"><text:s text:c="4"/>"name": "bridge",</text:span></text:p>
      <text:p text:style-name="Preformatted_20_Text"><text:span text:style-name="Source_20_Text"><text:s text:c="4"/>"type": "bridge",</text:span></text:p>
      <text:p text:style-name="Preformatted_20_Text"><text:span text:style-name="Source_20_Text"><text:s text:c="4"/>"bridge": "cnio0",</text:span></text:p>
      <text:p text:style-name="Preformatted_20_Text"><text:span text:style-name="Source_20_Text"><text:s text:c="4"/>"isGateway": true,</text:span></text:p>
      <text:p text:style-name="Preformatted_20_Text"><text:span text:style-name="Source_20_Text"><text:s text:c="4"/>"ipMasq": true,</text:span></text:p>
      <text:p text:style-name="Preformatted_20_Text"><text:span text:style-name="Source_20_Text"><text:s text:c="4"/>"ipam": {</text:span></text:p>
      <text:p text:style-name="Preformatted_20_Text"><text:span text:style-name="Source_20_Text"><text:s text:c="8"/>"type": "host-local",</text:span></text:p>
      <text:p text:style-name="Preformatted_20_Text"><text:span text:style-name="Source_20_Text"><text:s text:c="8"/>"ranges": [</text:span></text:p>
      <text:p text:style-name="Preformatted_20_Text"><text:span text:style-name="Source_20_Text"><text:s text:c="10"/>[{"subnet": "${POD_CIDR}"}]</text:span></text:p>
      <text:p text:style-name="Preformatted_20_Text"><text:span text:style-name="Source_20_Text"><text:s text:c="8"/>],</text:span></text:p>
      <text:p text:style-name="Preformatted_20_Text"><text:span text:style-name="Source_20_Text"><text:s text:c="8"/>"routes": [{"dst": "0.0.0.0/0"}]</text:span></text:p>
      <text:p text:style-name="Preformatted_20_Text"><text:span text:style-name="Source_20_Text"><text:s text:c="4"/>}</text:span></text:p>
      <text:p text:style-name="Preformatted_20_Text"><text:span text:style-name="Source_20_Text">}</text:span></text:p>
      <text:p text:style-name="P39"><text:span text:style-name="Source_20_Text">EOF</text:span></text:p>
      <text:p text:style-name="Text_20_body">Create the <text:span text:style-name="Source_20_Text">loopback</text:span> network configuration file:</text:p>
      <text:p text:style-name="Preformatted_20_Text"><text:span text:style-name="Source_20_Text">cat &lt;&lt;EOF | sudo tee /etc/cni/net.d/99-loopback.conf</text:span></text:p>
      <text:p text:style-name="Preformatted_20_Text"><text:span text:style-name="Source_20_Text">{</text:span></text:p>
      <text:p text:style-name="Preformatted_20_Text"><text:span text:style-name="Source_20_Text"><text:s text:c="4"/>"cniVersion": "0.3.1",</text:span></text:p>
      <text:p text:style-name="Preformatted_20_Text"><text:span text:style-name="Source_20_Text"><text:s text:c="4"/>"type": "loopback"</text:span></text:p>
      <text:p text:style-name="Preformatted_20_Text"><text:span text:style-name="Source_20_Text">}</text:span></text:p>
      <text:p text:style-name="P39"><text:span text:style-name="Source_20_Text">EOF</text:span></text:p>
      <text:h text:style-name="Heading_20_3" text:outline-level="3"><text:bookmark text:name="user-content-configure-containerd"/><text:soft-page-break/>Configure containerd</text:h>
      <text:p text:style-name="Text_20_body">Create the <text:span text:style-name="Source_20_Text">containerd</text:span> configuration file:</text:p>
      <text:p text:style-name="P39"><text:span text:style-name="Source_20_Text">sudo mkdir -p /etc/containerd/</text:span></text:p>
      <text:p text:style-name="Preformatted_20_Text"><text:span text:style-name="Source_20_Text">cat &lt;&lt; EOF | sudo tee /etc/containerd/config.toml</text:span></text:p>
      <text:p text:style-name="Preformatted_20_Text"><text:span text:style-name="Source_20_Text">[plugins]</text:span></text:p>
      <text:p text:style-name="Preformatted_20_Text"><text:span text:style-name="Source_20_Text"><text:s text:c="2"/>[plugins.cri.containerd]</text:span></text:p>
      <text:p text:style-name="Preformatted_20_Text"><text:span text:style-name="Source_20_Text"><text:s text:c="4"/>snapshotter = "overlayfs"</text:span></text:p>
      <text:p text:style-name="Preformatted_20_Text"><text:span text:style-name="Source_20_Text"><text:s text:c="4"/>[plugins.cri.containerd.default_runtime]</text:span></text:p>
      <text:p text:style-name="Preformatted_20_Text"><text:span text:style-name="Source_20_Text"><text:s text:c="6"/>runtime_type = "io.containerd.runtime.v1.linux"</text:span></text:p>
      <text:p text:style-name="Preformatted_20_Text"><text:span text:style-name="Source_20_Text"><text:s text:c="6"/>runtime_engine = "/usr/local/bin/runc"</text:span></text:p>
      <text:p text:style-name="Preformatted_20_Text"><text:span text:style-name="Source_20_Text"><text:s text:c="6"/>runtime_root = ""</text:span></text:p>
      <text:p text:style-name="Preformatted_20_Text"><text:span text:style-name="Source_20_Text"><text:s text:c="4"/>[plugins.cri.containerd.untrusted_workload_runtime]</text:span></text:p>
      <text:p text:style-name="Preformatted_20_Text"><text:span text:style-name="Source_20_Text"><text:s text:c="6"/>runtime_type = "io.containerd.runtime.v1.linux"</text:span></text:p>
      <text:p text:style-name="Preformatted_20_Text"><text:span text:style-name="Source_20_Text"><text:s text:c="6"/>runtime_engine = "/usr/local/bin/runsc"</text:span></text:p>
      <text:p text:style-name="Preformatted_20_Text"><text:span text:style-name="Source_20_Text"><text:s text:c="6"/>runtime_root = "/run/containerd/runsc"</text:span></text:p>
      <text:p text:style-name="Preformatted_20_Text"><text:span text:style-name="Source_20_Text"><text:s text:c="4"/>[plugins.cri.containerd.gvisor]</text:span></text:p>
      <text:p text:style-name="Preformatted_20_Text"><text:span text:style-name="Source_20_Text"><text:s text:c="6"/>runtime_type = "io.containerd.runtime.v1.linux"</text:span></text:p>
      <text:p text:style-name="Preformatted_20_Text"><text:span text:style-name="Source_20_Text"><text:s text:c="6"/>runtime_engine = "/usr/local/bin/runsc"</text:span></text:p>
      <text:p text:style-name="Preformatted_20_Text"><text:span text:style-name="Source_20_Text"><text:s text:c="6"/>runtime_root = "/run/containerd/runsc"</text:span></text:p>
      <text:p text:style-name="P39"><text:span text:style-name="Source_20_Text">EOF</text:span></text:p>
      <text:p text:style-name="P64">Untrusted workloads will be run using the gVisor (runsc) runtime.</text:p>
      <text:p text:style-name="Text_20_body">Create the <text:span text:style-name="Source_20_Text">containerd.service</text:span> systemd unit file:</text:p>
      <text:p text:style-name="Preformatted_20_Text"><text:span text:style-name="Source_20_Text">cat &lt;&lt;EOF | sudo tee /etc/systemd/system/containerd.service</text:span></text:p>
      <text:p text:style-name="Preformatted_20_Text"><text:span text:style-name="Source_20_Text">[Unit]</text:span></text:p>
      <text:p text:style-name="Preformatted_20_Text"><text:span text:style-name="Source_20_Text">Description=containerd container runtime</text:span></text:p>
      <text:p text:style-name="Preformatted_20_Text"><text:span text:style-name="Source_20_Text">Documentation=https://containerd.io</text:span></text:p>
      <text:p text:style-name="Preformatted_20_Text"><text:span text:style-name="Source_20_Text">After=network.target</text:span></text:p>
      <text:p text:style-name="Preformatted_20_Text"/>
      <text:p text:style-name="Preformatted_20_Text"><text:span text:style-name="Source_20_Text">[Service]</text:span></text:p>
      <text:p text:style-name="Preformatted_20_Text"><text:span text:style-name="Source_20_Text">ExecStartPre=/sbin/modprobe overlay</text:span></text:p>
      <text:p text:style-name="Preformatted_20_Text"><text:span text:style-name="Source_20_Text">ExecStart=/bin/containerd</text:span></text:p>
      <text:p text:style-name="Preformatted_20_Text"><text:span text:style-name="Source_20_Text">Restart=always</text:span></text:p>
      <text:p text:style-name="Preformatted_20_Text"><text:span text:style-name="Source_20_Text">RestartSec=5</text:span></text:p>
      <text:p text:style-name="Preformatted_20_Text"><text:span text:style-name="Source_20_Text">Delegate=yes</text:span></text:p>
      <text:p text:style-name="Preformatted_20_Text"><text:span text:style-name="Source_20_Text">KillMode=process</text:span></text:p>
      <text:p text:style-name="Preformatted_20_Text"><text:span text:style-name="Source_20_Text">OOMScoreAdjust=-999</text:span></text:p>
      <text:p text:style-name="Preformatted_20_Text"><text:span text:style-name="Source_20_Text">LimitNOFILE=1048576</text:span></text:p>
      <text:p text:style-name="Preformatted_20_Text"><text:span text:style-name="Source_20_Text">LimitNPROC=infinity</text:span></text:p>
      <text:p text:style-name="Preformatted_20_Text"><text:span text:style-name="Source_20_Text">LimitCORE=infinity</text:span></text:p>
      <text:p text:style-name="Preformatted_20_Text"/>
      <text:p text:style-name="Preformatted_20_Text"><text:span text:style-name="Source_20_Text">[Install]</text:span></text:p>
      <text:p text:style-name="Preformatted_20_Text"><text:span text:style-name="Source_20_Text">WantedBy=multi-user.target</text:span></text:p>
      <text:p text:style-name="P39"><text:span text:style-name="Source_20_Text">EOF</text:span></text:p>
      <text:h text:style-name="Heading_20_3" text:outline-level="3"><text:bookmark text:name="user-content-configure-the-kubelet"/>Configure the Kubelet</text:h>
      <text:p text:style-name="Preformatted_20_Text"><text:span text:style-name="Source_20_Text">{</text:span></text:p>
      <text:p text:style-name="Preformatted_20_Text"><text:span text:style-name="Source_20_Text"><text:s text:c="2"/>sudo mv ${HOSTNAME}-key.pem ${HOSTNAME}.pem /var/lib/kubelet/</text:span></text:p>
      <text:p text:style-name="Preformatted_20_Text"><text:span text:style-name="Source_20_Text"><text:s text:c="2"/>sudo mv ${HOSTNAME}.kubeconfig /var/lib/kubelet/kubeconfig</text:span></text:p>
      <text:p text:style-name="Preformatted_20_Text"><text:span text:style-name="Source_20_Text"><text:s text:c="2"/>sudo mv ca.pem /var/lib/kubernetes/</text:span></text:p>
      <text:p text:style-name="P39"><text:span text:style-name="Source_20_Text">}</text:span></text:p>
      <text:p text:style-name="Text_20_body">Create the <text:span text:style-name="Source_20_Text">kubelet-config.yaml</text:span> configuration file:</text:p>
      <text:p text:style-name="Preformatted_20_Text"><text:span text:style-name="Source_20_Text">cat &lt;&lt;EOF | sudo tee /var/lib/kubelet/kubelet-config.yaml</text:span></text:p>
      <text:p text:style-name="Preformatted_20_Text"><text:soft-page-break/><text:span text:style-name="Source_20_Text">kind: KubeletConfiguration</text:span></text:p>
      <text:p text:style-name="Preformatted_20_Text"><text:span text:style-name="Source_20_Text">apiVersion: kubelet.config.k8s.io/v1beta1</text:span></text:p>
      <text:p text:style-name="Preformatted_20_Text"><text:span text:style-name="Source_20_Text">authentication:</text:span></text:p>
      <text:p text:style-name="Preformatted_20_Text"><text:span text:style-name="Source_20_Text"><text:s text:c="2"/>anonymous:</text:span></text:p>
      <text:p text:style-name="Preformatted_20_Text"><text:span text:style-name="Source_20_Text"><text:s text:c="4"/>enabled: false</text:span></text:p>
      <text:p text:style-name="Preformatted_20_Text"><text:span text:style-name="Source_20_Text"><text:s text:c="2"/>webhook:</text:span></text:p>
      <text:p text:style-name="Preformatted_20_Text"><text:span text:style-name="Source_20_Text"><text:s text:c="4"/>enabled: true</text:span></text:p>
      <text:p text:style-name="Preformatted_20_Text"><text:span text:style-name="Source_20_Text"><text:s text:c="2"/>x509:</text:span></text:p>
      <text:p text:style-name="Preformatted_20_Text"><text:span text:style-name="Source_20_Text"><text:s text:c="4"/>clientCAFile: "/var/lib/kubernetes/ca.pem"</text:span></text:p>
      <text:p text:style-name="Preformatted_20_Text"><text:span text:style-name="Source_20_Text">authorization:</text:span></text:p>
      <text:p text:style-name="Preformatted_20_Text"><text:span text:style-name="Source_20_Text"><text:s text:c="2"/>mode: Webhook</text:span></text:p>
      <text:p text:style-name="Preformatted_20_Text"><text:span text:style-name="Source_20_Text">clusterDomain: "cluster.local"</text:span></text:p>
      <text:p text:style-name="Preformatted_20_Text"><text:span text:style-name="Source_20_Text">clusterDNS:</text:span></text:p>
      <text:p text:style-name="Preformatted_20_Text"><text:span text:style-name="Source_20_Text"><text:s text:c="2"/>- "10.32.0.10"</text:span></text:p>
      <text:p text:style-name="Preformatted_20_Text"><text:span text:style-name="Source_20_Text">podCIDR: "${POD_CIDR}"</text:span></text:p>
      <text:p text:style-name="Preformatted_20_Text"><text:span text:style-name="Source_20_Text">resolvConf: "/run/systemd/resolve/resolv.conf"</text:span></text:p>
      <text:p text:style-name="Preformatted_20_Text"><text:span text:style-name="Source_20_Text">runtimeRequestTimeout: "15m"</text:span></text:p>
      <text:p text:style-name="Preformatted_20_Text"><text:span text:style-name="Source_20_Text">tlsCertFile: "/var/lib/kubelet/${HOSTNAME}.pem"</text:span></text:p>
      <text:p text:style-name="Preformatted_20_Text"><text:span text:style-name="Source_20_Text">tlsPrivateKeyFile: "/var/lib/kubelet/${HOSTNAME}-key.pem"</text:span></text:p>
      <text:p text:style-name="P39"><text:span text:style-name="Source_20_Text">EOF</text:span></text:p>
      <text:p text:style-name="Quotations">The <text:span text:style-name="Source_20_Text">resolvConf</text:span> configuration is used to avoid loops when using CoreDNS for service discovery on systems running <text:span text:style-name="Source_20_Text">systemd-resolved</text:span>.</text:p>
      <text:p text:style-name="Text_20_body">Create the <text:span text:style-name="Source_20_Text">kubelet.service</text:span> systemd unit file:</text:p>
      <text:p text:style-name="Preformatted_20_Text"><text:span text:style-name="Source_20_Text">cat &lt;&lt;EOF | sudo tee /etc/systemd/system/kubelet.service</text:span></text:p>
      <text:p text:style-name="Preformatted_20_Text"><text:span text:style-name="Source_20_Text">[Unit]</text:span></text:p>
      <text:p text:style-name="Preformatted_20_Text"><text:span text:style-name="Source_20_Text">Description=Kubernetes Kubelet</text:span></text:p>
      <text:p text:style-name="Preformatted_20_Text"><text:span text:style-name="Source_20_Text">Documentation=https://github.com/kubernetes/kubernetes</text:span></text:p>
      <text:p text:style-name="Preformatted_20_Text"><text:span text:style-name="Source_20_Text">After=containerd.service</text:span></text:p>
      <text:p text:style-name="Preformatted_20_Text"><text:span text:style-name="Source_20_Text">Requires=containerd.service</text:span></text:p>
      <text:p text:style-name="Preformatted_20_Text"/>
      <text:p text:style-name="Preformatted_20_Text"><text:span text:style-name="Source_20_Text">[Service]</text:span></text:p>
      <text:p text:style-name="Preformatted_20_Text"><text:span text:style-name="Source_20_Text">ExecStart=/usr/local/bin/kubelet \\</text:span></text:p>
      <text:p text:style-name="Preformatted_20_Text"><text:span text:style-name="Source_20_Text"><text:s text:c="2"/>--config=/var/lib/kubelet/kubelet-config.yaml \\</text:span></text:p>
      <text:p text:style-name="Preformatted_20_Text"><text:span text:style-name="Source_20_Text"><text:s text:c="2"/>--container-runtime=remote \\</text:span></text:p>
      <text:p text:style-name="Preformatted_20_Text"><text:span text:style-name="Source_20_Text"><text:s text:c="2"/>--container-runtime-endpoint=unix:///var/run/containerd/containerd.sock \\</text:span></text:p>
      <text:p text:style-name="Preformatted_20_Text"><text:span text:style-name="Source_20_Text"><text:s text:c="2"/>--image-pull-progress-deadline=2m \\</text:span></text:p>
      <text:p text:style-name="Preformatted_20_Text"><text:span text:style-name="Source_20_Text"><text:s text:c="2"/>--kubeconfig=/var/lib/kubelet/kubeconfig \\</text:span></text:p>
      <text:p text:style-name="Preformatted_20_Text"><text:span text:style-name="Source_20_Text"><text:s text:c="2"/>--network-plugin=cni \\</text:span></text:p>
      <text:p text:style-name="Preformatted_20_Text"><text:span text:style-name="Source_20_Text"><text:s text:c="2"/>--register-node=true \\</text:span></text:p>
      <text:p text:style-name="Preformatted_20_Text"><text:span text:style-name="Source_20_Text"><text:s text:c="2"/>--v=2</text:span></text:p>
      <text:p text:style-name="Preformatted_20_Text"><text:span text:style-name="Source_20_Text">Restart=on-failure</text:span></text:p>
      <text:p text:style-name="Preformatted_20_Text"><text:span text:style-name="Source_20_Text">RestartSec=5</text:span></text:p>
      <text:p text:style-name="Preformatted_20_Text"/>
      <text:p text:style-name="Preformatted_20_Text"><text:span text:style-name="Source_20_Text">[Install]</text:span></text:p>
      <text:p text:style-name="P39"><text:span text:style-name="Source_20_Text">Wan</text:span></text:p>
      <text:h text:style-name="Heading_20_3" text:outline-level="3">Configure the Kubernetes Proxy</text:h>
      <text:p text:style-name="P39"><text:span text:style-name="Source_20_Text">sudo mv kube-proxy.kubeconfig /var/lib/kube-proxy/kubeconfig</text:span></text:p>
      <text:p text:style-name="Text_20_body">Create the <text:span text:style-name="Source_20_Text">kube-proxy-config.yaml</text:span> configuration file:</text:p>
      <text:p text:style-name="Preformatted_20_Text"><text:span text:style-name="Source_20_Text">cat &lt;&lt;EOF | sudo tee /var/lib/kube-proxy/kube-proxy-config.yaml</text:span></text:p>
      <text:p text:style-name="Preformatted_20_Text"><text:span text:style-name="Source_20_Text">kind: KubeProxyConfiguration</text:span></text:p>
      <text:p text:style-name="Preformatted_20_Text"><text:span text:style-name="Source_20_Text">apiVersion: kubeproxy.config.k8s.io/v1alpha1</text:span></text:p>
      <text:p text:style-name="Preformatted_20_Text"><text:span text:style-name="Source_20_Text">clientConnection:</text:span></text:p>
      <text:p text:style-name="Preformatted_20_Text"><text:span text:style-name="Source_20_Text"><text:s text:c="2"/>kubeconfig: "/var/lib/kube-proxy/kubeconfig"</text:span></text:p>
      <text:p text:style-name="Preformatted_20_Text"><text:span text:style-name="Source_20_Text">mode: "iptables"</text:span></text:p>
      <text:p text:style-name="Preformatted_20_Text"><text:soft-page-break/><text:span text:style-name="Source_20_Text">clusterCIDR: "10.200.0.0/16"</text:span></text:p>
      <text:p text:style-name="P39"><text:span text:style-name="Source_20_Text">EOF</text:span></text:p>
      <text:p text:style-name="Text_20_body">Create the <text:span text:style-name="Source_20_Text">kube-proxy.service</text:span> systemd unit file:</text:p>
      <text:p text:style-name="Preformatted_20_Text"><text:span text:style-name="Source_20_Text">cat &lt;&lt;EOF | sudo tee /etc/systemd/system/kube-proxy.service</text:span></text:p>
      <text:p text:style-name="Preformatted_20_Text"><text:span text:style-name="Source_20_Text">[Unit]</text:span></text:p>
      <text:p text:style-name="Preformatted_20_Text"><text:span text:style-name="Source_20_Text">Description=Kubernetes Kube Proxy</text:span></text:p>
      <text:p text:style-name="Preformatted_20_Text"><text:span text:style-name="Source_20_Text">Documentation=https://github.com/kubernetes/kubernetes</text:span></text:p>
      <text:p text:style-name="Preformatted_20_Text"/>
      <text:p text:style-name="Preformatted_20_Text"><text:span text:style-name="Source_20_Text">[Service]</text:span></text:p>
      <text:p text:style-name="Preformatted_20_Text"><text:span text:style-name="Source_20_Text">ExecStart=/usr/local/bin/kube-proxy \\</text:span></text:p>
      <text:p text:style-name="Preformatted_20_Text"><text:span text:style-name="Source_20_Text"><text:s text:c="2"/>--config=/var/lib/kube-proxy/kube-proxy-config.yaml</text:span></text:p>
      <text:p text:style-name="Preformatted_20_Text"><text:span text:style-name="Source_20_Text">Restart=on-failure</text:span></text:p>
      <text:p text:style-name="Preformatted_20_Text"><text:span text:style-name="Source_20_Text">RestartSec=5</text:span></text:p>
      <text:p text:style-name="Preformatted_20_Text"/>
      <text:p text:style-name="Preformatted_20_Text"><text:span text:style-name="Source_20_Text">[Install]</text:span></text:p>
      <text:p text:style-name="Preformatted_20_Text"><text:span text:style-name="Source_20_Text">WantedBy=multi-user.target</text:span></text:p>
      <text:p text:style-name="P39"><text:span text:style-name="Source_20_Text">EOF</text:span></text:p>
      <text:h text:style-name="Heading_20_3" text:outline-level="3"><text:bookmark text:name="user-content-start-the-worker-services"/>Start the Worker Services</text:h>
      <text:p text:style-name="P39"><text:span text:style-name="Source_20_Text">{</text:span></text:p>
      <text:p text:style-name="Preformatted_20_Text"><text:span text:style-name="Source_20_Text"><text:s text:c="2"/>sudo systemctl daemon-reload</text:span></text:p>
      <text:p text:style-name="Preformatted_20_Text"><text:span text:style-name="Source_20_Text"><text:s text:c="2"/>sudo systemctl enable containerd kubelet kube-proxy</text:span></text:p>
      <text:p text:style-name="Preformatted_20_Text"><text:span text:style-name="Source_20_Text"><text:s text:c="2"/>sudo systemctl start containerd kubelet kube-proxy</text:span></text:p>
      <text:p text:style-name="P39"><text:span text:style-name="Source_20_Text">}</text:span></text:p>
      <text:p text:style-name="P70">Remember to run the above commands on each worker node: <text:span text:style-name="Source_20_Text">worker-0</text:span>, <text:span text:style-name="Source_20_Text">worker-1</text:span>, and <text:span text:style-name="Source_20_Text">worker-2</text:span>.</text:p>
      <text:h text:style-name="P61" text:outline-level="2"><text:bookmark text:name="user-content-verification4"/><text:span text:style-name="T13">Verification</text:span><text:span text:style-name="T14">(In entry node)</text:span></text:h>
      <text:p text:style-name="P15"><text:span text:style-name="T14">Command: </text:span><text:span text:style-name="Source_20_Text">kubectl get nodes --kubeconfig admin.kubeconfig</text:span></text:p>
      <text:p text:style-name="P67">output</text:p>
      <text:p text:style-name="Preformatted_20_Text"><text:span text:style-name="Source_20_Text">NAME <text:s text:c="6"/>STATUS <text:s text:c="2"/>ROLES <text:s text:c="3"/>AGE <text:s text:c="2"/>VERSION</text:span></text:p>
      <text:p text:style-name="Preformatted_20_Text"><text:span text:style-name="Source_20_Text">worker-0 <text:s text:c="2"/>Ready <text:s text:c="3"/>&lt;none&gt; <text:s text:c="2"/>35s <text:s text:c="2"/>v1.12.0</text:span></text:p>
      <text:p text:style-name="Preformatted_20_Text"><text:span text:style-name="Source_20_Text">worker-1 <text:s text:c="2"/>Ready <text:s text:c="3"/>&lt;none&gt; <text:s text:c="2"/>36s <text:s text:c="2"/>v1.12.0</text:span></text:p>
      <text:p text:style-name="P50"><text:span text:style-name="Source_20_Text">worker-2 <text:s text:c="2"/>Ready <text:s text:c="3"/>&lt;none&gt; <text:s text:c="2"/>36s <text:s text:c="2"/>v1.12.0</text:span></text:p>
      <text:h text:style-name="P81" text:outline-level="1"/>
      <text:h text:style-name="P81" text:outline-level="1">Configuring kubectl for Remote Access</text:h>
      <text:p text:style-name="P9">In this lab you will generate a kubeconfig file for the <text:span text:style-name="Source_20_Text">kubectl</text:span> command line utility based on the <text:span text:style-name="Source_20_Text">admin</text:span> user credentials.</text:p>
      <text:p text:style-name="P64">Run the commands in this lab from the same directory used to generate the admin client certificates.</text:p>
      <text:h text:style-name="P60" text:outline-level="2"><text:soft-page-break/>The Admin Kubernetes Configuration File</text:h>
      <text:p text:style-name="Text_20_body">Each kubeconfig requires a Kubernetes API Server to connect to. To support high availability the IP address assigned to the external load balancer fronting the Kubernetes API Servers will be used.</text:p>
      <text:p text:style-name="Text_20_body">Generate a kubeconfig file suitable for authenticating as the <text:span text:style-name="Source_20_Text">admin</text:span> user:<text:span text:style-name="T48">(Run in controller-0 node)</text:span></text:p>
      <text:p text:style-name="Preformatted_20_Text"><text:span text:style-name="Source_20_Text">{</text:span></text:p>
      <text:p text:style-name="Preformatted_20_Text"><text:span text:style-name="Source_20_Text"><text:s text:c="2"/>KUBERNETES_PUBLIC_ADDRESS=$(gcloud compute addresses describe kubernetes-the-hard-way \</text:span></text:p>
      <text:p text:style-name="Preformatted_20_Text"><text:span text:style-name="Source_20_Text"><text:s text:c="4"/>--region $(gcloud config get-value compute/region) \</text:span></text:p>
      <text:p text:style-name="Preformatted_20_Text"><text:span text:style-name="Source_20_Text"><text:s text:c="4"/>--format 'value(address)')</text:span></text:p>
      <text:p text:style-name="Preformatted_20_Text"/>
      <text:p text:style-name="Preformatted_20_Text"><text:span text:style-name="Source_20_Text"><text:s text:c="2"/>kubectl config set-cluster kubernetes-the-hard-way \</text:span></text:p>
      <text:p text:style-name="Preformatted_20_Text"><text:span text:style-name="Source_20_Text"><text:s text:c="4"/>--certificate-authority=ca.pem \</text:span></text:p>
      <text:p text:style-name="Preformatted_20_Text"><text:span text:style-name="Source_20_Text"><text:s text:c="4"/>--embed-certs=true \</text:span></text:p>
      <text:p text:style-name="Preformatted_20_Text"><text:span text:style-name="Source_20_Text"><text:s text:c="4"/>--server=https://${KUBERNETES_PUBLIC_ADDRESS}:6443</text:span></text:p>
      <text:p text:style-name="Preformatted_20_Text"/>
      <text:p text:style-name="Preformatted_20_Text"><text:span text:style-name="Source_20_Text"><text:s text:c="2"/>kubectl config set-credentials admin \</text:span></text:p>
      <text:p text:style-name="Preformatted_20_Text"><text:span text:style-name="Source_20_Text"><text:s text:c="4"/>--client-certificate=admin.pem \</text:span></text:p>
      <text:p text:style-name="Preformatted_20_Text"><text:span text:style-name="Source_20_Text"><text:s text:c="4"/>--client-key=admin-key.pem</text:span></text:p>
      <text:p text:style-name="Preformatted_20_Text"/>
      <text:p text:style-name="Preformatted_20_Text"><text:span text:style-name="Source_20_Text"><text:s text:c="2"/>kubectl config set-context kubernetes-the-hard-way \</text:span></text:p>
      <text:p text:style-name="Preformatted_20_Text"><text:span text:style-name="Source_20_Text"><text:s text:c="4"/>--cluster=kubernetes-the-hard-way \</text:span></text:p>
      <text:p text:style-name="Preformatted_20_Text"><text:span text:style-name="Source_20_Text"><text:s text:c="4"/>--user=admin</text:span></text:p>
      <text:p text:style-name="Preformatted_20_Text"/>
      <text:p text:style-name="Preformatted_20_Text"><text:span text:style-name="Source_20_Text"><text:s text:c="2"/>kubectl config use-context kubernetes-the-hard-way</text:span></text:p>
      <text:p text:style-name="P39"><text:span text:style-name="Source_20_Text">}</text:span></text:p>
      <text:h text:style-name="P56" text:outline-level="2">Verification<text:span text:style-name="T49">(in entry node)</text:span></text:h>
      <text:p text:style-name="Text_20_body">Check the health of the remote Kubernetes cluster:</text:p>
      <text:p text:style-name="P39"><text:span text:style-name="Source_20_Text"><text:span text:style-name="T24">kubectl get componentstatuses</text:span></text:span></text:p>
      <text:p text:style-name="P69">output</text:p>
      <text:p text:style-name="Preformatted_20_Text"><text:span text:style-name="Source_20_Text">NAME <text:s text:c="16"/>STATUS <text:s text:c="3"/>MESSAGE <text:s text:c="12"/>ERROR</text:span></text:p>
      <text:p text:style-name="Preformatted_20_Text"><text:span text:style-name="Source_20_Text">controller-manager <text:s text:c="2"/>Healthy <text:s text:c="2"/>ok</text:span></text:p>
      <text:p text:style-name="Preformatted_20_Text"><text:span text:style-name="Source_20_Text">scheduler <text:s text:c="11"/>Healthy <text:s text:c="2"/>ok</text:span></text:p>
      <text:p text:style-name="Preformatted_20_Text"><text:span text:style-name="Source_20_Text">etcd-1 <text:s text:c="14"/>Healthy <text:s text:c="2"/>{"health":"true"}</text:span></text:p>
      <text:p text:style-name="Preformatted_20_Text"><text:span text:style-name="Source_20_Text">etcd-2 <text:s text:c="14"/>Healthy <text:s text:c="2"/>{"health":"true"}</text:span></text:p>
      <text:p text:style-name="P39"><text:span text:style-name="Source_20_Text">etcd-0 <text:s text:c="14"/>Healthy <text:s text:c="2"/>{"health":"true"}</text:span></text:p>
      <text:p text:style-name="Text_20_body">List the nodes in the remote Kubernetes cluster:</text:p>
      <text:p text:style-name="P39"><text:span text:style-name="Source_20_Text"><text:span text:style-name="T24">kubectl get nodes</text:span></text:span></text:p>
      <text:p text:style-name="P69">output</text:p>
      <text:p text:style-name="Preformatted_20_Text"><text:span text:style-name="Source_20_Text">NAME <text:s text:c="6"/>STATUS <text:s text:c="2"/>ROLES <text:s text:c="3"/>AGE <text:s text:c="3"/>VERSION</text:span></text:p>
      <text:p text:style-name="Preformatted_20_Text"><text:span text:style-name="Source_20_Text">worker-0 <text:s text:c="2"/>Ready <text:s text:c="3"/>&lt;none&gt; <text:s text:c="2"/>117s <text:s text:c="2"/>v1.12.0</text:span></text:p>
      <text:p text:style-name="Preformatted_20_Text"><text:span text:style-name="Source_20_Text">worker-1 <text:s text:c="2"/>Ready <text:s text:c="3"/>&lt;none&gt; <text:s text:c="2"/>118s <text:s text:c="2"/>v1.12.0</text:span></text:p>
      <text:p text:style-name="P39"><text:span text:style-name="Source_20_Text">worker-2 <text:s text:c="2"/>Ready <text:s text:c="3"/>&lt;none&gt; <text:s text:c="2"/>118s <text:s text:c="2"/>v1.12.0</text:span></text:p>
      <text:p text:style-name="P9"/>
      <text:p text:style-name="P9"/>
      <text:h text:style-name="P81" text:outline-level="1"><text:soft-page-break/>Provisioning Pod Network Routes<text:span text:style-name="T43">(Run in entry node)</text:span></text:h>
      <text:h text:style-name="P56" text:outline-level="2">The Routing Table</text:h>
      <text:p text:style-name="Text_20_body">In this section you will gather the information required to create routes in the <text:span text:style-name="Source_20_Text">kubernetes-the-hard-way</text:span> VPC network.</text:p>
      <text:p text:style-name="Text_20_body">Print the internal IP address and Pod CIDR range for each worker instance:</text:p>
      <text:p text:style-name="Preformatted_20_Text"><text:span text:style-name="Source_20_Text">for instance in worker-0 worker-1 worker-2; do</text:span></text:p>
      <text:p text:style-name="Preformatted_20_Text"><text:span text:style-name="Source_20_Text"><text:s text:c="2"/>gcloud compute instances describe ${instance} \</text:span></text:p>
      <text:p text:style-name="Preformatted_20_Text"><text:span text:style-name="Source_20_Text"><text:s text:c="4"/>--format 'value[separator=" "](networkInterfaces[0].networkIP,metadata.items[0].value)'</text:span></text:p>
      <text:p text:style-name="P39"><text:span text:style-name="Source_20_Text">done</text:span></text:p>
      <text:p text:style-name="Quotations">output</text:p>
      <text:p text:style-name="Preformatted_20_Text"><text:span text:style-name="Source_20_Text">10.240.0.20 10.200.0.0/24</text:span></text:p>
      <text:p text:style-name="Preformatted_20_Text"><text:span text:style-name="Source_20_Text">10.240.0.21 10.200.1.0/24</text:span></text:p>
      <text:p text:style-name="P39"><text:span text:style-name="Source_20_Text">10.240.0.22 10.200.2.0/24</text:span></text:p>
      <text:h text:style-name="P27" text:outline-level="2"><text:span text:style-name="Source_20_Text">Routes</text:span></text:h>
      <text:p text:style-name="Text_20_body">Create network routes for each worker instance:</text:p>
      <text:p text:style-name="Preformatted_20_Text"><text:span text:style-name="Source_20_Text">for i in 0 1 2; do</text:span></text:p>
      <text:p text:style-name="Preformatted_20_Text"><text:span text:style-name="Source_20_Text"><text:s text:c="2"/>gcloud compute routes create kubernetes-route-10-200-${i}-0-24 \</text:span></text:p>
      <text:p text:style-name="Preformatted_20_Text"><text:span text:style-name="Source_20_Text"><text:s text:c="4"/>--network kubernetes-the-hard-way \</text:span></text:p>
      <text:p text:style-name="Preformatted_20_Text"><text:span text:style-name="Source_20_Text"><text:s text:c="4"/>--next-hop-address 10.240.0.2${i} \</text:span></text:p>
      <text:p text:style-name="Preformatted_20_Text"><text:span text:style-name="Source_20_Text"><text:s text:c="4"/>--destination-range 10.200.${i}.0/24</text:span></text:p>
      <text:p text:style-name="P39"><text:span text:style-name="Source_20_Text">done</text:span></text:p>
      <text:p text:style-name="Text_20_body">List the routes in the <text:span text:style-name="Source_20_Text">kubernetes-the-hard-way</text:span> VPC network:</text:p>
      <text:p text:style-name="P39"><text:span text:style-name="Source_20_Text">gcloud compute routes list --filter "network: kubernetes-the-hard-way"</text:span></text:p>
      <text:p text:style-name="Quotations">output</text:p>
      <text:p text:style-name="Preformatted_20_Text"><text:span text:style-name="Source_20_Text">NAME <text:s text:c="27"/>NETWORK <text:s text:c="17"/>DEST_RANGE <text:s text:c="4"/>NEXT_HOP <text:s text:c="17"/>PRIORITY</text:span></text:p>
      <text:p text:style-name="Preformatted_20_Text"><text:span text:style-name="Source_20_Text">default-route-081879136902de56 <text:s/>kubernetes-the-hard-way <text:s/>10.240.0.0/24 <text:s/>kubernetes-the-hard-way <text:s text:c="2"/>1000</text:span></text:p>
      <text:p text:style-name="Preformatted_20_Text"><text:span text:style-name="Source_20_Text">default-route-55199a5aa126d7aa <text:s/>kubernetes-the-hard-way <text:s/>0.0.0.0/0 <text:s text:c="5"/>default-internet-gateway <text:s/>1000</text:span></text:p>
      <text:p text:style-name="Preformatted_20_Text"><text:span text:style-name="Source_20_Text">kubernetes-route-10-200-0-0-24 <text:s/>kubernetes-the-hard-way <text:s/>10.200.0.0/24 <text:s/>10.240.0.20 <text:s text:c="14"/>1000</text:span></text:p>
      <text:p text:style-name="Preformatted_20_Text"><text:span text:style-name="Source_20_Text">kubernetes-route-10-200-1-0-24 <text:s/>kubernetes-the-hard-way <text:s/>10.200.1.0/24 <text:s/>10.240.0.21 <text:s text:c="14"/>1000</text:span></text:p>
      <text:p text:style-name="P39"><text:span text:style-name="Source_20_Text">kubernetes-route-10-200-2-0-24 <text:s/>kubernetes-the-hard-way <text:s/>10.200.2.0/24 <text:s/>10.240.0.22 <text:s text:c="14"/>1000</text:span></text:p>
      <text:p text:style-name="P39"><text:span text:style-name="Source_20_Text"/></text:p>
      <text:p text:style-name="P9"/>
      <text:h text:style-name="P81" text:outline-level="1"><text:bookmark text:name="user-content-deploying-the-dns-cluster-add-on"/><text:soft-page-break/>Deploying the DNS Cluster Add-on<text:span text:style-name="T50">(In entry node)</text:span></text:h>
      <text:h text:style-name="P60" text:outline-level="2">The DNS Cluster Add-on</text:h>
      <text:p text:style-name="Text_20_body">Deploy the <text:span text:style-name="Source_20_Text">coredns</text:span> cluster add-on:</text:p>
      <text:p text:style-name="P39"><text:span text:style-name="Source_20_Text"><text:span text:style-name="T24">kubectl apply -f https://storage.googleapis.com/kubernetes-the-hard-way/coredns.yaml</text:span></text:span></text:p>
      <text:p text:style-name="P69">output</text:p>
      <text:p text:style-name="Preformatted_20_Text"><text:span text:style-name="Source_20_Text">serviceaccount/coredns created</text:span></text:p>
      <text:p text:style-name="Preformatted_20_Text"><text:span text:style-name="Source_20_Text">clusterrole.rbac.authorization.k8s.io/system:coredns created</text:span></text:p>
      <text:p text:style-name="Preformatted_20_Text"><text:span text:style-name="Source_20_Text">clusterrolebinding.rbac.authorization.k8s.io/system:coredns created</text:span></text:p>
      <text:p text:style-name="Preformatted_20_Text"><text:span text:style-name="Source_20_Text">configmap/coredns created</text:span></text:p>
      <text:p text:style-name="Preformatted_20_Text"><text:span text:style-name="Source_20_Text">deployment.extensions/coredns created</text:span></text:p>
      <text:p text:style-name="P39"><text:span text:style-name="Source_20_Text">service/kube-dns created</text:span></text:p>
      <text:p text:style-name="P9">List the pods created by the <text:span text:style-name="Source_20_Text">kube-dns</text:span> deployment:</text:p>
      <text:p text:style-name="P39"><text:span text:style-name="Source_20_Text"><text:span text:style-name="T44">command: </text:span></text:span><text:span text:style-name="Source_20_Text"><text:span text:style-name="T24">kubectl get pods -l k8s-app=kube-dns -n kube-system</text:span></text:span></text:p>
      <text:p text:style-name="P64">output</text:p>
      <text:p text:style-name="Preformatted_20_Text"><text:span text:style-name="Source_20_Text">NAME <text:s text:c="22"/>READY <text:s text:c="2"/>STATUS <text:s text:c="3"/>RESTARTS <text:s text:c="2"/>AGE</text:span></text:p>
      <text:p text:style-name="Preformatted_20_Text"><text:span text:style-name="Source_20_Text">coredns-699f8ddd77-94qv9 <text:s text:c="2"/>1/1 <text:s text:c="4"/>Running <text:s text:c="2"/>0 <text:s text:c="9"/>20s</text:span></text:p>
      <text:p text:style-name="P39"><text:span text:style-name="Source_20_Text">coredns-699f8ddd77-gtcgb <text:s text:c="2"/>1/1 <text:s text:c="4"/>Running <text:s text:c="2"/>0 <text:s text:c="9"/>20s</text:span></text:p>
      <text:h text:style-name="Heading_20_2" text:outline-level="2"><text:bookmark text:name="user-content-verification5"/>Verification</text:h>
      <text:p text:style-name="Text_20_body">Create a <text:span text:style-name="Source_20_Text">busybox</text:span> deployment:</text:p>
      <text:p text:style-name="P39"><text:span text:style-name="Source_20_Text"><text:span text:style-name="T24">kubectl run busybox --image=busybox:1.28 --command -- sleep 3600</text:span></text:span></text:p>
      <text:p text:style-name="Text_20_body">List the pod created by the <text:span text:style-name="Source_20_Text">busybox</text:span> deployment:</text:p>
      <text:p text:style-name="P39"><text:span text:style-name="Source_20_Text"><text:span text:style-name="T44">command: </text:span></text:span><text:span text:style-name="Source_20_Text"><text:span text:style-name="T24">kubectl get pods -l run=busybox</text:span></text:span></text:p>
      <text:p text:style-name="P69">output</text:p>
      <text:p text:style-name="Preformatted_20_Text"><text:span text:style-name="Source_20_Text">NAME <text:s text:c="21"/>READY <text:s text:c="2"/>STATUS <text:s text:c="3"/>RESTARTS <text:s text:c="2"/>AGE</text:span></text:p>
      <text:p text:style-name="P39"><text:span text:style-name="Source_20_Text">busybox-bd8fb7cbd-vflm9 <text:s text:c="2"/>1/1 <text:s text:c="4"/>Running <text:s text:c="2"/>0 <text:s text:c="9"/>10s</text:span></text:p>
      <text:p text:style-name="Text_20_body">Retrieve the full name of the <text:span text:style-name="Source_20_Text">busybox</text:span> pod:</text:p>
      <text:p text:style-name="P39"><text:span text:style-name="Source_20_Text">POD_NAME=$(kubectl get pods -l run=busybox -o jsonpath="{.items[0].metadata.name}")</text:span></text:p>
      <text:p text:style-name="Text_20_body"/>
      <text:p text:style-name="Text_20_body"/>
      <text:p text:style-name="Text_20_body"/>
      <text:p text:style-name="Text_20_body"><text:soft-page-break/></text:p>
      <text:p text:style-name="Text_20_body">Execute a DNS lookup for the <text:span text:style-name="Source_20_Text">kubernetes</text:span> service inside the <text:span text:style-name="Source_20_Text">busybox</text:span> pod:</text:p>
      <text:p text:style-name="P39"><text:span text:style-name="Source_20_Text"><text:span text:style-name="T45">command: </text:span></text:span><text:span text:style-name="Source_20_Text"><text:span text:style-name="T24">kubectl exec -ti $POD_NAME -- nslookup kubernetes</text:span></text:span></text:p>
      <text:p text:style-name="P69">output</text:p>
      <text:p text:style-name="Preformatted_20_Text"><text:span text:style-name="Source_20_Text">Server: <text:s text:c="3"/>10.32.0.10</text:span></text:p>
      <text:p text:style-name="Preformatted_20_Text"><text:span text:style-name="Source_20_Text">Address 1: 10.32.0.10 kube-dns.kube-system.svc.cluster.local</text:span></text:p>
      <text:p text:style-name="Preformatted_20_Text"/>
      <text:p text:style-name="Preformatted_20_Text"><text:span text:style-name="Source_20_Text">Name: <text:s text:c="5"/>kubernetes</text:span></text:p>
      <text:p text:style-name="P39"><text:span text:style-name="Source_20_Text">Address 1: 10.32.0.1 kubernetes.default.svc.cluster.local</text:span></text:p>
      <text:p text:style-name="P10"/>
      <text:p text:style-name="P11">Yes, <text:s/><text:span text:style-name="T46">By this the cluster is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22:28:13.678905041</meta:creation-date>
    <dc:date>2018-11-07T15:32:42.690761973</dc:date>
    <meta:editing-duration>PT3H14M45S</meta:editing-duration>
    <meta:editing-cycles>42</meta:editing-cycles>
    <meta:generator>LibreOffice/5.1.6.2$Linux_X86_64 LibreOffice_project/10m0$Build-2</meta:generator>
    <meta:document-statistic meta:table-count="0" meta:image-count="0" meta:object-count="0" meta:page-count="38" meta:paragraph-count="1319" meta:word-count="5672" meta:character-count="54768" meta:non-whitespace-character-count="47723"/>
  </office:meta>
</office:document-meta>
</file>